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6.177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999" style:apply-style-name="ConditionalStyle_5f_5" style:base-cell-address="Planilha1.E1"/>
      <style:map style:condition="cell-content()=99999" style:apply-style-name="ConditionalStyle_5f_6" style:base-cell-address="Planilha1.E1"/>
      <style:map style:condition="cell-content()=9999" style:apply-style-name="ConditionalStyle_5f_7" style:base-cell-address="Planilha1.E1"/>
    </style:style>
    <style:style style:name="ce6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999" style:apply-style-name="ConditionalStyle_5f_5" style:base-cell-address="Planilha1.E1"/>
      <style:map style:condition="cell-content()=99999" style:apply-style-name="ConditionalStyle_5f_6" style:base-cell-address="Planilha1.E1"/>
      <style:map style:condition="cell-content()=9999" style:apply-style-name="ConditionalStyle_5f_7" style:base-cell-address="Planilha1.E1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999" style:apply-style-name="ConditionalStyle_5f_5" style:base-cell-address="Planilha1.E1"/>
      <style:map style:condition="cell-content()=99999" style:apply-style-name="ConditionalStyle_5f_6" style:base-cell-address="Planilha1.E1"/>
      <style:map style:condition="cell-content()=9999" style:apply-style-name="ConditionalStyle_5f_7" style:base-cell-address="Planilha1.E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4" table:default-cell-style-name="ce3"/>
        <table:table-row table:style-name="ro1">
          <table:table-cell/>
          <table:table-cell office:value-type="string" calcext:value-type="string">
            <text:p>DISTRITO</text:p>
          </table:table-cell>
          <table:table-cell office:value-type="string" calcext:value-type="string">
            <text:p>LOGRADOURO</text:p>
          </table:table-cell>
          <table:table-cell office:value-type="string" calcext:value-type="string">
            <text:p>INICIAL</text:p>
          </table:table-cell>
          <table:table-cell table:style-name="ce5" office:value-type="string" calcext:value-type="string">
            <text:p>FINAL</text:p>
          </table:table-cell>
          <table:table-cell office:value-type="string" calcext:value-type="string">
            <text:p>ordem</text:p>
          </table:table-cell>
        </table:table-row>
        <table:table-row table:style-name="ro2">
          <table:table-cell office:value-type="float" office:value="4301000" calcext:value-type="float">
            <text:p>43010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4301001" calcext:value-type="float">
            <text:p>43010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venida Miguel Estefno</text:p>
          </table:table-cell>
          <table:table-cell office:value-type="float" office:value="1112" calcext:value-type="float">
            <text:p>1112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2">
          <table:table-cell office:value-type="float" office:value="4301002" calcext:value-type="float">
            <text:p>43010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venida Miguel Estefno</text:p>
          </table:table-cell>
          <table:table-cell office:value-type="float" office:value="2142" calcext:value-type="float">
            <text:p>2142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2">
          <table:table-cell office:value-type="float" office:value="4301004" calcext:value-type="float">
            <text:p>430100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RAÇA WALDEMAR MARCHE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1006" calcext:value-type="float">
            <text:p>430100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VIADUTO MINISTRO ALIOMAR BALE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1010" calcext:value-type="float">
            <text:p>4301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4301010" calcext:value-type="float">
            <text:p>4301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4301010" calcext:value-type="float">
            <text:p>4301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201" calcext:value-type="float">
            <text:p>20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2">
          <table:table-cell office:value-type="float" office:value="4301010" calcext:value-type="float">
            <text:p>4301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301" calcext:value-type="float">
            <text:p>30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2">
          <table:table-cell office:value-type="float" office:value="4301010" calcext:value-type="float">
            <text:p>4301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401" calcext:value-type="float">
            <text:p>401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2">
          <table:table-cell office:value-type="float" office:value="4301010" calcext:value-type="float">
            <text:p>4301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501" calcext:value-type="float">
            <text:p>501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2">
          <table:table-cell office:value-type="float" office:value="4301010" calcext:value-type="float">
            <text:p>4301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601" calcext:value-type="float">
            <text:p>601</text:p>
          </table:table-cell>
          <table:table-cell office:value-type="float" office:value="741" calcext:value-type="float">
            <text:p>741</text:p>
          </table:table-cell>
          <table:table-cell/>
        </table:table-row>
        <table:table-row table:style-name="ro2">
          <table:table-cell office:value-type="float" office:value="4301011" calcext:value-type="float">
            <text:p>43010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1001" calcext:value-type="float">
            <text:p>1001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2">
          <table:table-cell office:value-type="float" office:value="4301011" calcext:value-type="float">
            <text:p>43010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venida Miguel Estefno</text:p>
          </table:table-cell>
          <table:table-cell office:value-type="float" office:value="1103" calcext:value-type="float">
            <text:p>1103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2">
          <table:table-cell office:value-type="float" office:value="4301011" calcext:value-type="float">
            <text:p>43010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743" calcext:value-type="float">
            <text:p>743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2">
          <table:table-cell office:value-type="float" office:value="4301011" calcext:value-type="float">
            <text:p>43010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801" calcext:value-type="float">
            <text:p>801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2">
          <table:table-cell office:value-type="float" office:value="4301011" calcext:value-type="float">
            <text:p>43010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venida Miguel Estefno</text:p>
          </table:table-cell>
          <table:table-cell office:value-type="float" office:value="900" calcext:value-type="float">
            <text:p>900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01012" calcext:value-type="float">
            <text:p>430101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venida Miguel Estefno</text:p>
          </table:table-cell>
          <table:table-cell office:value-type="float" office:value="1853" calcext:value-type="float">
            <text:p>1853</text:p>
          </table:table-cell>
          <table:table-cell office:value-type="float" office:value="9901" calcext:value-type="float">
            <text:p>9901</text:p>
          </table:table-cell>
          <table:table-cell/>
        </table:table-row>
        <table:table-row table:style-name="ro2">
          <table:table-cell office:value-type="float" office:value="4301030" calcext:value-type="float">
            <text:p>430103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STRADA DIVISOR DO PARQUE DO 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00" calcext:value-type="float">
            <text:p>43020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APOTRIB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10" calcext:value-type="float">
            <text:p>4302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BIOBED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20" calcext:value-type="float">
            <text:p>430202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PARACAT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21" calcext:value-type="float">
            <text:p>43020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PARACAT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22" calcext:value-type="float">
            <text:p>43020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PARACAT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30" calcext:value-type="float">
            <text:p>430203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BENTO ARA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40" calcext:value-type="float">
            <text:p>430204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DOUTOR JOSÉ OSÓRIO DE OLIV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50" calcext:value-type="float">
            <text:p>430205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IBITURU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51" calcext:value-type="float">
            <text:p>430205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IBITURU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52" calcext:value-type="float">
            <text:p>430205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IBITURU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60" calcext:value-type="float">
            <text:p>430206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DAMASCENO VIEIRA FERNA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70" calcext:value-type="float">
            <text:p>430207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PASQUALE TOTA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80" calcext:value-type="float">
            <text:p>43020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ANTÔNIO CALIXTO ABR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090" calcext:value-type="float">
            <text:p>430209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EDUARDO LOB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100" calcext:value-type="float">
            <text:p>43021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MANOEL PINTO MADU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110" calcext:value-type="float">
            <text:p>43021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DEGROUX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2120" calcext:value-type="float">
            <text:p>430212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ALCATRA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00" calcext:value-type="float">
            <text:p>430300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Aprígio Gonzaga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2">
          <table:table-cell office:value-type="float" office:value="4303001" calcext:value-type="float">
            <text:p>43030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Aprígio Gonzaga</text:p>
          </table:table-cell>
          <table:table-cell office:value-type="float" office:value="320" calcext:value-type="float">
            <text:p>320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10" calcext:value-type="float">
            <text:p>4303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IRINEU RE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20" calcext:value-type="float">
            <text:p>430302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JORGE MASSARA FAGU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30" calcext:value-type="float">
            <text:p>430303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RAVESSA IRINEU RE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40" calcext:value-type="float">
            <text:p>430304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MARIA FAGNA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50" calcext:value-type="float">
            <text:p>430305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RAVESSA DEOCLECIANO FONSE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60" calcext:value-type="float">
            <text:p>430306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JUVÊNCIO GASPAR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70" calcext:value-type="float">
            <text:p>430307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MUNHOZ DA ROCHA NE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80" calcext:value-type="float">
            <text:p>43030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MÁRIO AUGUSTO FERR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090" calcext:value-type="float">
            <text:p>430309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JOSÉ GOMES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100" calcext:value-type="float">
            <text:p>430310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MARIA FARAH IS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110" calcext:value-type="float">
            <text:p>430311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JUPAGU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130" calcext:value-type="float">
            <text:p>430313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TENENTE JOÃO PEREIRA DE 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140" calcext:value-type="float">
            <text:p>430314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DONA MARIA PE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150" calcext:value-type="float">
            <text:p>430315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AGHA RIZÃ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160" calcext:value-type="float">
            <text:p>430316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DOMINGA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170" calcext:value-type="float">
            <text:p>430317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PANAMERIC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180" calcext:value-type="float">
            <text:p>43031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DOU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190" calcext:value-type="float">
            <text:p>430319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DOUTOR MAURÍCIO DE LACER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200" calcext:value-type="float">
            <text:p>430320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DONA AUGUSTA GORG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210" calcext:value-type="float">
            <text:p>43032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GIRAU DO PONCI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220" calcext:value-type="float">
            <text:p>430322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GUSTAVO NARKEVIT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230" calcext:value-type="float">
            <text:p>430323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DOM VIÇO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240" calcext:value-type="float">
            <text:p>430324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UA DAMOPH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250" calcext:value-type="float">
            <text:p>430325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PALERM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260" calcext:value-type="float">
            <text:p>430326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JEAN AR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3270" calcext:value-type="float">
            <text:p>430327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PALMIRA PALERM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4001" calcext:value-type="float">
            <text:p>43040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venida Fagundes Filho</text:p>
          </table:table-cell>
          <table:table-cell office:value-type="float" office:value="1000" calcext:value-type="float">
            <text:p>1000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2">
          <table:table-cell office:value-type="float" office:value="4304020" calcext:value-type="float">
            <text:p>430402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GUILHOB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4030" calcext:value-type="float">
            <text:p>430403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BERTO CONDE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2">
          <table:table-cell office:value-type="float" office:value="4304050" calcext:value-type="float">
            <text:p>430405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FRANCISCO MESQUITA</text:p>
          </table:table-cell>
          <table:table-cell office:value-type="float" office:value="320" calcext:value-type="float">
            <text:p>320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4060" calcext:value-type="float">
            <text:p>430406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SEBASTIÃO GUIMARÃES CORREA</text:p>
          </table:table-cell>
          <table:table-cell office:value-type="float" office:value="184" calcext:value-type="float">
            <text:p>184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4070" calcext:value-type="float">
            <text:p>430407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BRÁS SANGIOVAN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4080" calcext:value-type="float">
            <text:p>43040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AMÂNCIO DE ANDRA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4090" calcext:value-type="float">
            <text:p>430409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TERRITÓRIO DO AMAP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4110" calcext:value-type="float">
            <text:p>430411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MAJOR FREI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4111" calcext:value-type="float">
            <text:p>43041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MAJOR FREI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4120" calcext:value-type="float">
            <text:p>430412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MASSARANDU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5000" calcext:value-type="float">
            <text:p>430500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DOS DEMOCRAT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5020" calcext:value-type="float">
            <text:p>430502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UA ISAURA FREI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5050" calcext:value-type="float">
            <text:p>430505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GALEAZZO ALES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5060" calcext:value-type="float">
            <text:p>430506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AZEVEDO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5070" calcext:value-type="float">
            <text:p>430507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PRUDENTE DE MORAES NE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6020" calcext:value-type="float">
            <text:p>430602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SOARES DE AVELL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6050" calcext:value-type="float">
            <text:p>430605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EMÍLIA SORRENT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6070" calcext:value-type="float">
            <text:p>430607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JÚLIO CÉSAR ROC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6090" calcext:value-type="float">
            <text:p>430609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ABRAÃO MIGUEL DO CARM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00" calcext:value-type="float">
            <text:p>430700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ARLOS VILLA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10" calcext:value-type="float">
            <text:p>43070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AVI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30" calcext:value-type="float">
            <text:p>430703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MIGUEL HERNAND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40" calcext:value-type="float">
            <text:p>430704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JORNALISTA CLÁUDIO ABRAM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50" calcext:value-type="float">
            <text:p>430705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RAÇA WHITAKER PENTEA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60" calcext:value-type="float">
            <text:p>430706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BRASÓPOL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65" calcext:value-type="float">
            <text:p>430706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HERCÍLIO PE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70" calcext:value-type="float">
            <text:p>430707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ARAPUÃ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80" calcext:value-type="float">
            <text:p>430708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IADUTO ARAPUÃ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090" calcext:value-type="float">
            <text:p>430709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RAÇA MOYSÉS KUHLMAN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100" calcext:value-type="float">
            <text:p>430710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PROFESSOR SOUSA BAR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110" calcext:value-type="float">
            <text:p>43071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BENTO DE LEM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7120" calcext:value-type="float">
            <text:p>430712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RAÇA PADRE GREGÓRIO WESTRUP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8000" calcext:value-type="float">
            <text:p>430800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VENIDA ENGENHEIRO ARMANDO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8001" calcext:value-type="float">
            <text:p>43080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VENIDA ENGENHEIRO ARMANDO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8010" calcext:value-type="float">
            <text:p>43080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HÉLIO LOURENÇO CAG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8020" calcext:value-type="float">
            <text:p>430802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RAÇA PADRE JOSÉ CONCEIÇÃO ME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9010" calcext:value-type="float">
            <text:p>43090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VENIDA ENGENHEIRO ARMANDO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09011" calcext:value-type="float">
            <text:p>43090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VENIDA ENGENHEIRO ARMANDO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00" calcext:value-type="float">
            <text:p>43200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GENERAL MANUEL VARG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10" calcext:value-type="float">
            <text:p>43200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RAÇA JOSE LU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20" calcext:value-type="float">
            <text:p>432002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RAÇA DÁCIO PIRES CORRE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30" calcext:value-type="float">
            <text:p>432003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DOS COMERCIÁRI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40" calcext:value-type="float">
            <text:p>432004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ANITA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50" calcext:value-type="float">
            <text:p>43200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TUPARAÍ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60" calcext:value-type="float">
            <text:p>432006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SÃO BORJ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65" calcext:value-type="float">
            <text:p>432006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TANQUE NOV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70" calcext:value-type="float">
            <text:p>43200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IBICUI -MIR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090" calcext:value-type="float">
            <text:p>432009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JOÃO DE CASTRO REBE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100" calcext:value-type="float">
            <text:p>43201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FRANCISCO DUARTE GRA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110" calcext:value-type="float">
            <text:p>43201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ITAI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120" calcext:value-type="float">
            <text:p>432012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ITAGU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140" calcext:value-type="float">
            <text:p>432014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CORNÉLIO PI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150" calcext:value-type="float">
            <text:p>43201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DOUTOR HEITOR RODRIGUES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0155" calcext:value-type="float">
            <text:p>432015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REVERENDO AUGUSTO PA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000" calcext:value-type="float">
            <text:p>43210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BURIT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001" calcext:value-type="float">
            <text:p>43210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BURIT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002" calcext:value-type="float">
            <text:p>432100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BURIT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020" calcext:value-type="float">
            <text:p>432102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NADRA RAFFOUL MOKOD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040" calcext:value-type="float">
            <text:p>432104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LAMEDA IBIRACEM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070" calcext:value-type="float">
            <text:p>43210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AS SERINGU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080" calcext:value-type="float">
            <text:p>432108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GUACUR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090" calcext:value-type="float">
            <text:p>432109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VENIDA DOS JEQUITIBÁ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100" calcext:value-type="float">
            <text:p>43211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CASSUARI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110" calcext:value-type="float">
            <text:p>43211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AJUEI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120" calcext:value-type="float">
            <text:p>432112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AS PERO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130" calcext:value-type="float">
            <text:p>432113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FARJALLA KORAIC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140" calcext:value-type="float">
            <text:p>432114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apinã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150" calcext:value-type="float">
            <text:p>432115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AS BICUÍ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160" calcext:value-type="float">
            <text:p>432116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AS PITOMB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1170" calcext:value-type="float">
            <text:p>43211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PINHEIR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00" calcext:value-type="float">
            <text:p>43230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OIT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10" calcext:value-type="float">
            <text:p>432301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CORONEL LUÍS DE FARIA E 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20" calcext:value-type="float">
            <text:p>432302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JOÃO TURRI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30" calcext:value-type="float">
            <text:p>43230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ALBIN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40" calcext:value-type="float">
            <text:p>43230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DOUTOR VALTER PI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50" calcext:value-type="float">
            <text:p>432305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CAPITÃO VALDIR ALVES DE 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60" calcext:value-type="float">
            <text:p>432306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SANTA RITA DOES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70" calcext:value-type="float">
            <text:p>43230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DAS ROLINH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80" calcext:value-type="float">
            <text:p>432308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DOS PICA - PA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090" calcext:value-type="float">
            <text:p>432309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PORCEL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00" calcext:value-type="float">
            <text:p>43231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DA CANTATA MATIN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10" calcext:value-type="float">
            <text:p>432311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MARIE GAB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20" calcext:value-type="float">
            <text:p>43231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DAS JÓ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30" calcext:value-type="float">
            <text:p>43231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ADÉLIA ROSA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40" calcext:value-type="float">
            <text:p>43231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DA CANTATA VESPER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50" calcext:value-type="float">
            <text:p>432315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LAGOA DOS SALGUEI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55" calcext:value-type="float">
            <text:p>432315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CONTRAL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60" calcext:value-type="float">
            <text:p>432316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ARNALDO AUGUSTO DE S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70" calcext:value-type="float">
            <text:p>43231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NICOLINO MIL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80" calcext:value-type="float">
            <text:p>432318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DO CÉ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190" calcext:value-type="float">
            <text:p>432319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ESMERAL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215" calcext:value-type="float">
            <text:p>432321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RUB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220" calcext:value-type="float">
            <text:p>43232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DOS BEIJA - FL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230" calcext:value-type="float">
            <text:p>43232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AUSTRÁL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3240" calcext:value-type="float">
            <text:p>43232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DAS CRUZAD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000" calcext:value-type="float">
            <text:p>43240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JOSÉ DE ALCÂNT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010" calcext:value-type="float">
            <text:p>43240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FONTE PERE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040" calcext:value-type="float">
            <text:p>432404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GE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050" calcext:value-type="float">
            <text:p>43240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JOSÉ VERÍSSIMO DA COSTA P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060" calcext:value-type="float">
            <text:p>432406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OITO DE NOVEMB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070" calcext:value-type="float">
            <text:p>43240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CATERINO CAV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080" calcext:value-type="float">
            <text:p>432408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NICANOR MAURÍC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090" calcext:value-type="float">
            <text:p>432409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VENIDA BARRO BRAN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00" calcext:value-type="float">
            <text:p>43241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KABLAN KRONFL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10" calcext:value-type="float">
            <text:p>43241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DAS PÉROL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20" calcext:value-type="float">
            <text:p>43241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EURÍPE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30" calcext:value-type="float">
            <text:p>43241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BENEDITA DA FONSECA FON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40" calcext:value-type="float">
            <text:p>43241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EUGÊN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50" calcext:value-type="float">
            <text:p>432415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MARCOS SEGU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60" calcext:value-type="float">
            <text:p>432416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LUIZ CARLOS FACH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70" calcext:value-type="float">
            <text:p>43241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HENRIQUE DA SILVA FON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80" calcext:value-type="float">
            <text:p>432418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EUTERP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190" calcext:value-type="float">
            <text:p>432419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ASTROLÁB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200" calcext:value-type="float">
            <text:p>43242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EULÓG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220" calcext:value-type="float">
            <text:p>43242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MARIA VITÓRIA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230" calcext:value-type="float">
            <text:p>43242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RAÇA CAIO EGYDIO DE SOUZA 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4240" calcext:value-type="float">
            <text:p>43242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EUDO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5000" calcext:value-type="float">
            <text:p>43250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VENIDA ENGENHEIRO ARMANDO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5001" calcext:value-type="float">
            <text:p>43250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VENIDA ENGENHEIRO ARMANDO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5005" calcext:value-type="float">
            <text:p>432500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FLEX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00" calcext:value-type="float">
            <text:p>43260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RAÇA DOUTOR AÉCIO MENNUCC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10" calcext:value-type="float">
            <text:p>43260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AZOR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20" calcext:value-type="float">
            <text:p>432602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PEREIRA BRAGAN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30" calcext:value-type="float">
            <text:p>432603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PADRE RODOLFO KOMORE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40" calcext:value-type="float">
            <text:p>432604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ÁVI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50" calcext:value-type="float">
            <text:p>43260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MARECHAL JOÃO BATISTA MA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60" calcext:value-type="float">
            <text:p>432606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FACH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70" calcext:value-type="float">
            <text:p>43260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TARCÍL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80" calcext:value-type="float">
            <text:p>432608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VENIDA EUCLI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090" calcext:value-type="float">
            <text:p>432609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BELARMINO BARRE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100" calcext:value-type="float">
            <text:p>43261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ANIL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110" calcext:value-type="float">
            <text:p>43261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PROFESSORA MARIA PACHECO 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120" calcext:value-type="float">
            <text:p>432612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GODOFREDO BR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130" calcext:value-type="float">
            <text:p>432613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VENIDA EULÁL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140" calcext:value-type="float">
            <text:p>432614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BR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150" calcext:value-type="float">
            <text:p>43261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JOÃO BATISTA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160" calcext:value-type="float">
            <text:p>432616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EULÁL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6170" calcext:value-type="float">
            <text:p>4326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ASSAGEM GODOFREDO BR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000" calcext:value-type="float">
            <text:p>43270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EUBE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010" calcext:value-type="float">
            <text:p>43270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XAVIER P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020" calcext:value-type="float">
            <text:p>432702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PROFESSOR ARAÚJO MACI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040" calcext:value-type="float">
            <text:p>432704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MANUEL LAVRAD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050" calcext:value-type="float">
            <text:p>43270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DELMIRA AGUST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055" calcext:value-type="float">
            <text:p>432705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LUIZ CARLOS KAKIUTH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060" calcext:value-type="float">
            <text:p>432706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Carneiro Brag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27070" calcext:value-type="float">
            <text:p>43270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LUÍS PALES MA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080" calcext:value-type="float">
            <text:p>432708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QUEIRÓS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110" calcext:value-type="float">
            <text:p>43271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JOSÉ AUGUSTO FRAN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120" calcext:value-type="float">
            <text:p>432712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GAZE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130" calcext:value-type="float">
            <text:p>432713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BALDOMERO LIL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140" calcext:value-type="float">
            <text:p>432714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FOLHA DA MANHÃ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150" calcext:value-type="float">
            <text:p>43271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ANTOFAGA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160" calcext:value-type="float">
            <text:p>432716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DIÁRIO DE NOTÍC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175" calcext:value-type="float">
            <text:p>432717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FILIPA MONIZ PERESTREL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7180" calcext:value-type="float">
            <text:p>432718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DOUTOR RENÉ FERNA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00" calcext:value-type="float">
            <text:p>43280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JOÃO BATI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10" calcext:value-type="float">
            <text:p>43280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MARCELO PASCHO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20" calcext:value-type="float">
            <text:p>432802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FILINTO ELÍSE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30" calcext:value-type="float">
            <text:p>432803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DÉBORAH PASCO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40" calcext:value-type="float">
            <text:p>432804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ULISSES PASCHO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50" calcext:value-type="float">
            <text:p>432805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LUÍS AUGUSTO PASCHO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55" calcext:value-type="float">
            <text:p>432805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DOS COLON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60" calcext:value-type="float">
            <text:p>432806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WILSON KAWANAM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80" calcext:value-type="float">
            <text:p>432808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SONETO DA PA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8090" calcext:value-type="float">
            <text:p>432809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FREI ANTÔNIO BRAND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9000" calcext:value-type="float">
            <text:p>43290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ODOVIA DOS IMIGRAN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29100" calcext:value-type="float">
            <text:p>43291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ODOVIA DOS IMIGRAN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00" calcext:value-type="float">
            <text:p>43300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AS CORRU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10" calcext:value-type="float">
            <text:p>43300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AS GUASSATUNG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20" calcext:value-type="float">
            <text:p>433002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VENIDA FRANCISCO DE PAULA QU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30" calcext:value-type="float">
            <text:p>433003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RAÇA ENGENHEIRO HAIM VAIDER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40" calcext:value-type="float">
            <text:p>433004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VENIDA GENERAL DALTRO F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41" calcext:value-type="float">
            <text:p>433004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VIA DE PEDESTRE BERGONZ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42" calcext:value-type="float">
            <text:p>433004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VIA DE PEDESTRE MAI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43" calcext:value-type="float">
            <text:p>433004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VIA DE PEDESTRE RETRA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45" calcext:value-type="float">
            <text:p>433004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OURO PRE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50" calcext:value-type="float">
            <text:p>433005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IS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60" calcext:value-type="float">
            <text:p>433006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CRUZ DAS ALM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70" calcext:value-type="float">
            <text:p>43300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MARAPÉ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80" calcext:value-type="float">
            <text:p>433008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BENTO COELHO DA SIL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85" calcext:value-type="float">
            <text:p>433008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TRAVESSA MARIA AUGUSTA JULI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090" calcext:value-type="float">
            <text:p>433009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GUIAN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30100" calcext:value-type="float">
            <text:p>43301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ROSÁLIA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110" calcext:value-type="float">
            <text:p>43301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MENDES NUNE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30120" calcext:value-type="float">
            <text:p>433012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DOUTOR JOSÉ DE QUAD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130" calcext:value-type="float">
            <text:p>43301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RAÇA ISAAC OLIV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140" calcext:value-type="float">
            <text:p>433014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NASCIMENTO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150" calcext:value-type="float">
            <text:p>433015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KHALIL JOSEPH SAH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160" calcext:value-type="float">
            <text:p>433016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JUAN RY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170" calcext:value-type="float">
            <text:p>433017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VENIDA JOÃO MARI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0175" calcext:value-type="float">
            <text:p>433017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IMACULADA SANCTIS P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00" calcext:value-type="float">
            <text:p>43310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CAMILO CARRE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10" calcext:value-type="float">
            <text:p>43310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TRAVESSA LOURENÇO TABOR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20" calcext:value-type="float">
            <text:p>433102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BRASILINA FONSE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30" calcext:value-type="float">
            <text:p>433103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AFONSO XII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40" calcext:value-type="float">
            <text:p>433104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TRAVESSA LAZURI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50" calcext:value-type="float">
            <text:p>433105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TRAVESSA BRASILINA FONSE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60" calcext:value-type="float">
            <text:p>433106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RAINHA VITÓRIA EUGÊN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70" calcext:value-type="float">
            <text:p>43310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FRANCISCO SCARDAPA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80" calcext:value-type="float">
            <text:p>433108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JOSÉ HENRIQUE SANTA RI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090" calcext:value-type="float">
            <text:p>433109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ENRIQUE BLANCO VID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100" calcext:value-type="float">
            <text:p>43311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PRÍNCIPE DAS ASTÚR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105" calcext:value-type="float">
            <text:p>433110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FERNANDES BLAN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1110" calcext:value-type="float">
            <text:p>43311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FERNANDEZ BLAN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00" calcext:value-type="float">
            <text:p>43320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TRAVESSA CARLOS CHAV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10" calcext:value-type="float">
            <text:p>43320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SENEG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20" calcext:value-type="float">
            <text:p>433202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FRANCISCO HOME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30" calcext:value-type="float">
            <text:p>43320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JOSÉ FERNANDEZ LABOURDET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40" calcext:value-type="float">
            <text:p>433204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CARDEAL SALVIA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50" calcext:value-type="float">
            <text:p>433205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VENIDA JOSÉ ESTEVÃO DE MAGAL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60" calcext:value-type="float">
            <text:p>433206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TRAVESSA HÉLIO JOSÉ PIRES OLIV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70" calcext:value-type="float">
            <text:p>433207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GIUSEPPE VER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75" calcext:value-type="float">
            <text:p>433207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SUZANNA WHITAKER DALMA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80" calcext:value-type="float">
            <text:p>433208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RTUR NUNES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090" calcext:value-type="float">
            <text:p>433209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PINHEIRO FER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100" calcext:value-type="float">
            <text:p>43321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LUÍSA ÁLV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110" calcext:value-type="float">
            <text:p>43321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VENIDA BENIGNO CARRE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120" calcext:value-type="float">
            <text:p>433212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ESMERALDA MONT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2130" calcext:value-type="float">
            <text:p>433213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UTOR OTTO STEPH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3000" calcext:value-type="float">
            <text:p>43330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FRANCESCO SOLIME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3010" calcext:value-type="float">
            <text:p>43330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ROSA MÍSTI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3020" calcext:value-type="float">
            <text:p>433302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MSTERDA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3030" calcext:value-type="float">
            <text:p>43330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NDRÉ LANG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00" calcext:value-type="float">
            <text:p>43340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NATALINO AMARO TEIX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05" calcext:value-type="float">
            <text:p>433400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JOSÉ BONIFÁC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10" calcext:value-type="float">
            <text:p>433401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UA AGAPITO JOSÉ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20" calcext:value-type="float">
            <text:p>433402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AVESSA SÃO SIM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30" calcext:value-type="float">
            <text:p>43340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ANDERSON MESSIAS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40" calcext:value-type="float">
            <text:p>43340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VENIDA MUZAMB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50" calcext:value-type="float">
            <text:p>433405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COROA IMPERI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60" calcext:value-type="float">
            <text:p>433406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DEPUTADO FERNANDO MAU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70" calcext:value-type="float">
            <text:p>43340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CHARLES HOY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80" calcext:value-type="float">
            <text:p>433408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ALBERTO HERTZ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090" calcext:value-type="float">
            <text:p>433409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OSMAR TOTA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100" calcext:value-type="float">
            <text:p>43341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ONOFRE SIL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110" calcext:value-type="float">
            <text:p>433411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AUGUSTO FELIC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120" calcext:value-type="float">
            <text:p>43341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BENTO VI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130" calcext:value-type="float">
            <text:p>43341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FIDÉLIS MARZAG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140" calcext:value-type="float">
            <text:p>43341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DA CIÊNC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150" calcext:value-type="float">
            <text:p>433415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HILDEBRANDO SIQ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160" calcext:value-type="float">
            <text:p>433416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MARCELINO ANTÔNIO DUT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170" calcext:value-type="float">
            <text:p>43341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LÁZARO RICAR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180" calcext:value-type="float">
            <text:p>433418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BIERREMB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4200" calcext:value-type="float">
            <text:p>43342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SYLVIO LISBOA DE REZ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00" calcext:value-type="float">
            <text:p>43350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LE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10" calcext:value-type="float">
            <text:p>43350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DOIS DE NOVEMB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20" calcext:value-type="float">
            <text:p>43350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VELHO MUN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25" calcext:value-type="float">
            <text:p>433502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POI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30" calcext:value-type="float">
            <text:p>43350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ROSENTINO DE S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40" calcext:value-type="float">
            <text:p>433504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WALDIR MALUF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50" calcext:value-type="float">
            <text:p>433505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CINCO DE OUTUB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60" calcext:value-type="float">
            <text:p>433506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VALDEMAR PEDRO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70" calcext:value-type="float">
            <text:p>43350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ANACON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80" calcext:value-type="float">
            <text:p>433508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JOSÉ MEN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090" calcext:value-type="float">
            <text:p>433509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CHEDID PED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100" calcext:value-type="float">
            <text:p>43351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ADELAIDE AUGUSTA CÂM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110" calcext:value-type="float">
            <text:p>433511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ÔME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120" calcext:value-type="float">
            <text:p>43351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QUINTA DO REGA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130" calcext:value-type="float">
            <text:p>43351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DEL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140" calcext:value-type="float">
            <text:p>43351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UA SINHAZI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5150" calcext:value-type="float">
            <text:p>433515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AVESSA DIVISÓ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00" calcext:value-type="float">
            <text:p>43360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SEPIN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10" calcext:value-type="float">
            <text:p>43360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DOUTOR DEODORO DE CAMP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20" calcext:value-type="float">
            <text:p>43360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DOUTOR MÁRIO DE CAMP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30" calcext:value-type="float">
            <text:p>43360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JOSÉ GASP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40" calcext:value-type="float">
            <text:p>433604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ANDRÉ MORELLE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50" calcext:value-type="float">
            <text:p>43360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CIDADE DE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51" calcext:value-type="float">
            <text:p>433605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VIA DE PEDESTRE FAGUL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60" calcext:value-type="float">
            <text:p>433606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JOSÉ JOAQUIM DOS SAN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70" calcext:value-type="float">
            <text:p>433607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AFRÂNIO DA SILVA POR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080" calcext:value-type="float">
            <text:p>433608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TREZE DE JAN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100" calcext:value-type="float">
            <text:p>4336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ISABELA GONZ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110" calcext:value-type="float">
            <text:p>43361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BALCAN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120" calcext:value-type="float">
            <text:p>43361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GEORG EBER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130" calcext:value-type="float">
            <text:p>43361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PALMEIRA AL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140" calcext:value-type="float">
            <text:p>433614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DOS DESAFI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150" calcext:value-type="float">
            <text:p>43361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ROMANA DE OLIVEIRA SALES C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160" calcext:value-type="float">
            <text:p>433616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DOUTOR ALCIDES DE CAMP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165" calcext:value-type="float">
            <text:p>433616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FORMOSA DO RIO PRE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6175" calcext:value-type="float">
            <text:p>433617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FORTALEZA DOS NOGU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00" calcext:value-type="float">
            <text:p>43370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TUPIRITA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10" calcext:value-type="float">
            <text:p>43370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ARRA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20" calcext:value-type="float">
            <text:p>43370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CAPITÃO BRASÍLIO CARN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30" calcext:value-type="float">
            <text:p>43370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CARLOS AUGUSTO DA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40" calcext:value-type="float">
            <text:p>433704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ABE FOR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50" calcext:value-type="float">
            <text:p>43370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ANTÔNIO DA SILVA POR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60" calcext:value-type="float">
            <text:p>433706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EMÍLIO DA SILVA LA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75" calcext:value-type="float">
            <text:p>433707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MAIOB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80" calcext:value-type="float">
            <text:p>433708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AVELAR E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90" calcext:value-type="float">
            <text:p>433709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JORGE RUBENS NEIVA DE CA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095" calcext:value-type="float">
            <text:p>433709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PHILOMENO ANTONIO C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00" calcext:value-type="float">
            <text:p>4337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ANDRÉ FALCÃO DE RESEN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10" calcext:value-type="float">
            <text:p>43371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CLORIN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20" calcext:value-type="float">
            <text:p>43371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MELO NU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30" calcext:value-type="float">
            <text:p>43371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GALI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40" calcext:value-type="float">
            <text:p>433714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SEBASTIÃO SISS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50" calcext:value-type="float">
            <text:p>43371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MANUEL MELO FREI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60" calcext:value-type="float">
            <text:p>433716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MARCO PALMEZZ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70" calcext:value-type="float">
            <text:p>433717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ALFREDO BR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80" calcext:value-type="float">
            <text:p>433718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JUVENAL LINO DE MAT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85" calcext:value-type="float">
            <text:p>433718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COMENDADOR ÍTALO FRANCESC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190" calcext:value-type="float">
            <text:p>433719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HERMANO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210" calcext:value-type="float">
            <text:p>43372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DOMINGOS GARC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7220" calcext:value-type="float">
            <text:p>43372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ESTEVÃO GOMES CABR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000" calcext:value-type="float">
            <text:p>43380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ÁLVARES FAGU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010" calcext:value-type="float">
            <text:p>43380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TRABALHOS DA TER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020" calcext:value-type="float">
            <text:p>43380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FLORENTINO BLAN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030" calcext:value-type="float">
            <text:p>43380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BERNARDINO DE CAMP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050" calcext:value-type="float">
            <text:p>43380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JOÃO DE CAST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060" calcext:value-type="float">
            <text:p>433806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FOZ DO CAN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070" calcext:value-type="float">
            <text:p>433807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BERIMBA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080" calcext:value-type="float">
            <text:p>433808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DAS PAVA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090" calcext:value-type="float">
            <text:p>433809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JACINTO P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00" calcext:value-type="float">
            <text:p>4338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LIMBUR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10" calcext:value-type="float">
            <text:p>43381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PADRE JOÃO REBE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20" calcext:value-type="float">
            <text:p>43381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ARQUITETO FELIPE JOAQUIM J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30" calcext:value-type="float">
            <text:p>43381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LUÍS DE MONTALV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40" calcext:value-type="float">
            <text:p>433814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DERVILLE ALEGRE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50" calcext:value-type="float">
            <text:p>43381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BAH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60" calcext:value-type="float">
            <text:p>433816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VALE DA NOG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70" calcext:value-type="float">
            <text:p>433817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VILAR FORMO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80" calcext:value-type="float">
            <text:p>433818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ALFREDO RENALD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38190" calcext:value-type="float">
            <text:p>433819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CÂNDIDO GUERR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00" calcext:value-type="float">
            <text:p>43400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LÉLIO OR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10" calcext:value-type="float">
            <text:p>43400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GONDEL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15" calcext:value-type="float">
            <text:p>43400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FRONT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20" calcext:value-type="float">
            <text:p>43400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SÃO PEDRO DO SU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25" calcext:value-type="float">
            <text:p>434002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FLUORI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28" calcext:value-type="float">
            <text:p>434002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ASSAGEM JAÚ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30" calcext:value-type="float">
            <text:p>43400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NOVO MÉXI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35" calcext:value-type="float">
            <text:p>434003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AVESSA FORTALEZA DOS VAL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40" calcext:value-type="float">
            <text:p>434004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HUGO VÍTOR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60" calcext:value-type="float">
            <text:p>434006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SIMÃO RODRIGU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65" calcext:value-type="float">
            <text:p>434006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WALDO ROLIM DE MOR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68" calcext:value-type="float">
            <text:p>434006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FELIPE DOLI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70" calcext:value-type="float">
            <text:p>434007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CAETANO GORNA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090" calcext:value-type="float">
            <text:p>434009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DAS VITÁCE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100" calcext:value-type="float">
            <text:p>4340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VIDU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110" calcext:value-type="float">
            <text:p>43401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SARD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120" calcext:value-type="float">
            <text:p>43401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VIELA NO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0130" calcext:value-type="float">
            <text:p>43401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UA JOSÉ VILAS BO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00" calcext:value-type="float">
            <text:p>43420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VENIDA PEDRO BUE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01" calcext:value-type="float">
            <text:p>43420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VENIDA PEDRO BUE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10" calcext:value-type="float">
            <text:p>43420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VENIDA PEDRO BUE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11" calcext:value-type="float">
            <text:p>43420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VENIDA PEDRO BUE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20" calcext:value-type="float">
            <text:p>43420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RAÇA OLGA SIMON POY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30" calcext:value-type="float">
            <text:p>434203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PERDIGÃO NOG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40" calcext:value-type="float">
            <text:p>434204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CORONEL JOÃO GAB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50" calcext:value-type="float">
            <text:p>434205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MINISTRO RODRIGO OTÁV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60" calcext:value-type="float">
            <text:p>434206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APRÍGIO REGO LOP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70" calcext:value-type="float">
            <text:p>434207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ALMIRANTE SOUSA BR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80" calcext:value-type="float">
            <text:p>434208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CORREI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090" calcext:value-type="float">
            <text:p>434209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FRANK GARC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100" calcext:value-type="float">
            <text:p>43421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SIMÕES MAG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110" calcext:value-type="float">
            <text:p>43421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JORGE FALEI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120" calcext:value-type="float">
            <text:p>43421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MARECHAL CAETANO DE FA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130" calcext:value-type="float">
            <text:p>434213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RAÇA MASAHARU TANIGUCH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2140" calcext:value-type="float">
            <text:p>434214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ANA CRIST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00" calcext:value-type="float">
            <text:p>43430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ALBERTO LE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10" calcext:value-type="float">
            <text:p>43430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DONA BADER GEB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20" calcext:value-type="float">
            <text:p>43430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BARROS BROTE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30" calcext:value-type="float">
            <text:p>434303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RAÇA HACHIRO MIYAZAK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40" calcext:value-type="float">
            <text:p>434304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MINA DE OU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50" calcext:value-type="float">
            <text:p>434305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MENNUCC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60" calcext:value-type="float">
            <text:p>434306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JOÃO SALE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70" calcext:value-type="float">
            <text:p>434307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ALFREDO RULLO RIZZO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80" calcext:value-type="float">
            <text:p>434308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CARNAUB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090" calcext:value-type="float">
            <text:p>434309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MONSENHOR BASÍLIO PE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100" calcext:value-type="float">
            <text:p>43431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SOARES DE FA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110" calcext:value-type="float">
            <text:p>43431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GOVERNADOR JORGE LACERD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43120" calcext:value-type="float">
            <text:p>43431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FREIRE FART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43130" calcext:value-type="float">
            <text:p>434313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DESEMBARGADOR ALÍPIO BAS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3140" calcext:value-type="float">
            <text:p>434314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MARQUES PERDIG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00" calcext:value-type="float">
            <text:p>43440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MÁRCIO FALC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10" calcext:value-type="float">
            <text:p>43440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VENIDA DOUTOR LUÍS ROCHA M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20" calcext:value-type="float">
            <text:p>43440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VOLKSWAGE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30" calcext:value-type="float">
            <text:p>434403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RAÇA ALFREDO EGYDIO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50" calcext:value-type="float">
            <text:p>434405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DOS CURUPIÁ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60" calcext:value-type="float">
            <text:p>434406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TORRE DOS MOU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70" calcext:value-type="float">
            <text:p>434407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VENIDA GENERAL VALDOMIRO DE 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80" calcext:value-type="float">
            <text:p>434408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BRITO ALVAREN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90" calcext:value-type="float">
            <text:p>434409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DAS ARO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095" calcext:value-type="float">
            <text:p>434409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AVESSA FLORÊNCIO CARP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100" calcext:value-type="float">
            <text:p>43441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AVESSA DOS PIGME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4120" calcext:value-type="float">
            <text:p>43441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AVESSA SOFIA FUO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5000" calcext:value-type="float">
            <text:p>43450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VENIDA ENGENHEIRO GEORGE CORB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5001" calcext:value-type="float">
            <text:p>43450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VENIDA ENGENHEIRO GEORGE CORB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5005" calcext:value-type="float">
            <text:p>43450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RAÇA PROFESSOR SHIGUEMI MURA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5010" calcext:value-type="float">
            <text:p>43450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SARGENTO ANTENOR TEIX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5020" calcext:value-type="float">
            <text:p>43450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TENENTE UBIRAJARA MONOR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5030" calcext:value-type="float">
            <text:p>434503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TENENTE MAURO DE MIRAN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5040" calcext:value-type="float">
            <text:p>434504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SARGENTO TOMÁS DE MEDEIROS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00" calcext:value-type="float">
            <text:p>43460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LBA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2">
          <table:table-cell office:value-type="float" office:value="4346010" calcext:value-type="float">
            <text:p>43460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MURUTIN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23" calcext:value-type="float">
            <text:p>43460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EUSTÁQUIO DA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25" calcext:value-type="float">
            <text:p>434602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IA CORAPANAÚ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30" calcext:value-type="float">
            <text:p>434603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RAVESSA DOS ITAU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40" calcext:value-type="float">
            <text:p>434604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TAQUARUÇ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50" calcext:value-type="float">
            <text:p>434605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AÇA NICOLAU WEB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60" calcext:value-type="float">
            <text:p>434606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DAS TAMBAÍ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70" calcext:value-type="float">
            <text:p>434607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DOS CAMBUÍ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80" calcext:value-type="float">
            <text:p>434608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TURUMÃ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90" calcext:value-type="float">
            <text:p>434609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DAS OITICIC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095" calcext:value-type="float">
            <text:p>434609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CORAPANAU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6100" calcext:value-type="float">
            <text:p>43461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DAS SUMAÚM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00" calcext:value-type="float">
            <text:p>43470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NTÔNIO MA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10" calcext:value-type="float">
            <text:p>43470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RAIZ DA SER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20" calcext:value-type="float">
            <text:p>434702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AÇA COMENDADOR ANTÔNIO SANC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30" calcext:value-type="float">
            <text:p>434703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OÁS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40" calcext:value-type="float">
            <text:p>434704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SANTA PATRÍC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50" calcext:value-type="float">
            <text:p>434705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JANDIRO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60" calcext:value-type="float">
            <text:p>434706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NTÔNIO DE AGUI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70" calcext:value-type="float">
            <text:p>434707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ITAMBACU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80" calcext:value-type="float">
            <text:p>434708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VIEIRA PORTUENS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090" calcext:value-type="float">
            <text:p>434709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PEDRO ANDR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00" calcext:value-type="float">
            <text:p>43471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RAVESSA LUÍSA LAN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10" calcext:value-type="float">
            <text:p>43471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PACÊ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20" calcext:value-type="float">
            <text:p>434712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LEDUGÉRIO DE FREITAS BARB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30" calcext:value-type="float">
            <text:p>434713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MATU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40" calcext:value-type="float">
            <text:p>434714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RACIR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50" calcext:value-type="float">
            <text:p>434715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TIMBOR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60" calcext:value-type="float">
            <text:p>434716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SETE QUED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70" calcext:value-type="float">
            <text:p>434717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COCA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80" calcext:value-type="float">
            <text:p>434718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JOSÉ MARIANO F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7190" calcext:value-type="float">
            <text:p>434719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STOR MUNIZ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00" calcext:value-type="float">
            <text:p>43480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PROFESSOR CARLOS RIZZ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10" calcext:value-type="float">
            <text:p>43480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LEXANDRE DALESSAND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20" calcext:value-type="float">
            <text:p>434802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DOUTOR VITOR EUGÊNIO DO 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30" calcext:value-type="float">
            <text:p>434803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EDGAR AMORIM AMAR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40" calcext:value-type="float">
            <text:p>434804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LUÍS ORSINI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50" calcext:value-type="float">
            <text:p>434805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JOSÉ TELES DE MA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60" calcext:value-type="float">
            <text:p>434806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JÚLIA GACHI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70" calcext:value-type="float">
            <text:p>434807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JURUPA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80" calcext:value-type="float">
            <text:p>434808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NTÔNIO OLI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090" calcext:value-type="float">
            <text:p>434809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PEDRO BAD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100" calcext:value-type="float">
            <text:p>43481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JOAQUIM FERNANDO PAES DE B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110" calcext:value-type="float">
            <text:p>43481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MONTE AVENT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120" calcext:value-type="float">
            <text:p>434812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CABUR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130" calcext:value-type="float">
            <text:p>434813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IPIO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140" calcext:value-type="float">
            <text:p>434814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BARRÂN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150" calcext:value-type="float">
            <text:p>434815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PROFESSORA JOSSIE MARTIN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160" calcext:value-type="float">
            <text:p>434816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POENTES DE INVER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8170" calcext:value-type="float">
            <text:p>434817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JURITI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00" calcext:value-type="float">
            <text:p>43490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DAS GRUMIXAM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10" calcext:value-type="float">
            <text:p>43490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DOS JATOBÁ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20" calcext:value-type="float">
            <text:p>434902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DAS CANJERA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30" calcext:value-type="float">
            <text:p>43490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DAS NHANDIRO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40" calcext:value-type="float">
            <text:p>434904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RAÇA SOICHI MAB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50" calcext:value-type="float">
            <text:p>434905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MAESTRO HECKEL TAV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60" calcext:value-type="float">
            <text:p>434906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ORIENT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70" calcext:value-type="float">
            <text:p>434907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JOSÉ FERREIRA DA CU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80" calcext:value-type="float">
            <text:p>434908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DOMINGOS TER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090" calcext:value-type="float">
            <text:p>434909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CARMINE DI GÊN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00" calcext:value-type="float">
            <text:p>43491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TENENTE ALCIDES MACHA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10" calcext:value-type="float">
            <text:p>43491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DAS ANING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20" calcext:value-type="float">
            <text:p>434912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FÚLVIO MENOCCH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30" calcext:value-type="float">
            <text:p>43491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GIUSEPPE MOSCA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40" calcext:value-type="float">
            <text:p>434914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AZELIO CAPOBIAN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50" calcext:value-type="float">
            <text:p>434915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JOSÉ DE SAMPAIO LEI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60" calcext:value-type="float">
            <text:p>434916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GERALDO SALINI ROME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70" calcext:value-type="float">
            <text:p>434917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TEODORICO DE ALMEIDA BES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80" calcext:value-type="float">
            <text:p>434918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MÁRIO RIBEIRO PI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190" calcext:value-type="float">
            <text:p>434919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PARNAÍBA PAOLIEL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200" calcext:value-type="float">
            <text:p>43492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JOSÉ SÁLVIO D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210" calcext:value-type="float">
            <text:p>43492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TAQUACETU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220" calcext:value-type="float">
            <text:p>434922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SIZENANDO ANTÔNIO DOS SAN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230" calcext:value-type="float">
            <text:p>43492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C ACCACIO RAM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240" calcext:value-type="float">
            <text:p>434924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ALEXANDRE MARTINS RODRIG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250" calcext:value-type="float">
            <text:p>434925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HENRIQUE MINDL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260" calcext:value-type="float">
            <text:p>434926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SAMUEL GACH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49270" calcext:value-type="float">
            <text:p>434927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TRAVESSA FORTE DAS MERCÊ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0000" calcext:value-type="float">
            <text:p>43500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TACI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0010" calcext:value-type="float">
            <text:p>43500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ALMAQUIO DIN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0015" calcext:value-type="float">
            <text:p>435001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 AL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0020" calcext:value-type="float">
            <text:p>435002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TEJUP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0030" calcext:value-type="float">
            <text:p>43500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IBO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0040" calcext:value-type="float">
            <text:p>435004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FLÂMUL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0050" calcext:value-type="float">
            <text:p>435005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BENJAMIM LI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000" calcext:value-type="float">
            <text:p>43510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DAOUD HABIB GEB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010" calcext:value-type="float">
            <text:p>43510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VITORI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030" calcext:value-type="float">
            <text:p>43510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TAQUARITU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040" calcext:value-type="float">
            <text:p>435104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JOÃO ANTÔNIO SOBR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050" calcext:value-type="float">
            <text:p>435105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IPAOB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060" calcext:value-type="float">
            <text:p>435106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CORREIA JÚNI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070" calcext:value-type="float">
            <text:p>435107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ARTEM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080" calcext:value-type="float">
            <text:p>435108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RUBENS MATT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090" calcext:value-type="float">
            <text:p>435109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ARMANDO ESTEVES SEVIL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100" calcext:value-type="float">
            <text:p>43511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BENEDITO FER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110" calcext:value-type="float">
            <text:p>43511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ISMAEL ROMERO GONZAL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120" calcext:value-type="float">
            <text:p>435112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JOSÉ MARUN ATAL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1130" calcext:value-type="float">
            <text:p>43511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A SÍLVIO MORSOLET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5001" calcext:value-type="float">
            <text:p>43550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VENIDA JOÃO PEDRO CARDOS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55010" calcext:value-type="float">
            <text:p>43550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TOBIAS MONT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5020" calcext:value-type="float">
            <text:p>43550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EMBAIXADOR COELHO DE ALME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5030" calcext:value-type="float">
            <text:p>435503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CONDE DE LA HU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5040" calcext:value-type="float">
            <text:p>435504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GENERAL PANTALEÃO TEL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5050" calcext:value-type="float">
            <text:p>435505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PADRE GUALAN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5060" calcext:value-type="float">
            <text:p>435506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STEFAN ZWEIG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55070" calcext:value-type="float">
            <text:p>435507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BRIGADEIRO GAMA BARCEL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5080" calcext:value-type="float">
            <text:p>435508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GEORGINA DE ALBUQUERQUE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55090" calcext:value-type="float">
            <text:p>435509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EDUARDO DE MAGALHÃ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5100" calcext:value-type="float">
            <text:p>43551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HIDEO SUGUIYA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000" calcext:value-type="float">
            <text:p>43560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DANIEL KIDD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010" calcext:value-type="float">
            <text:p>43560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RIBEIROL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020" calcext:value-type="float">
            <text:p>43560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MYRON CLAR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030" calcext:value-type="float">
            <text:p>435603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JOÃO DE LER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040" calcext:value-type="float">
            <text:p>435604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PROFESSOR FILINTO GUER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050" calcext:value-type="float">
            <text:p>435605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GENERAL DANTAS BARRE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070" calcext:value-type="float">
            <text:p>435607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BENJAMIM HUNNICUT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080" calcext:value-type="float">
            <text:p>435608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NICOLAU ZARV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090" calcext:value-type="float">
            <text:p>435609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OTTO BLUMENA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100" calcext:value-type="float">
            <text:p>43561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SIMÕES PI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6110" calcext:value-type="float">
            <text:p>43561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RUGEND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00" calcext:value-type="float">
            <text:p>43570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DOUTOR MÁRIO MOUR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10" calcext:value-type="float">
            <text:p>43570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UGO TADDE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20" calcext:value-type="float">
            <text:p>43570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ÂNGELO MENDES DE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30" calcext:value-type="float">
            <text:p>435703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MÁRIO FAUST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40" calcext:value-type="float">
            <text:p>435704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CÔNSUL SILVA NEV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50" calcext:value-type="float">
            <text:p>435705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PADRE VICENTE HECK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60" calcext:value-type="float">
            <text:p>435706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HAROLDO PARANH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70" calcext:value-type="float">
            <text:p>435707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CORONEL TOBIAS COE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80" calcext:value-type="float">
            <text:p>435708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MONSENHOR ANTÔNIO PEP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090" calcext:value-type="float">
            <text:p>435709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DOM OTÁVIO DE MIRAN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100" calcext:value-type="float">
            <text:p>43571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ALMEIDA FERRA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7110" calcext:value-type="float">
            <text:p>43571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A CORNÉLIO SCHIMID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010" calcext:value-type="float">
            <text:p>43580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CARLOS FRANCISCO DE PAU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015" calcext:value-type="float">
            <text:p>435801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VENIDA JUSUE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020" calcext:value-type="float">
            <text:p>43580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MINISTRO GUIMARÃES NAT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030" calcext:value-type="float">
            <text:p>435803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MONSENHOR NALI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040" calcext:value-type="float">
            <text:p>435804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CHARLES MURRA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050" calcext:value-type="float">
            <text:p>435805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LUCIANO CARN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070" calcext:value-type="float">
            <text:p>435807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PADRE ARNALDO PEREIR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58075" calcext:value-type="float">
            <text:p>43580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RAÇA JOUBERT DE CARVA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080" calcext:value-type="float">
            <text:p>435808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ANGÉLICA DE JES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090" calcext:value-type="float">
            <text:p>435809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ORLANDO MURG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100" calcext:value-type="float">
            <text:p>43581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DOM CÂNDIDO PENS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58110" calcext:value-type="float">
            <text:p>43581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CLÁUDIO MENDON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120" calcext:value-type="float">
            <text:p>43581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BONIFÁCIO DE ABREU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58130" calcext:value-type="float">
            <text:p>435813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PADRE ABREU E LI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8140" calcext:value-type="float">
            <text:p>435814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GUILHERME REHD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00" calcext:value-type="float">
            <text:p>4359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VENIDA HÉLIO LOB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05" calcext:value-type="float">
            <text:p>43590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VENIDA JOSUÉ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10" calcext:value-type="float">
            <text:p>43590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RAÇA DR SAID ABU-JAM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20" calcext:value-type="float">
            <text:p>435902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WILSON PEREIR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30" calcext:value-type="float">
            <text:p>435903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GUARU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40" calcext:value-type="float">
            <text:p>435904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JOAQUIM DA R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50" calcext:value-type="float">
            <text:p>435905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GUEDES GALV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60" calcext:value-type="float">
            <text:p>435906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CONDE ERNESTO CARN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70" calcext:value-type="float">
            <text:p>435907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MADRE ANGEL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80" calcext:value-type="float">
            <text:p>435908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CORINTO DE TOL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090" calcext:value-type="float">
            <text:p>435909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LAÉRCIO NEV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59100" calcext:value-type="float">
            <text:p>43591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UA ACÁCIO VASCONCEL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0000" calcext:value-type="float">
            <text:p>436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VENIDA DOUTOR LINO DE MOR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0001" calcext:value-type="float">
            <text:p>43600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VENIDA DOUTOR LINO DE MOR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0020" calcext:value-type="float">
            <text:p>436002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CIRIDIÃO DURVA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0030" calcext:value-type="float">
            <text:p>43600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MANUEL CHEREM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0040" calcext:value-type="float">
            <text:p>436004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VENIDA TÚLIO TEODORO DE CAM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0050" calcext:value-type="float">
            <text:p>436005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PRAIA DO CEREJ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0060" calcext:value-type="float">
            <text:p>436006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FLORES DO CAM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0065" calcext:value-type="float">
            <text:p>436006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DA BAND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00" calcext:value-type="float">
            <text:p>4361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JORGE DUPRAT FIGUEIR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01" calcext:value-type="float">
            <text:p>43610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TRAVESSA DOM GIL SANCHE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61010" calcext:value-type="float">
            <text:p>43610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JAN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15" calcext:value-type="float">
            <text:p>436101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VIA DE PEDESTRE IRAPU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[.F628]+1" office:value-type="float" office:value="2" calcext:value-type="float">
            <text:p>2</text:p>
          </table:table-cell>
        </table:table-row>
        <table:table-row table:style-name="ro2">
          <table:table-cell office:value-type="float" office:value="4361020" calcext:value-type="float">
            <text:p>436102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JARDIM EMÍL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30" calcext:value-type="float">
            <text:p>436103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TRINDA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40" calcext:value-type="float">
            <text:p>436104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TITO LÍV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50" calcext:value-type="float">
            <text:p>436105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DURVAL FONTOURA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60" calcext:value-type="float">
            <text:p>436106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DORNAS F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70" calcext:value-type="float">
            <text:p>436107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CANARIM JÚNI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75" calcext:value-type="float">
            <text:p>436107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ASSAGEM ONDINA ALVES DE OLIV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80" calcext:value-type="float">
            <text:p>436108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RAÇA CRUZ DA R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090" calcext:value-type="float">
            <text:p>436109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GASTÃO DA CU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100" calcext:value-type="float">
            <text:p>43611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JOÃO DA MATTA SARAI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110" calcext:value-type="float">
            <text:p>43611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PROFESSOR JIGORO K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1120" calcext:value-type="float">
            <text:p>436112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DOS PAULISTANO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1130" calcext:value-type="float">
            <text:p>43611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DAS TÂMA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2000" calcext:value-type="float">
            <text:p>4362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RO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2010" calcext:value-type="float">
            <text:p>43620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NILO GUER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2020" calcext:value-type="float">
            <text:p>436202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PRAIA DO CASTE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2025" calcext:value-type="float">
            <text:p>436202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SÃO VICEN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2030" calcext:value-type="float">
            <text:p>43620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PALEST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2040" calcext:value-type="float">
            <text:p>436204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JOSÉ FELICI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2050" calcext:value-type="float">
            <text:p>436205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DERV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2060" calcext:value-type="float">
            <text:p>436206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ENGENHEIRO JORGE OLIV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2070" calcext:value-type="float">
            <text:p>436207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ITACURUB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2080" calcext:value-type="float">
            <text:p>436208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UA FERNANDES RE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3000" calcext:value-type="float">
            <text:p>43630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VENIDA MASCOTE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2">
          <table:table-cell office:value-type="float" office:value="4363001" calcext:value-type="float">
            <text:p>43630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VENIDA MASCOTE</text:p>
          </table:table-cell>
          <table:table-cell office:value-type="float" office:value="752" calcext:value-type="float">
            <text:p>752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3010" calcext:value-type="float">
            <text:p>43630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LAMEL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3020" calcext:value-type="float">
            <text:p>436302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LITÂNIA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3030" calcext:value-type="float">
            <text:p>436303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LANNE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63040" calcext:value-type="float">
            <text:p>436304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VENIDA DAMASCENO VIEIRA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2">
          <table:table-cell office:value-type="float" office:value="4363040" calcext:value-type="float">
            <text:p>436304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VENIDA DAMASCENO VIEIRA</text:p>
          </table:table-cell>
          <table:table-cell office:value-type="float" office:value="601" calcext:value-type="float">
            <text:p>60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3050" calcext:value-type="float">
            <text:p>436305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ARAQUÉ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3060" calcext:value-type="float">
            <text:p>436306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ARAP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3070" calcext:value-type="float">
            <text:p>436307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SAN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3080" calcext:value-type="float">
            <text:p>436308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JOVIN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63090" calcext:value-type="float">
            <text:p>436309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VIÇOSA DO CEAR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3100" calcext:value-type="float">
            <text:p>43631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TIANGU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4000" calcext:value-type="float">
            <text:p>43640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DOS CAFEZA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4010" calcext:value-type="float">
            <text:p>43640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ABAT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4020" calcext:value-type="float">
            <text:p>436402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MARAÍP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4030" calcext:value-type="float">
            <text:p>436403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DAS FLECH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5000" calcext:value-type="float">
            <text:p>43650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venida Cupecê</text:p>
          </table:table-cell>
          <table:table-cell office:value-type="float" office:value="1" calcext:value-type="float">
            <text:p>1</text:p>
          </table:table-cell>
          <table:table-cell office:value-type="float" office:value="2951" calcext:value-type="float">
            <text:p>2951</text:p>
          </table:table-cell>
          <table:table-cell/>
        </table:table-row>
        <table:table-row table:style-name="ro2">
          <table:table-cell office:value-type="float" office:value="4365001" calcext:value-type="float">
            <text:p>436500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venida Cupecê</text:p>
          </table:table-cell>
          <table:table-cell office:value-type="float" office:value="2953" calcext:value-type="float">
            <text:p>2953</text:p>
          </table:table-cell>
          <table:table-cell office:value-type="float" office:value="9991" calcext:value-type="float">
            <text:p>9991</text:p>
          </table:table-cell>
          <table:table-cell/>
        </table:table-row>
        <table:table-row table:style-name="ro2">
          <table:table-cell office:value-type="float" office:value="4366000" calcext:value-type="float">
            <text:p>43660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venida Cupecê</text:p>
          </table:table-cell>
          <table:table-cell office:value-type="float" office:value="2" calcext:value-type="float">
            <text:p>2</text:p>
          </table:table-cell>
          <table:table-cell office:value-type="float" office:value="3670" calcext:value-type="float">
            <text:p>3670</text:p>
          </table:table-cell>
          <table:table-cell/>
        </table:table-row>
        <table:table-row table:style-name="ro2">
          <table:table-cell office:value-type="float" office:value="4366001" calcext:value-type="float">
            <text:p>436600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venida Cupecê</text:p>
          </table:table-cell>
          <table:table-cell office:value-type="float" office:value="3672" calcext:value-type="float">
            <text:p>3672</text:p>
          </table:table-cell>
          <table:table-cell office:value-type="float" office:value="9998" calcext:value-type="float">
            <text:p>9998</text:p>
          </table:table-cell>
          <table:table-cell/>
        </table:table-row>
        <table:table-row table:style-name="ro2">
          <table:table-cell office:value-type="float" office:value="4366900" calcext:value-type="float">
            <text:p>43669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venida Cupecê</text:p>
          </table:table-cell>
          <table:table-cell table:number-columns-repeated="2"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6901" calcext:value-type="float">
            <text:p>436690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venida Cupecê</text:p>
          </table:table-cell>
          <table:table-cell table:number-columns-repeated="2" office:value-type="float" office:value="9997" calcext:value-type="float">
            <text:p>9997</text:p>
          </table:table-cell>
          <table:table-cell/>
        </table:table-row>
        <table:table-row table:style-name="ro2">
          <table:table-cell office:value-type="float" office:value="4366972" calcext:value-type="float">
            <text:p>436697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venida Cupecê</text:p>
          </table:table-cell>
          <table:table-cell table:number-columns-repeated="2" office:value-type="float" office:value="9995" calcext:value-type="float">
            <text:p>9995</text:p>
          </table:table-cell>
          <table:table-cell/>
        </table:table-row>
        <table:table-row table:style-name="ro2">
          <table:table-cell office:value-type="float" office:value="4367000" calcext:value-type="float">
            <text:p>43670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CARLO CARR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4367000" calcext:value-type="float">
            <text:p>43670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CARLO CARRA</text:p>
          </table:table-cell>
          <table:table-cell office:value-type="float" office:value="301" calcext:value-type="float">
            <text:p>30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010" calcext:value-type="float">
            <text:p>43670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LATIF FAKHOU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020" calcext:value-type="float">
            <text:p>436702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TRAVESSA CONSTELAÇÃO DO CRUZE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030" calcext:value-type="float">
            <text:p>436703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ITACURUÇ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050" calcext:value-type="float">
            <text:p>436705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NAZARÉ REZEK FARA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055" calcext:value-type="float">
            <text:p>436705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TRAVESSA CONDE BERTO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060" calcext:value-type="float">
            <text:p>436706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CABIÚ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065" calcext:value-type="float">
            <text:p>436706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VENIDA MUNICIP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070" calcext:value-type="float">
            <text:p>436707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SALVADOR IACON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67080" calcext:value-type="float">
            <text:p>436708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JOÃO PEDREIRA DUPRAT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7090" calcext:value-type="float">
            <text:p>436709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MADRE EMILIE DE VILLENEUV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110" calcext:value-type="float">
            <text:p>43671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JOSÉ MORE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7120" calcext:value-type="float">
            <text:p>436712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RAÇA ROSA DE AMOR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8003" calcext:value-type="float">
            <text:p>436800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UA DOUTOR DJALMA PINHEIRO F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006" calcext:value-type="float">
            <text:p>436800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DOUTOR DJALMA PINHEIRO FR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8010" calcext:value-type="float">
            <text:p>43680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MANUEL QUEIROZ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8020" calcext:value-type="float">
            <text:p>436802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JOSEPHINA MARTINELLI DA 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030" calcext:value-type="float">
            <text:p>436803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ANTÔNIO DA COSTA PIMENTE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8040" calcext:value-type="float">
            <text:p>436804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ANTÔNIO PAGAN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8050" calcext:value-type="float">
            <text:p>436805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JOÃO NOEL VON SONNLEITHN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060" calcext:value-type="float">
            <text:p>436806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MARIA CUOFONO SALZAN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68070" calcext:value-type="float">
            <text:p>436807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LUÍS GONZAGA BICU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080" calcext:value-type="float">
            <text:p>436808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MARIANA CALACH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090" calcext:value-type="float">
            <text:p>436809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JOÃO ELIAS CALACH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110" calcext:value-type="float">
            <text:p>43681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DO ARCIPRES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115" calcext:value-type="float">
            <text:p>436811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PALÁCI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120" calcext:value-type="float">
            <text:p>436812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GUILHERME GA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130" calcext:value-type="float">
            <text:p>436813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PEDRO DE SEVIL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68140" calcext:value-type="float">
            <text:p>436814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EURÍPEDES BARSANULF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70105" calcext:value-type="float">
            <text:p>437010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A ALBA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381000" calcext:value-type="float">
            <text:p>43810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VENIDA VEREADOR JOÃO DE LU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1001" calcext:value-type="float">
            <text:p>43810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VENIDA VEREADOR JOÃO DE LUC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2020" calcext:value-type="float">
            <text:p>438202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JOSÉ VIEIRA NETTO LEM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025" calcext:value-type="float">
            <text:p>43820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MARIA JUSTINA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2030" calcext:value-type="float">
            <text:p>43820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FREAMUNDE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82035" calcext:value-type="float">
            <text:p>438203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VENIDA AMÉRI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038" calcext:value-type="float">
            <text:p>438203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L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045" calcext:value-type="float">
            <text:p>438204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OCTÁVIO DE ABREU SAM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050" calcext:value-type="float">
            <text:p>438205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DAS AMEIX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060" calcext:value-type="float">
            <text:p>438206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ANDRÉ SERZAN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2070" calcext:value-type="float">
            <text:p>438207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LTO DO BONF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080" calcext:value-type="float">
            <text:p>438208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JABO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090" calcext:value-type="float">
            <text:p>438209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PROFESSOR JOÃO MARQ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100" calcext:value-type="float">
            <text:p>43821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ARAGONI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110" calcext:value-type="float">
            <text:p>43821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DOMINGOS SPLENDORI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82115" calcext:value-type="float">
            <text:p>438211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DA USIN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82120" calcext:value-type="float">
            <text:p>438212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CÉU TROPIC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130" calcext:value-type="float">
            <text:p>43821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COSTA GOM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140" calcext:value-type="float">
            <text:p>438214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SUMAIA GEBARA FARA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150" calcext:value-type="float">
            <text:p>438215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DONA SALM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82160" calcext:value-type="float">
            <text:p>438216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SANTA MATIL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170" calcext:value-type="float">
            <text:p>438217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SOL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180" calcext:value-type="float">
            <text:p>438218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JARBAS LUCIANO R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190" calcext:value-type="float">
            <text:p>438219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MOR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2200" calcext:value-type="float">
            <text:p>43822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GOSTINHO DELGA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000" calcext:value-type="float">
            <text:p>43830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SANTO AGNEL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83010" calcext:value-type="float">
            <text:p>43830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COMENDADOR ALFAIA RODRIG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030" calcext:value-type="float">
            <text:p>438303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EFIGÊNIO DE SALLE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3035" calcext:value-type="float">
            <text:p>438303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ESMALI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037" calcext:value-type="float">
            <text:p>4383037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NTÔNIO ALVES TEIX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050" calcext:value-type="float">
            <text:p>438305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DELINO DA FONTOUR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3070" calcext:value-type="float">
            <text:p>438307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NTÔNIO COVEL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075" calcext:value-type="float">
            <text:p>438307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SAMUEL PALM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080" calcext:value-type="float">
            <text:p>438308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BATISTA DE ME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110" calcext:value-type="float">
            <text:p>43831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MAFALDA ROC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113" calcext:value-type="float">
            <text:p>43831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SANTOS FIGUEIRED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3115" calcext:value-type="float">
            <text:p>438311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IRMÃ MARIA RUM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120" calcext:value-type="float">
            <text:p>438312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DESEMBARGADOR ALBERTO GARC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3140" calcext:value-type="float">
            <text:p>438314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AVESSA ANDRÉAS DUEBEN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3145" calcext:value-type="float">
            <text:p>438314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TERRAS DE CAMB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4000" calcext:value-type="float">
            <text:p>43840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VIRGÍLIO DE LEMO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84010" calcext:value-type="float">
            <text:p>43840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HILÁRIO GOUVE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4032" calcext:value-type="float">
            <text:p>438403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CONDE MOREIRA LIM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4034" calcext:value-type="float">
            <text:p>438403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CONDE MOREIRA LIM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4040" calcext:value-type="float">
            <text:p>438404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JOSÉ LEITE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4050" calcext:value-type="float">
            <text:p>438405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PADRE GABRIEL GONÇALV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4060" calcext:value-type="float">
            <text:p>438406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RTUR LOB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384070" calcext:value-type="float">
            <text:p>438407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PROFESSOR AZEVEDO ANTU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4080" calcext:value-type="float">
            <text:p>438408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ALOPATAS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4090" calcext:value-type="float">
            <text:p>438409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UA JUAN DE LA CRU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4110" calcext:value-type="float">
            <text:p>43841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PETINGU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4120" calcext:value-type="float">
            <text:p>438412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TOMAS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4125" calcext:value-type="float">
            <text:p>43841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RAÇA HAROLDO MONTAG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4130" calcext:value-type="float">
            <text:p>438413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UA VALAN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010" calcext:value-type="float">
            <text:p>43850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FREDERICO ALBUQUERQ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020" calcext:value-type="float">
            <text:p>43850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RANULFO PRA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030" calcext:value-type="float">
            <text:p>43850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VICTÓRIA SIMÕ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040" calcext:value-type="float">
            <text:p>43850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VICENTE LEI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050" calcext:value-type="float">
            <text:p>43850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EDUARDO DE SÁ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385060" calcext:value-type="float">
            <text:p>43850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CÍCERO SATURNINO DE P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070" calcext:value-type="float">
            <text:p>43850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LEÔNIDAS VILHENA DE CARV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080" calcext:value-type="float">
            <text:p>43850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MARGARIDA ZINGG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090" calcext:value-type="float">
            <text:p>43850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VISCONDE DE SANTA ISAB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100" calcext:value-type="float">
            <text:p>4385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LUIZA FAVA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105" calcext:value-type="float">
            <text:p>438510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JAMES DE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110" calcext:value-type="float">
            <text:p>4385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ANÁLIA MARIA DE JES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120" calcext:value-type="float">
            <text:p>43851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MANUEL ALVES DE SIQ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5130" calcext:value-type="float">
            <text:p>43851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A MANOEL SOAR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000" calcext:value-type="float">
            <text:p>43860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A HENRIQUE DA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010" calcext:value-type="float">
            <text:p>43860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A PAULO RODRIGUES DUR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020" calcext:value-type="float">
            <text:p>43860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A ANTÔNIO DE PINHO DE AZEVE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030" calcext:value-type="float">
            <text:p>438603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VENIDA DURVAL PINTO FER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060" calcext:value-type="float">
            <text:p>438606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A MARIA VAZ DE CARVA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070" calcext:value-type="float">
            <text:p>438607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A SOARES PASS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080" calcext:value-type="float">
            <text:p>43860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VESSA DOS ANDORINHÕ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100" calcext:value-type="float">
            <text:p>43861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A JOÃO DE L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110" calcext:value-type="float">
            <text:p>43861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A LUÍS CRUL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6120" calcext:value-type="float">
            <text:p>43861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A PORTO CASTANH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02" calcext:value-type="float">
            <text:p>438700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VENIDA RODRIGUES MONTEM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04" calcext:value-type="float">
            <text:p>438700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VENIDA RODRIGUES MONTEM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10" calcext:value-type="float">
            <text:p>43870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ANTÔNIO ROTUN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30" calcext:value-type="float">
            <text:p>438703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SÉRGIO PEREIRA DA SILVA 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35" calcext:value-type="float">
            <text:p>43870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JOÃO SABET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40" calcext:value-type="float">
            <text:p>43870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DAVID JORGE CU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50" calcext:value-type="float">
            <text:p>43870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ANTÔNIO DA SILVA LOBO JÚ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60" calcext:value-type="float">
            <text:p>43870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MANCENIL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70" calcext:value-type="float">
            <text:p>43870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AZE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80" calcext:value-type="float">
            <text:p>43870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JOÃO BETHCEM MOREIRA F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090" calcext:value-type="float">
            <text:p>438709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VALE DO A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00" calcext:value-type="float">
            <text:p>43871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CHAMPOLLI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10" calcext:value-type="float">
            <text:p>43871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DA PÁT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20" calcext:value-type="float">
            <text:p>43871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SANTA JOSEF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30" calcext:value-type="float">
            <text:p>438713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JOAQUIM LOPES POUP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40" calcext:value-type="float">
            <text:p>43871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BRÁS DE MELO MONI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50" calcext:value-type="float">
            <text:p>43871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MANUEL MONT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70" calcext:value-type="float">
            <text:p>43871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SANTO ESTEV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75" calcext:value-type="float">
            <text:p>438717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DURVAL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77" calcext:value-type="float">
            <text:p>43871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RAVESSA GALHE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80" calcext:value-type="float">
            <text:p>43871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JOÃO GARCIA DUT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190" calcext:value-type="float">
            <text:p>438719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MANUEL ALVES MESQUI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200" calcext:value-type="float">
            <text:p>43872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MATIAS PI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210" calcext:value-type="float">
            <text:p>43872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JOSÉ POMPE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220" calcext:value-type="float">
            <text:p>43872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TEODORO CABR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230" calcext:value-type="float">
            <text:p>438723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PROFESSOR NELSON DE SEN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240" calcext:value-type="float">
            <text:p>43872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CORONEL TEODORO FER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250" calcext:value-type="float">
            <text:p>43872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Diogo Vasconcel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260" calcext:value-type="float">
            <text:p>43872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PROFESSOR WALDEMIRO POSTC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270" calcext:value-type="float">
            <text:p>43872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NESTOR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295" calcext:value-type="float">
            <text:p>438729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RODRIGO ESTEB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300" calcext:value-type="float">
            <text:p>43873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ENGENHEIRO ARTUR ANTUNES 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320" calcext:value-type="float">
            <text:p>43873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BAHAM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340" calcext:value-type="float">
            <text:p>43873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FILIPE FOGAÇ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387350" calcext:value-type="float">
            <text:p>43873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A FREI TIAGO DE CAVED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00" calcext:value-type="float">
            <text:p>4409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A BERTA MORE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10" calcext:value-type="float">
            <text:p>4409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A SALIM ABRAHÃO JABU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20" calcext:value-type="float">
            <text:p>4409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A PASTOR RUBENS LOP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22" calcext:value-type="float">
            <text:p>4409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VESSA RIBEIRÃO PRET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09025" calcext:value-type="float">
            <text:p>4409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VESSA PASTOR RUBENS LOP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30" calcext:value-type="float">
            <text:p>44090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A PROFESSOR QUINTINO MINGÓ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40" calcext:value-type="float">
            <text:p>44090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MÁRIO FRUGIUEL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50" calcext:value-type="float">
            <text:p>4409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SÃO PAULO DOS AGUD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60" calcext:value-type="float">
            <text:p>44090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A DOUTOR NESTOR SAMPAIO PEN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70" calcext:value-type="float">
            <text:p>44090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VESSA RANCHO DAS FLO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80" calcext:value-type="float">
            <text:p>44090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A DELFINO FACCH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85" calcext:value-type="float">
            <text:p>44090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VESSA DELFINO FACCH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090" calcext:value-type="float">
            <text:p>44090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VESSA FRAN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09100" calcext:value-type="float">
            <text:p>4409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TAIO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00" calcext:value-type="float">
            <text:p>44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VIRGÍLIO GONÇALVES LEI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04" calcext:value-type="float">
            <text:p>4410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VIRGÍLIO (PRIMEIRA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10005" calcext:value-type="float">
            <text:p>44100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CACAU AZU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06" calcext:value-type="float">
            <text:p>4410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VIRGÍLIO (SEGUND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10" calcext:value-type="float">
            <text:p>4410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PROFESSOR DINO FAUSTO FON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20" calcext:value-type="float">
            <text:p>4410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ALBERTO RISTO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30" calcext:value-type="float">
            <text:p>44100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HILDEBRANDO FRAN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40" calcext:value-type="float">
            <text:p>44100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FERRÚCIO SANDOLI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10045" calcext:value-type="float">
            <text:p>44100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A DE PEDESTRE AFONSO BUONOM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46" calcext:value-type="float">
            <text:p>44100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FERRÚCI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10050" calcext:value-type="float">
            <text:p>4410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WASHINGTON LU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60" calcext:value-type="float">
            <text:p>44100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ÂNGELO DEDIVITI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10070" calcext:value-type="float">
            <text:p>44100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SONETO DO PÁSSA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80" calcext:value-type="float">
            <text:p>44100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COMENDADOR ARTUR CAPODAG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85" calcext:value-type="float">
            <text:p>44100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CANTO JUBIL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090" calcext:value-type="float">
            <text:p>44100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ROMANC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00" calcext:value-type="float">
            <text:p>4410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PARTICULAR ALICE FOR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10" calcext:value-type="float">
            <text:p>441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DOUTOR RAFAEL PARI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15" calcext:value-type="float">
            <text:p>44101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DOUTOR RAFAEL PARI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20" calcext:value-type="float">
            <text:p>4410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FÁBIO CARVALHO DA S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30" calcext:value-type="float">
            <text:p>4410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FRANCESCO PRATEL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40" calcext:value-type="float">
            <text:p>4410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LIBERAL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50" calcext:value-type="float">
            <text:p>4410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 MAX ALVAR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60" calcext:value-type="float">
            <text:p>4410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RECA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65" calcext:value-type="float">
            <text:p>44101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JAÚ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70" calcext:value-type="float">
            <text:p>4410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ALFONSO LENG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75" calcext:value-type="float">
            <text:p>44101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SÃO MANO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0180" calcext:value-type="float">
            <text:p>4410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SSA CANTO GREGORI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00" calcext:value-type="float">
            <text:p>441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SÃO JOÃO DA BOA VI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10" calcext:value-type="float">
            <text:p>4411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SONHO DO ASTRÓLO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20" calcext:value-type="float">
            <text:p>4411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EDITH MAS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30" calcext:value-type="float">
            <text:p>44110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GIOVANNI MÁR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33" calcext:value-type="float">
            <text:p>4411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GIOVANNI MAR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35" calcext:value-type="float">
            <text:p>4411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MATEUS BAB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40" calcext:value-type="float">
            <text:p>4411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RIQUEZAS NATURA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50" calcext:value-type="float">
            <text:p>44110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THOMÁS MORLE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60" calcext:value-type="float">
            <text:p>44110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DOUTOR MULQUE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70" calcext:value-type="float">
            <text:p>44110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MC CONN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75" calcext:value-type="float">
            <text:p>44110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MC CONN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80" calcext:value-type="float">
            <text:p>44110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ADOLFO ADA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090" calcext:value-type="float">
            <text:p>44110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GINO MARINUZZ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00" calcext:value-type="float">
            <text:p>4411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MARIA GA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10" calcext:value-type="float">
            <text:p>4411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EDOARDO MASCHER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20" calcext:value-type="float">
            <text:p>4411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SANTA CRUZ DO RIO PAR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30" calcext:value-type="float">
            <text:p>44111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SONHO DO SO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40" calcext:value-type="float">
            <text:p>44111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MARGUERITA ALVAR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50" calcext:value-type="float">
            <text:p>44111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PENÁPOL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60" calcext:value-type="float">
            <text:p>4411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JOAQUIM THEODORO TIV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70" calcext:value-type="float">
            <text:p>44111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OLEODU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80" calcext:value-type="float">
            <text:p>44111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ELIZABETH LINLE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90" calcext:value-type="float">
            <text:p>44111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GIÚLIO NE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195" calcext:value-type="float">
            <text:p>4411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AQUILES LO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200" calcext:value-type="float">
            <text:p>44112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RIMANCE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210" calcext:value-type="float">
            <text:p>44112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RECORDAÇÕES DE TRAMA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220" calcext:value-type="float">
            <text:p>44112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A RUBENS LUCCAT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225" calcext:value-type="float">
            <text:p>44112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SANTA BÁRB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11230" calcext:value-type="float">
            <text:p>44112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SSA HAROLDO BARB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00" calcext:value-type="float">
            <text:p>442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OLDEGARD OLSEN SAPUCA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10" calcext:value-type="float">
            <text:p>4421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VICTÓRIO DE PAI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20" calcext:value-type="float">
            <text:p>4421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MARIA BALADES CORRE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40" calcext:value-type="float">
            <text:p>44210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ALCIDES ARGUED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50" calcext:value-type="float">
            <text:p>44210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PROFESSOR FREITAS JULI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60" calcext:value-type="float">
            <text:p>44210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CAPITÃO JOHN CORDEIRO E 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70" calcext:value-type="float">
            <text:p>44210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PASQUAL VA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75" calcext:value-type="float">
            <text:p>44210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ÇA HERCULANA RIBEIRA DA S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80" calcext:value-type="float">
            <text:p>44210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MARIA HELENA BARBOSA MAR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090" calcext:value-type="float">
            <text:p>44210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DÉCIO DE QUEIROZ TELL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100" calcext:value-type="float">
            <text:p>4421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HERBERT MAYA DE VASCONCEL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110" calcext:value-type="float">
            <text:p>44211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OSWALDO CARVALHO PI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120" calcext:value-type="float">
            <text:p>44211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ANA LOPES CINT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130" calcext:value-type="float">
            <text:p>44211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OLEGÁRIO PAI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140" calcext:value-type="float">
            <text:p>44211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AD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21150" calcext:value-type="float">
            <text:p>44211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PASCHOAL GRIE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160" calcext:value-type="float">
            <text:p>44211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JOSÉ MARIA HOMEM DE MON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170" calcext:value-type="float">
            <text:p>44211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AMÁL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180" calcext:value-type="float">
            <text:p>44211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VENIDA FRANCESCO MARIA MELA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190" calcext:value-type="float">
            <text:p>44211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ANTONIET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21195" calcext:value-type="float">
            <text:p>44211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ELA SANTA CATAR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200" calcext:value-type="float">
            <text:p>4421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ELISABE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210" calcext:value-type="float">
            <text:p>44212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ANTÔNIO DO AMOR DIV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220" calcext:value-type="float">
            <text:p>44212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MARIA TERE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225" calcext:value-type="float">
            <text:p>44212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ELA C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230" calcext:value-type="float">
            <text:p>44212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BELA CINT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233" calcext:value-type="float">
            <text:p>44212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 CHICO MENDE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21235" calcext:value-type="float">
            <text:p>44212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JOCIMAR SIL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236" calcext:value-type="float">
            <text:p>44212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 BELA VI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240" calcext:value-type="float">
            <text:p>44212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A BOA ESPERAN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1245" calcext:value-type="float">
            <text:p>44212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ELA ANTONIO SE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00" calcext:value-type="float">
            <text:p>4425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GUAICU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05" calcext:value-type="float">
            <text:p>44250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O BOM RET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10" calcext:value-type="float">
            <text:p>4425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ESTRELA SOLITÁ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15" calcext:value-type="float">
            <text:p>4425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ÁTILA GIRAR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20" calcext:value-type="float">
            <text:p>4425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NAVIO PERDI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25" calcext:value-type="float">
            <text:p>44250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DA ASSEMBLÉ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30" calcext:value-type="float">
            <text:p>44250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CANTO DO BRASIL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35" calcext:value-type="float">
            <text:p>44250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DO CAM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40" calcext:value-type="float">
            <text:p>44250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SONETO SIMPL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50" calcext:value-type="float">
            <text:p>44250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GISEL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60" calcext:value-type="float">
            <text:p>44250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AURORA LIV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70" calcext:value-type="float">
            <text:p>44250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LADAINHA DO M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80" calcext:value-type="float">
            <text:p>44250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MAR DESCONHECI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90" calcext:value-type="float">
            <text:p>44250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VENIDA DOUTOR MASSA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095" calcext:value-type="float">
            <text:p>44250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ELA SE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100" calcext:value-type="float">
            <text:p>4425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LÍRIOS ROX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110" calcext:value-type="float">
            <text:p>44251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BABILÔN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120" calcext:value-type="float">
            <text:p>44251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NANCY LARSE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5125" calcext:value-type="float">
            <text:p>44251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A LÍVIO AMA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00" calcext:value-type="float">
            <text:p>4426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VENIDA SANTO AFON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10" calcext:value-type="float">
            <text:p>4426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A GIUSEPPE BOSCH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15" calcext:value-type="float">
            <text:p>4426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VESSA BOA ESPERAN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20" calcext:value-type="float">
            <text:p>4426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VESSA BAUR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30" calcext:value-type="float">
            <text:p>44260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VESSA SONETO À LU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40" calcext:value-type="float">
            <text:p>44260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A ZAVUV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50" calcext:value-type="float">
            <text:p>4426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A FRANCO CAPU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60" calcext:value-type="float">
            <text:p>44260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A PAMP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70" calcext:value-type="float">
            <text:p>44260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A BRÍGIDA BAN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80" calcext:value-type="float">
            <text:p>4426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A CORONEL ISAÍ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85" calcext:value-type="float">
            <text:p>44260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VESSA CORONEL ISAÍ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090" calcext:value-type="float">
            <text:p>44260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A SANTA JULIE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6100" calcext:value-type="float">
            <text:p>4426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A MIM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00" calcext:value-type="float">
            <text:p>4427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A DESEMBARGADOR OLAVO FERRE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05" calcext:value-type="float">
            <text:p>44270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MILEN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10" calcext:value-type="float">
            <text:p>4427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TARDE NO RECIF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15" calcext:value-type="float">
            <text:p>4427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ITAIP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20" calcext:value-type="float">
            <text:p>4427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A CARLOS FACCH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21" calcext:value-type="float">
            <text:p>44270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LUCI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22" calcext:value-type="float">
            <text:p>44270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JUP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23" calcext:value-type="float">
            <text:p>44270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CARLOS FACCH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25" calcext:value-type="float">
            <text:p>44270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BARÃO DE MOND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30" calcext:value-type="float">
            <text:p>44270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A DOMENICO ANÍB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40" calcext:value-type="float">
            <text:p>44270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ELEGIA DE VER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50" calcext:value-type="float">
            <text:p>44270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A TUFI MATT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55" calcext:value-type="float">
            <text:p>44270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ANJO DE NAT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60" calcext:value-type="float">
            <text:p>44270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VESSA POETA APRENDI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7070" calcext:value-type="float">
            <text:p>44270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A GIÁCOMO LAURI-VOLP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00" calcext:value-type="float">
            <text:p>4428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venida Yervant Kissajikian</text:p>
          </table:table-cell>
          <table:table-cell office:value-type="float" office:value="1600" calcext:value-type="float">
            <text:p>1600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10" calcext:value-type="float">
            <text:p>4428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venida Yervant Kissajikian</text:p>
          </table:table-cell>
          <table:table-cell office:value-type="float" office:value="1601" calcext:value-type="float">
            <text:p>160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20" calcext:value-type="float">
            <text:p>4428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JOSÉ ALVES FIDAL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30" calcext:value-type="float">
            <text:p>44280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ANTÔNIO PEDROSO DE OLIVEI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40" calcext:value-type="float">
            <text:p>44280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CLEOFONTE CAMPAN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50" calcext:value-type="float">
            <text:p>44280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VESSA PRECE DO BRASIL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60" calcext:value-type="float">
            <text:p>44280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BRAS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70" calcext:value-type="float">
            <text:p>44280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AMERICANÓPOL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75" calcext:value-type="float">
            <text:p>44280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VESSA PARAÍ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80" calcext:value-type="float">
            <text:p>44280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VESSA RENASCIME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090" calcext:value-type="float">
            <text:p>44280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VESSA FÉLIX FR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100" calcext:value-type="float">
            <text:p>4428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VESSA SONHAD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110" calcext:value-type="float">
            <text:p>4428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ERNESTO NICOL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115" calcext:value-type="float">
            <text:p>44281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VESSA ME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130" calcext:value-type="float">
            <text:p>44281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GALIANO MAS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140" calcext:value-type="float">
            <text:p>44281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SANTO TOGNO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150" calcext:value-type="float">
            <text:p>44281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PONTEI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160" calcext:value-type="float">
            <text:p>44281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CARLOTTA MARCHIS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170" calcext:value-type="float">
            <text:p>44281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VESSA MIUTA MANGUEIRA PERE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8180" calcext:value-type="float">
            <text:p>44281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 ÁRVORE-DE-BÁLSAM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00" calcext:value-type="float">
            <text:p>4429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O ESTADO DE SÃO PAU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02" calcext:value-type="float">
            <text:p>44290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ÚLTIMA HO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03" calcext:value-type="float">
            <text:p>44290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SANTO ANTON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05" calcext:value-type="float">
            <text:p>44290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SÃO MARCOS EVANGELIS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10" calcext:value-type="float">
            <text:p>4429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ESTANISLAU MONIUSK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20" calcext:value-type="float">
            <text:p>4429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PICO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30" calcext:value-type="float">
            <text:p>44290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FANFU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33" calcext:value-type="float">
            <text:p>44290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DOUTOR ÂNGELO ROSEL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35" calcext:value-type="float">
            <text:p>44290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PRESIDENTE ISAÍAS ME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40" calcext:value-type="float">
            <text:p>44290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WILLIAN BEL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50" calcext:value-type="float">
            <text:p>44290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VITTÓRIO GU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60" calcext:value-type="float">
            <text:p>4429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ESTAMPA ESPORTI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65" calcext:value-type="float">
            <text:p>44290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PRIMEIRA ESTAMPA ES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70" calcext:value-type="float">
            <text:p>44290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SUSANA ADAM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80" calcext:value-type="float">
            <text:p>44290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MARIA DE LOURDES BORG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090" calcext:value-type="float">
            <text:p>44290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MANUEL PALA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00" calcext:value-type="float">
            <text:p>4429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AFONSO LERO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10" calcext:value-type="float">
            <text:p>44291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PARTICULAR ESTAMPA 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20" calcext:value-type="float">
            <text:p>4429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MARCO CAVAZZ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30" calcext:value-type="float">
            <text:p>44291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FOLHA DA NOI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35" calcext:value-type="float">
            <text:p>44291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FOLHA DA NOI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40" calcext:value-type="float">
            <text:p>44291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DO JORNAL DO COMÉRC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50" calcext:value-type="float">
            <text:p>44291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CORREIO PAULIST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60" calcext:value-type="float">
            <text:p>44291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CLARA DUX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70" calcext:value-type="float">
            <text:p>44291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ANTÔNIO TRÓL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80" calcext:value-type="float">
            <text:p>44291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JOSÉ RAVE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190" calcext:value-type="float">
            <text:p>44291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EIDÉ MORE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00" calcext:value-type="float">
            <text:p>44292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PROFESSOR JOÃO DE AGUIAR 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05" calcext:value-type="float">
            <text:p>44292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BOLÍV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10" calcext:value-type="float">
            <text:p>44292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JEAN GABRIEL VILL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20" calcext:value-type="float">
            <text:p>44292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RODOLPHO BRAND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25" calcext:value-type="float">
            <text:p>44292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RODOLPHO BRAND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30" calcext:value-type="float">
            <text:p>44292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PROFESSORA IOLE MARIA CARM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29240" calcext:value-type="float">
            <text:p>44292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PATAGÔN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50" calcext:value-type="float">
            <text:p>44292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EMIL ABRAN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60" calcext:value-type="float">
            <text:p>44292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GIUSEPPE ANSELM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65" calcext:value-type="float">
            <text:p>44292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GERALD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70" calcext:value-type="float">
            <text:p>44292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GERTRUDE KAPP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80" calcext:value-type="float">
            <text:p>44292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CLÁUDIA MUZ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290" calcext:value-type="float">
            <text:p>44292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BLANCHE MARCHE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300" calcext:value-type="float">
            <text:p>44293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A DOUTOR NICOLINO FALC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310" calcext:value-type="float">
            <text:p>44293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SSAGEM MAT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29320" calcext:value-type="float">
            <text:p>44293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VESSA FANFU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00" calcext:value-type="float">
            <text:p>443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BEM-AVENTURADO TEÓFANO VE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10" calcext:value-type="float">
            <text:p>4430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RAINHA DAS MISSÕ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20" calcext:value-type="float">
            <text:p>4430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LUCIANO MURATO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30" calcext:value-type="float">
            <text:p>44300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BEM-AVENTURADO ALBERICO C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40" calcext:value-type="float">
            <text:p>44300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IETRO MONG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50" calcext:value-type="float">
            <text:p>44300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MADRE GIUSEPPINA DO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55" calcext:value-type="float">
            <text:p>44300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JUDITE MENZIO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60" calcext:value-type="float">
            <text:p>44300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ANDRÉ MESSAG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65" calcext:value-type="float">
            <text:p>44300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ANDRÉ MESSAG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70" calcext:value-type="float">
            <text:p>44300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VENIDA BENTO XV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80" calcext:value-type="float">
            <text:p>44300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SUAREL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90" calcext:value-type="float">
            <text:p>44300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ÂNGELO REMAZZO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92" calcext:value-type="float">
            <text:p>44300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ÂNGELO REMAZZO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95" calcext:value-type="float">
            <text:p>443009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OITO DE JU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097" calcext:value-type="float">
            <text:p>44300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ALDEI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00" calcext:value-type="float">
            <text:p>4430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JANE OSBOR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10" calcext:value-type="float">
            <text:p>44301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ALEXANDRE KIPN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12" calcext:value-type="float">
            <text:p>44301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ELA AQU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15" calcext:value-type="float">
            <text:p>44301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KIPN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20" calcext:value-type="float">
            <text:p>4430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CARLO ERB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30" calcext:value-type="float">
            <text:p>4430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PA GREGÓRIO MAG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32" calcext:value-type="float">
            <text:p>4430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ELA CINCO (VILA MISSIONÁRI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35" calcext:value-type="float">
            <text:p>4430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PAPA GREGÓRIO MAG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40" calcext:value-type="float">
            <text:p>4430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MARIA LAUREANA DE ASS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50" calcext:value-type="float">
            <text:p>4430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VENIDA PIO X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55" calcext:value-type="float">
            <text:p>4430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ELA TRES (VILA MISSIONÁRI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60" calcext:value-type="float">
            <text:p>4430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DA ARE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61" calcext:value-type="float">
            <text:p>44301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DEPUTADO GILBERTO CHAV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62" calcext:value-type="float">
            <text:p>4430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SANTIAGO ARAUJ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63" calcext:value-type="float">
            <text:p>44301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DAS PED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64" calcext:value-type="float">
            <text:p>44301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VITÓ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65" calcext:value-type="float">
            <text:p>44301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NELSON TIGR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70" calcext:value-type="float">
            <text:p>4430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DORIVAL FERRAZ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80" calcext:value-type="float">
            <text:p>44301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FREI FRANCISCO FER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190" calcext:value-type="float">
            <text:p>4430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DOM JOÃ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00" calcext:value-type="float">
            <text:p>4430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ASCENSO GA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10" calcext:value-type="float">
            <text:p>44302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ANDRÉ DE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20" calcext:value-type="float">
            <text:p>4430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FAUSTINO CONS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30" calcext:value-type="float">
            <text:p>44302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MARIANO RINAL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35" calcext:value-type="float">
            <text:p>44302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MARIANO RINAL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40" calcext:value-type="float">
            <text:p>44302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FREI LOURENÇO DE ALCÂNT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50" calcext:value-type="float">
            <text:p>4430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NATAL PIGA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60" calcext:value-type="float">
            <text:p>4430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LUÍS VIL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70" calcext:value-type="float">
            <text:p>44302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DOM ROMUALDO COE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75" calcext:value-type="float">
            <text:p>44302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AÇA ANTÔNIO VIANA MENEZ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80" calcext:value-type="float">
            <text:p>44302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FREI CRISTÓVÃO DE LISBO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290" calcext:value-type="float">
            <text:p>44302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ESTEVÃO MA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00" calcext:value-type="float">
            <text:p>4430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DOM FREDERICO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10" calcext:value-type="float">
            <text:p>4430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NICOLINO S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20" calcext:value-type="float">
            <text:p>44303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DOM LOURENÇO MARIA BALC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30" calcext:value-type="float">
            <text:p>44303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FRANCISCO CORD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40" calcext:value-type="float">
            <text:p>4430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PADRE AUGUSTO LOMBAR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45" calcext:value-type="float">
            <text:p>44303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LUIS CLÍVIS DE CARV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50" calcext:value-type="float">
            <text:p>4430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MONSENHOR JOSÉ MARIN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55" calcext:value-type="float">
            <text:p>44303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PARTICULAR (VILA MIS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60" calcext:value-type="float">
            <text:p>44303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LUÍSA MILL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70" calcext:value-type="float">
            <text:p>44303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WALDEMAR DA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80" calcext:value-type="float">
            <text:p>44303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ROMUALDO MAU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85" calcext:value-type="float">
            <text:p>44303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ESSA ROMUALDO MAU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390" calcext:value-type="float">
            <text:p>44303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LUCIANO CON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400" calcext:value-type="float">
            <text:p>44304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SÃO JOÃO DE BRI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0410" calcext:value-type="float">
            <text:p>44304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A SÃO FRANCISCO DE PAU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00" calcext:value-type="float">
            <text:p>4431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MARIA CLOTILDE MARTINS ROC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01" calcext:value-type="float">
            <text:p>44310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VESSA JOÃO SOARES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10" calcext:value-type="float">
            <text:p>4431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AÇA JOHN FORSEL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20" calcext:value-type="float">
            <text:p>4431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ALEIXO GARCEZ DA CU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30" calcext:value-type="float">
            <text:p>44310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CAETANO SOARES VI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40" calcext:value-type="float">
            <text:p>44310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GUILHERME JOSÉ PE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50" calcext:value-type="float">
            <text:p>44310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PEDRO MATHIAS SIG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60" calcext:value-type="float">
            <text:p>44310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SALVADOR OLIVEIRA P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70" calcext:value-type="float">
            <text:p>44310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JOSÉ DE MAT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80" calcext:value-type="float">
            <text:p>44310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LOURENÇO SIQUEIRA PRE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90" calcext:value-type="float">
            <text:p>44310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MANUEL RODRIGUES MEXELH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091" calcext:value-type="float">
            <text:p>443109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VESSA WILSON MARINHO DOS 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100" calcext:value-type="float">
            <text:p>4431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JOSÉ FRAN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110" calcext:value-type="float">
            <text:p>44311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MARIA DOLORES FERREIRA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120" calcext:value-type="float">
            <text:p>44311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MANUEL DA COSTA CABR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130" calcext:value-type="float">
            <text:p>44311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INÁCIO DE BULHÕ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140" calcext:value-type="float">
            <text:p>44311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ALICE DOS SANTOS PEIX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150" calcext:value-type="float">
            <text:p>44311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GREGÓRIO FAGU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160" calcext:value-type="float">
            <text:p>44311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PEDRO FERNANDES ARAG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1170" calcext:value-type="float">
            <text:p>44311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A GABRIELA BESANZONI-LA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00" calcext:value-type="float">
            <text:p>443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VENIDA EDUARDO PEREIRA RAM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10" calcext:value-type="float">
            <text:p>443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CONSTÂNCIO JOSÉ SO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20" calcext:value-type="float">
            <text:p>443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PROFESSOR CARLOS DECOUR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22" calcext:value-type="float">
            <text:p>44320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VESSA VICEN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25" calcext:value-type="float">
            <text:p>44320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VESSA TEODOM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27" calcext:value-type="float">
            <text:p>44320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VESSA EL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30" calcext:value-type="float">
            <text:p>44320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DINA DE AZEVEDO ALV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40" calcext:value-type="float">
            <text:p>44320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MONSENHOR MAGG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50" calcext:value-type="float">
            <text:p>44320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ALARICO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60" calcext:value-type="float">
            <text:p>44320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PROFESSOR ANÍBAL MASCAREN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70" calcext:value-type="float">
            <text:p>44320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QUATORZE DE ABR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80" calcext:value-type="float">
            <text:p>44320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REVERENDO DAILY RESENDE F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090" calcext:value-type="float">
            <text:p>44320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GRACHO CARDO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00" calcext:value-type="float">
            <text:p>4432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DOUTOR JOSÉ VIRGÍLIO VI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10" calcext:value-type="float">
            <text:p>44321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GEORGE BERNAN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15" calcext:value-type="float">
            <text:p>44321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VESSA MARIA DA CONCEIÇ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17" calcext:value-type="float">
            <text:p>44321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VESSA CAMPANÁR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20" calcext:value-type="float">
            <text:p>4432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BASTOS TIG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30" calcext:value-type="float">
            <text:p>44321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DELFIM DA COSTA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40" calcext:value-type="float">
            <text:p>44321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CÉSAR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50" calcext:value-type="float">
            <text:p>44321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PADRE JOSÉ GIANNEL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60" calcext:value-type="float">
            <text:p>44321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MARIANA BRAN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70" calcext:value-type="float">
            <text:p>44321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PEIXOTO MELO F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80" calcext:value-type="float">
            <text:p>44321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ANTÔNIO PEDRO TEIX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2190" calcext:value-type="float">
            <text:p>44321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A PROFESSOR AZAMBUJA SUZ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010" calcext:value-type="float">
            <text:p>4433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PEDRO NOGUEIRA DE PAZ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020" calcext:value-type="float">
            <text:p>4433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GLYCÉRIO ALMEIDA MACI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030" calcext:value-type="float">
            <text:p>44330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MARILENA RIBEIRO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040" calcext:value-type="float">
            <text:p>44330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RAFAEL PEIX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050" calcext:value-type="float">
            <text:p>44330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OSCAR DE BAR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060" calcext:value-type="float">
            <text:p>44330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PARTICULAR EL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070" calcext:value-type="float">
            <text:p>44330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BENEDITO GOM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080" calcext:value-type="float">
            <text:p>44330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SABINA KALT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090" calcext:value-type="float">
            <text:p>44330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DINORA ARRUDA FRAN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00" calcext:value-type="float">
            <text:p>4433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JOSÉ ALVES NOG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10" calcext:value-type="float">
            <text:p>44331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EDUARDO FELLO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20" calcext:value-type="float">
            <text:p>44331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FLOREST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30" calcext:value-type="float">
            <text:p>44331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BENJAMIN VIEIRA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40" calcext:value-type="float">
            <text:p>44331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PIERRE BERT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50" calcext:value-type="float">
            <text:p>44331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VENIDA VINTE E SE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60" calcext:value-type="float">
            <text:p>44331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THOMÁS LINLE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70" calcext:value-type="float">
            <text:p>44331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RAUL LAPAR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80" calcext:value-type="float">
            <text:p>44331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HENRIQUE GUILHERME NICOL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85" calcext:value-type="float">
            <text:p>44331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VESSA SÍLV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190" calcext:value-type="float">
            <text:p>44331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JOSÉ SANTANA TEIX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200" calcext:value-type="float">
            <text:p>44332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JOSÉ BASTOS NOG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210" calcext:value-type="float">
            <text:p>44332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SYLVIA DE MORAES BRAND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220" calcext:value-type="float">
            <text:p>44332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ELISIO MENDES GA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230" calcext:value-type="float">
            <text:p>44332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ANTÔNIO BARACH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240" calcext:value-type="float">
            <text:p>44332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MÁRIO ÂNGELO CAPOCH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3250" calcext:value-type="float">
            <text:p>44332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A PEDRO GONÇALVES M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00" calcext:value-type="float">
            <text:p>4434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SAMUEL ARNOL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10" calcext:value-type="float">
            <text:p>4434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SELMA KURT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15" calcext:value-type="float">
            <text:p>4434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AVESSA SELMA KURT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20" calcext:value-type="float">
            <text:p>4434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MICHEL CAR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30" calcext:value-type="float">
            <text:p>44340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ISAÍ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40" calcext:value-type="float">
            <text:p>4434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MARIA LÚCIA DE TOLEDO LEI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50" calcext:value-type="float">
            <text:p>44340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SENADOR RUI CARN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60" calcext:value-type="float">
            <text:p>44340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JURIMANÁ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70" calcext:value-type="float">
            <text:p>44340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SATURNINO DE BRITO F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80" calcext:value-type="float">
            <text:p>44340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EDUARDO KAIS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090" calcext:value-type="float">
            <text:p>44340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VENIDA LUIGI ARDI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100" calcext:value-type="float">
            <text:p>4434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SENADOR PAULO GUER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110" calcext:value-type="float">
            <text:p>44341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ARMANDO GONZ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120" calcext:value-type="float">
            <text:p>44341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ELISEU BORG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130" calcext:value-type="float">
            <text:p>44341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NICOLAU ISNAR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140" calcext:value-type="float">
            <text:p>44341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MANFR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150" calcext:value-type="float">
            <text:p>44341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GERMANO GOTTSFRIT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170" calcext:value-type="float">
            <text:p>44341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ROSE CAR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180" calcext:value-type="float">
            <text:p>44341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PADRE ALBERTO ROC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190" calcext:value-type="float">
            <text:p>44341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HENRI BERT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00" calcext:value-type="float">
            <text:p>44342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JOANA GADSK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10" calcext:value-type="float">
            <text:p>44342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MADALENA ALLEGRAN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20" calcext:value-type="float">
            <text:p>44342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DIONÍSIO LAVRAN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24" calcext:value-type="float">
            <text:p>44342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AVESSA SÃO SEBASTI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26" calcext:value-type="float">
            <text:p>4434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AVESSA PIAUÍ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30" calcext:value-type="float">
            <text:p>44342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VICENTE BETT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40" calcext:value-type="float">
            <text:p>44342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EMI DEST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50" calcext:value-type="float">
            <text:p>4434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ANDRÉ ARK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60" calcext:value-type="float">
            <text:p>4434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VITO FRAZZ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70" calcext:value-type="float">
            <text:p>4434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FRANZ ERK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80" calcext:value-type="float">
            <text:p>4434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JENNY LIN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290" calcext:value-type="float">
            <text:p>4434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ÍTALO MONTEMEZZ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300" calcext:value-type="float">
            <text:p>44343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A ERNESTINA TERRACIANO SIEB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4310" calcext:value-type="float">
            <text:p>44343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 MARGIN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000" calcext:value-type="float">
            <text:p>4436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VENIDA JOÃO BATISTA DI VITO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010" calcext:value-type="float">
            <text:p>4436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INÁCIO XAVI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020" calcext:value-type="float">
            <text:p>4436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MIGUEL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040" calcext:value-type="float">
            <text:p>44360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PLÁCIDO NUNES VI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050" calcext:value-type="float">
            <text:p>44360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DIOGO RAMI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060" calcext:value-type="float">
            <text:p>44360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GREGÓRIO DE MORAIS RE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070" calcext:value-type="float">
            <text:p>44360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AMARO DA ROC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080" calcext:value-type="float">
            <text:p>44360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PEDRO REND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090" calcext:value-type="float">
            <text:p>44360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DIOGO VIDIG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100" calcext:value-type="float">
            <text:p>4436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ALEIXO LEME DOS RE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6110" calcext:value-type="float">
            <text:p>44361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A CRISTÓVÃO LINS DE VASCONC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00" calcext:value-type="float">
            <text:p>4437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VENIDA JOÃO PEIXOTO VIEG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10" calcext:value-type="float">
            <text:p>44370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ANTÔNIO ZOU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20" calcext:value-type="float">
            <text:p>4437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VENIDA NICOLAU RESEN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30" calcext:value-type="float">
            <text:p>44370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JOÃO DA ROC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40" calcext:value-type="float">
            <text:p>44370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AÇA JÚLIO DA COSTA LE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50" calcext:value-type="float">
            <text:p>44370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MANUEL VA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60" calcext:value-type="float">
            <text:p>44370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FRANCISCO RAM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70" calcext:value-type="float">
            <text:p>443707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VENIDA ANTÔNIO GONÇALVES VI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80" calcext:value-type="float">
            <text:p>44370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TOMÁS VILA RE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90" calcext:value-type="float">
            <text:p>44370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PASCOAL DA RIB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095" calcext:value-type="float">
            <text:p>44370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ODETTE TOBIAS MAR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100" calcext:value-type="float">
            <text:p>44371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LOURENÇO RABE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110" calcext:value-type="float">
            <text:p>44371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JOÃO DOS SANTOS WERNE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140" calcext:value-type="float">
            <text:p>44371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DOMINGOS FURTADO VALAD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7150" calcext:value-type="float">
            <text:p>44371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A GASPAR COLAÇO VILE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00" calcext:value-type="float">
            <text:p>4438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DAVID EI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10" calcext:value-type="float">
            <text:p>44380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LUÍS DA GAMA R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20" calcext:value-type="float">
            <text:p>4438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JOSEF GREG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30" calcext:value-type="float">
            <text:p>44380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MATILDE DI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40" calcext:value-type="float">
            <text:p>44380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ANTÔNIO DA VEI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50" calcext:value-type="float">
            <text:p>44380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JOSÉ PRA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55" calcext:value-type="float">
            <text:p>44380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JOÃO TIMÓTEO BURA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60" calcext:value-type="float">
            <text:p>44380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ROSA DE JESUS E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70" calcext:value-type="float">
            <text:p>44380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CANUTO BOREL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80" calcext:value-type="float">
            <text:p>44380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FERDINANDO FRANT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090" calcext:value-type="float">
            <text:p>44380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ERIBERTO BARROS CAJAZ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00" calcext:value-type="float">
            <text:p>4438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DOUTOR EPAMINONDAS BAR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10" calcext:value-type="float">
            <text:p>44381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ANDRÉ DE ZUNE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20" calcext:value-type="float">
            <text:p>44381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DIOGO BARBOSA RE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30" calcext:value-type="float">
            <text:p>44381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CALIL ABUT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40" calcext:value-type="float">
            <text:p>44381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STRADA DA SERVID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50" calcext:value-type="float">
            <text:p>44381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SAVÉRIO MERCADAN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60" calcext:value-type="float">
            <text:p>44381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PACHECO ME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70" calcext:value-type="float">
            <text:p>44381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JAN LAMP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80" calcext:value-type="float">
            <text:p>44381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GIUSEPPE ADAM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81" calcext:value-type="float">
            <text:p>44381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FREV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82" calcext:value-type="float">
            <text:p>44381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INSPIRAÇ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190" calcext:value-type="float">
            <text:p>4438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JÚLIO KAP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00" calcext:value-type="float">
            <text:p>44382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ALÉSSIO DE PAOL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10" calcext:value-type="float">
            <text:p>44382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KAREL BURI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20" calcext:value-type="float">
            <text:p>44382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DURVAL PEDROSO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30" calcext:value-type="float">
            <text:p>44382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JOÃO VALENTIM DA CRU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40" calcext:value-type="float">
            <text:p>44382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EMBAIXATRIZ DORA DE VASC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50" calcext:value-type="float">
            <text:p>44382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DOUTOR LAURO PAREN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60" calcext:value-type="float">
            <text:p>44382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NORBERTO MARTINS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70" calcext:value-type="float">
            <text:p>44382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MILTON DANIEL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80" calcext:value-type="float">
            <text:p>44382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HERMENEGILDO MART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8290" calcext:value-type="float">
            <text:p>44382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A FERNANDO MELÃO MART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9000" calcext:value-type="float">
            <text:p>4439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VENIDA MARGIN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9010" calcext:value-type="float">
            <text:p>4439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A DOMENICO FISCHIE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9020" calcext:value-type="float">
            <text:p>4439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A ANGÉLICA CATALA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9030" calcext:value-type="float">
            <text:p>44390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A LEON CARVA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9040" calcext:value-type="float">
            <text:p>44390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A AMEDEO BAS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9050" calcext:value-type="float">
            <text:p>44390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A DOUTOR NELSON MONTEIRO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9070" calcext:value-type="float">
            <text:p>443907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A ENGENHEIRO JOÃO LANG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39080" calcext:value-type="float">
            <text:p>44390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A JOSÉ MOREIRA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4000" calcext:value-type="float">
            <text:p>4444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ENIDA MIGUEL YUNES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2">
          <table:table-cell office:value-type="float" office:value="4444000" calcext:value-type="float">
            <text:p>4444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ENIDA MIGUEL YUNES</text:p>
          </table:table-cell>
          <table:table-cell office:value-type="float" office:value="351" calcext:value-type="float">
            <text:p>351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2">
          <table:table-cell office:value-type="float" office:value="4444000" calcext:value-type="float">
            <text:p>4444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ENIDA MIGUEL YUNES</text:p>
          </table:table-cell>
          <table:table-cell office:value-type="float" office:value="500" calcext:value-type="float">
            <text:p>500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2">
          <table:table-cell office:value-type="float" office:value="4444000" calcext:value-type="float">
            <text:p>4444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ENIDA MIGUEL YUNES</text:p>
          </table:table-cell>
          <table:table-cell table:number-columns-repeated="2" office:value-type="float" office:value="540" calcext:value-type="float">
            <text:p>540</text:p>
          </table:table-cell>
          <table:table-cell/>
        </table:table-row>
        <table:table-row table:style-name="ro2">
          <table:table-cell office:value-type="float" office:value="4444000" calcext:value-type="float">
            <text:p>4444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ENIDA MIGUEL YUNES</text:p>
          </table:table-cell>
          <table:table-cell office:value-type="float" office:value="541" calcext:value-type="float">
            <text:p>541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2">
          <table:table-cell office:value-type="float" office:value="4444000" calcext:value-type="float">
            <text:p>4444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ENIDA MIGUEL YUNES</text:p>
          </table:table-cell>
          <table:table-cell office:value-type="float" office:value="736" calcext:value-type="float">
            <text:p>736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4020" calcext:value-type="float">
            <text:p>444402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Zacarias Da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00" calcext:value-type="float">
            <text:p>4445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JOSÉ PAULINO DE ARAÚJ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10" calcext:value-type="float">
            <text:p>44450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JULIETA DE ARAÚJO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20" calcext:value-type="float">
            <text:p>4445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AFONSO ARAÚJO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30" calcext:value-type="float">
            <text:p>44450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JOSÉ MARI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40" calcext:value-type="float">
            <text:p>44450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ITAPUÍ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50" calcext:value-type="float">
            <text:p>44450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ALESSANDRO MANZ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60" calcext:value-type="float">
            <text:p>44450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ELYDIO RODRIGUES NU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70" calcext:value-type="float">
            <text:p>44450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HERMINDA BRANCA DE BOR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80" calcext:value-type="float">
            <text:p>44450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DANIEL DEFO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090" calcext:value-type="float">
            <text:p>44450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FRANCISCO MADE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100" calcext:value-type="float">
            <text:p>4445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CLODOALDO DE BRI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110" calcext:value-type="float">
            <text:p>44451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GILSON AMA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120" calcext:value-type="float">
            <text:p>44451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VISCONDE DE ROBOR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130" calcext:value-type="float">
            <text:p>44451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AMEDA AFONSO BOCCHIGLIE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5140" calcext:value-type="float">
            <text:p>44451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A JOÃO FERREIRA DE ABRE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00" calcext:value-type="float">
            <text:p>44460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TABAR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10" calcext:value-type="float">
            <text:p>44460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OIR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20" calcext:value-type="float">
            <text:p>4446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AÇA NOVA OLIN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30" calcext:value-type="float">
            <text:p>44460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ICAPAR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40" calcext:value-type="float">
            <text:p>44460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MUSSU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50" calcext:value-type="float">
            <text:p>44460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ANHANGAÍ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60" calcext:value-type="float">
            <text:p>44460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VENIDA ASSAR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70" calcext:value-type="float">
            <text:p>44460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IMBU-GUAÇ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80" calcext:value-type="float">
            <text:p>44460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CAJUBU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090" calcext:value-type="float">
            <text:p>44460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NUPUT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100" calcext:value-type="float">
            <text:p>44461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MOISÉS VALÉRIO FRAN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120" calcext:value-type="float">
            <text:p>44461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DO MEIR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125" calcext:value-type="float">
            <text:p>44461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JOSÉ DA FONSECA NAD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127" calcext:value-type="float">
            <text:p>444612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ESTER SALL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130" calcext:value-type="float">
            <text:p>44461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ARAPÉ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150" calcext:value-type="float">
            <text:p>44461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OSCAR MIRAN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160" calcext:value-type="float">
            <text:p>44461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JUA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170" calcext:value-type="float">
            <text:p>44461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NHANDUTI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180" calcext:value-type="float">
            <text:p>44461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CURI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200" calcext:value-type="float">
            <text:p>44462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FIRMINO RODRIGUES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210" calcext:value-type="float">
            <text:p>44462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AÇA PIERRE LO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220" calcext:value-type="float">
            <text:p>44462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FREI PANTALEÃO DE AV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230" calcext:value-type="float">
            <text:p>44462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JAIME RODRIGU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6240" calcext:value-type="float">
            <text:p>44462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A MISARELA DE AGUA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7010" calcext:value-type="float">
            <text:p>44470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 Nossa Senhora do Sabará</text:p>
          </table:table-cell>
          <table:table-cell office:value-type="float" office:value="2700" calcext:value-type="float">
            <text:p>2700</text:p>
          </table:table-cell>
          <table:table-cell office:value-type="float" office:value="3888" calcext:value-type="float">
            <text:p>3888</text:p>
          </table:table-cell>
          <table:table-cell/>
        </table:table-row>
        <table:table-row table:style-name="ro2">
          <table:table-cell office:value-type="float" office:value="4447011" calcext:value-type="float">
            <text:p>44470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 Nossa Senhora do Sabará</text:p>
          </table:table-cell>
          <table:table-cell office:value-type="float" office:value="3890" calcext:value-type="float">
            <text:p>3890</text:p>
          </table:table-cell>
          <table:table-cell office:value-type="float" office:value="9998" calcext:value-type="float">
            <text:p>9998</text:p>
          </table:table-cell>
          <table:table-cell/>
        </table:table-row>
        <table:table-row table:style-name="ro2">
          <table:table-cell office:value-type="float" office:value="4447020" calcext:value-type="float">
            <text:p>444702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 Nossa Senhora do Sabará</text:p>
          </table:table-cell>
          <table:table-cell office:value-type="float" office:value="2701" calcext:value-type="float">
            <text:p>2701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2">
          <table:table-cell office:value-type="float" office:value="4447021" calcext:value-type="float">
            <text:p>44470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 Nossa Senhora do Sabará</text:p>
          </table:table-cell>
          <table:table-cell office:value-type="float" office:value="3937" calcext:value-type="float">
            <text:p>3937</text:p>
          </table:table-cell>
          <table:table-cell office:value-type="float" office:value="9991" calcext:value-type="float">
            <text:p>9991</text:p>
          </table:table-cell>
          <table:table-cell/>
        </table:table-row>
        <table:table-row table:style-name="ro2">
          <table:table-cell office:value-type="float" office:value="4447025" calcext:value-type="float">
            <text:p>44470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ASSAGEM BRENO CALD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7027" calcext:value-type="float">
            <text:p>444702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PROFESSOR ANÍSIO GONÇALV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47901" calcext:value-type="float">
            <text:p>444790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 Nossa Senhora do Sabará</text:p>
          </table:table-cell>
          <table:table-cell table:number-columns-repeated="2" office:value-type="float" office:value="9993" calcext:value-type="float">
            <text:p>9993</text:p>
          </table:table-cell>
          <table:table-cell/>
        </table:table-row>
        <table:table-row table:style-name="ro2">
          <table:table-cell office:value-type="float" office:value="4447902" calcext:value-type="float">
            <text:p>444790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venida Nossa Senhora do Sabar</text:p>
          </table:table-cell>
          <table:table-cell table:number-columns-repeated="2" office:value-type="float" office:value="9995" calcext:value-type="float">
            <text:p>9995</text:p>
          </table:table-cell>
          <table:table-cell/>
        </table:table-row>
        <table:table-row table:style-name="ro2">
          <table:table-cell office:value-type="float" office:value="4455000" calcext:value-type="float">
            <text:p>44550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ORLANDO PINTO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010" calcext:value-type="float">
            <text:p>44550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OTÁVIO ROC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020" calcext:value-type="float">
            <text:p>44550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NUNO BORGES DO AMAR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030" calcext:value-type="float">
            <text:p>44550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MOACIR BONA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040" calcext:value-type="float">
            <text:p>44550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ANTÔNIO ROSA MACHA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050" calcext:value-type="float">
            <text:p>44550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MANUEL PAULINO DAVI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060" calcext:value-type="float">
            <text:p>44550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CENERINO BRANCO DE ARAÚJ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070" calcext:value-type="float">
            <text:p>44550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CARLOS FALLE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080" calcext:value-type="float">
            <text:p>44550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AÇA CLÁUDIO MANOEL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090" calcext:value-type="float">
            <text:p>44550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BALTHAZAR FIGUEIREDO DE 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00" calcext:value-type="float">
            <text:p>4455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VESSA PARTICULAR SANTA FI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10" calcext:value-type="float">
            <text:p>44551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PIETRO LOT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20" calcext:value-type="float">
            <text:p>44551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AÇA ENGENHEIRO RAPHAEL JOS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30" calcext:value-type="float">
            <text:p>44551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JOÃO SCATAMACCH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40" calcext:value-type="float">
            <text:p>44551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AFONSO MAND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50" calcext:value-type="float">
            <text:p>44551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PAULO ADANÍS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60" calcext:value-type="float">
            <text:p>44551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VITOR LAMPAREL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70" calcext:value-type="float">
            <text:p>44551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JOÃO FRANCISCO DE MOU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80" calcext:value-type="float">
            <text:p>44551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SARGENTO OLÍCIO ALV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190" calcext:value-type="float">
            <text:p>44551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DINO BORGIO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210" calcext:value-type="float">
            <text:p>44552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JOANA CASTELL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220" calcext:value-type="float">
            <text:p>44552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CÉSAR MAREN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230" calcext:value-type="float">
            <text:p>44552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BITU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240" calcext:value-type="float">
            <text:p>44552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ERNESTO ROTHSCHIL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250" calcext:value-type="float">
            <text:p>44552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JOÃO BRESSA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260" calcext:value-type="float">
            <text:p>44552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NONATO VIEIRA LI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280" calcext:value-type="float">
            <text:p>44552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EUGÊNIO PORT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290" calcext:value-type="float">
            <text:p>44552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PROFESSOR LEAL FER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00" calcext:value-type="float">
            <text:p>44553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SATURNINO DE ALMEIDA NE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05" calcext:value-type="float">
            <text:p>44553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VESSA FERDINANDO VADER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10" calcext:value-type="float">
            <text:p>44553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ENGENHEIRO DOMÍCIO DE L. 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20" calcext:value-type="float">
            <text:p>44553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CLARA SUIT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40" calcext:value-type="float">
            <text:p>44553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JANUÁRIO DA ROCHA FRAN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50" calcext:value-type="float">
            <text:p>44553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LAURA DOS ANJOS RAM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60" calcext:value-type="float">
            <text:p>44553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DOMINGAS GALLETERI BLOT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70" calcext:value-type="float">
            <text:p>44553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OLGA MIL-HOMENS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80" calcext:value-type="float">
            <text:p>44553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DOUTOR ALCIDES THOMAZ LAU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390" calcext:value-type="float">
            <text:p>44553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JOSÉ FUGUL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400" calcext:value-type="float">
            <text:p>44554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JOSÉ GUILHERME GUIMARÃES 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405" calcext:value-type="float">
            <text:p>44554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FLÁVIO CASSIODO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5410" calcext:value-type="float">
            <text:p>44554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A CASA DE EMAÚ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000" calcext:value-type="float">
            <text:p>4456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SÃO CONSTANT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010" calcext:value-type="float">
            <text:p>44560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PROFESSOR AMADOR DE LIMA J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020" calcext:value-type="float">
            <text:p>44560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SÃO ESTANISLA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030" calcext:value-type="float">
            <text:p>44560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SÃO FRANCISCO XAVI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050" calcext:value-type="float">
            <text:p>44560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AÇA SANTA MÔNI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070" calcext:value-type="float">
            <text:p>44560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ANA MARGARIDA DAS DO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080" calcext:value-type="float">
            <text:p>44560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PROFESSOR AUGUSTO MOND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090" calcext:value-type="float">
            <text:p>44560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ENGARDO GEN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00" calcext:value-type="float">
            <text:p>44561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CONDE LUIZ ZUN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10" calcext:value-type="float">
            <text:p>44561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SÃO CANU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30" calcext:value-type="float">
            <text:p>44561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MARF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35" calcext:value-type="float">
            <text:p>44561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GALEANO FRI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37" calcext:value-type="float">
            <text:p>44561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VESSA FIDELIDA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39" calcext:value-type="float">
            <text:p>44561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PASCOA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40" calcext:value-type="float">
            <text:p>44561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PEDRO ELM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42" calcext:value-type="float">
            <text:p>44561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SINVAL DE SOUZA LACER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60" calcext:value-type="float">
            <text:p>44561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BORBA PE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70" calcext:value-type="float">
            <text:p>44561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JANE AUSTE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72" calcext:value-type="float">
            <text:p>44561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SÃO JOÃO DA MAD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75" calcext:value-type="float">
            <text:p>44561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LUÍSA BOCCHIGLIERI XIME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80" calcext:value-type="float">
            <text:p>44561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MATILDE DE OLIVEIRA SIM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190" calcext:value-type="float">
            <text:p>44561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CARUTAPE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200" calcext:value-type="float">
            <text:p>44562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FRANCISCO DE ASSIS ARAÚJ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202" calcext:value-type="float">
            <text:p>44562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JOAQUIM PEDRO GETÚL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205" calcext:value-type="float">
            <text:p>44562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JOAQUIM NEVES MONT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6210" calcext:value-type="float">
            <text:p>44562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A CORONEL RICIOTI ALEGRE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000" calcext:value-type="float">
            <text:p>4457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ORESTES BARB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010" calcext:value-type="float">
            <text:p>44570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CÂNDIDO DE SOUSA PITAN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020" calcext:value-type="float">
            <text:p>44570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JOÃO BATISTA DA SIL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030" calcext:value-type="float">
            <text:p>44570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HAFI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040" calcext:value-type="float">
            <text:p>44570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LAURINDO DE AZEVEDO MARQ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060" calcext:value-type="float">
            <text:p>44570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JOÃO ALBERTO SAL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070" calcext:value-type="float">
            <text:p>44570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ÂNGELO SANGIRAR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080" calcext:value-type="float">
            <text:p>44570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JOSÉ MARIA DE ABRE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090" calcext:value-type="float">
            <text:p>44570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MARINO PI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100" calcext:value-type="float">
            <text:p>4457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RAFAEL CORREIA SAMPA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110" calcext:value-type="float">
            <text:p>44571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JOSÉ DE ATAÍDE MARCO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120" calcext:value-type="float">
            <text:p>44571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LUÍS BUENO DE MIRAN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130" calcext:value-type="float">
            <text:p>44571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ARLINDO ALBER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140" calcext:value-type="float">
            <text:p>44571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CONSTANTINO SERG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150" calcext:value-type="float">
            <text:p>44571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CALIDAS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7160" calcext:value-type="float">
            <text:p>44571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A SANTOS NE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00" calcext:value-type="float">
            <text:p>4458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ZIKE TU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05" calcext:value-type="float">
            <text:p>445800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ANA MA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10" calcext:value-type="float">
            <text:p>44580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VENIDA MARGIN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20" calcext:value-type="float">
            <text:p>44580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DÉLIO JARDIM DE MA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25" calcext:value-type="float">
            <text:p>44580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COLASTI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30" calcext:value-type="float">
            <text:p>44580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VENIDA DILERMANDO RE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40" calcext:value-type="float">
            <text:p>44580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ALFREDO PACÍFICO BELLAGAMB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50" calcext:value-type="float">
            <text:p>44580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ANTÔNIO FERNANDES DE OLIV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60" calcext:value-type="float">
            <text:p>44580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JOÃO GARIBALDI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70" calcext:value-type="float">
            <text:p>44580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HENRIQUE NICOLA VINE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80" calcext:value-type="float">
            <text:p>44580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METROPOLIT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090" calcext:value-type="float">
            <text:p>44580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FRANCISCO IAN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100" calcext:value-type="float">
            <text:p>4458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GUADALQUIVI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110" calcext:value-type="float">
            <text:p>44581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JOÃO CÂNDI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120" calcext:value-type="float">
            <text:p>44581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AÇA ATHAYDE FERREIRA DA COS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140" calcext:value-type="float">
            <text:p>44581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PEDRO GERM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145" calcext:value-type="float">
            <text:p>44581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PINHAL DE PORTOM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150" calcext:value-type="float">
            <text:p>44581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MARISA PRA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160" calcext:value-type="float">
            <text:p>44581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TELMA RITT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170" calcext:value-type="float">
            <text:p>44581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MÁRIO CASER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8180" calcext:value-type="float">
            <text:p>44581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A BRUNO TAU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00" calcext:value-type="float">
            <text:p>4459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ANTÔNIO DO CAM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10" calcext:value-type="float">
            <text:p>44590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INOCÊNCIO DE CAMAR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15" calcext:value-type="float">
            <text:p>44590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Brasil(Pedreir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20" calcext:value-type="float">
            <text:p>44590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GREGÓRIO FER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30" calcext:value-type="float">
            <text:p>44590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AVESSA MARIA PACHE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50" calcext:value-type="float">
            <text:p>44590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ILHA BE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60" calcext:value-type="float">
            <text:p>44590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CARLOS BIGNAR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70" calcext:value-type="float">
            <text:p>44590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CLÓVIS DE ANDRADE GUTSCHOW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80" calcext:value-type="float">
            <text:p>44590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MANOEL MORAES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090" calcext:value-type="float">
            <text:p>44590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WERTHER FARINEL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00" calcext:value-type="float">
            <text:p>44591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LEÔNCIO RIBAS MAR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10" calcext:value-type="float">
            <text:p>44591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VENIDA BATISTA MACI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20" calcext:value-type="float">
            <text:p>44591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MIGUEL NU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30" calcext:value-type="float">
            <text:p>44591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JOÃO DE MON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40" calcext:value-type="float">
            <text:p>445914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SALVADOR D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50" calcext:value-type="float">
            <text:p>44591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MARCELINO TEL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60" calcext:value-type="float">
            <text:p>44591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SOBRAL DO CAM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70" calcext:value-type="float">
            <text:p>44591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DO MANDUCA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80" calcext:value-type="float">
            <text:p>44591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VALMIQU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85" calcext:value-type="float">
            <text:p>44591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AVESSA ÂNGELO BERAR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190" calcext:value-type="float">
            <text:p>44591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BALTAZAR CARDE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00" calcext:value-type="float">
            <text:p>4459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DOS ANDRA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10" calcext:value-type="float">
            <text:p>44592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JORGE LUÍ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20" calcext:value-type="float">
            <text:p>44592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VITELMINA ARAÚJO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30" calcext:value-type="float">
            <text:p>44592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CAMAIA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40" calcext:value-type="float">
            <text:p>445924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ALZIRA ALVE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50" calcext:value-type="float">
            <text:p>44592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MARTA MAGDALE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60" calcext:value-type="float">
            <text:p>44592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MACARANAI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70" calcext:value-type="float">
            <text:p>44592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JOÃO BARRO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80" calcext:value-type="float">
            <text:p>4459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AVESSA JOÃO BARRO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290" calcext:value-type="float">
            <text:p>4459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MANUEL DE MAC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300" calcext:value-type="float">
            <text:p>4459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ICAVET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310" calcext:value-type="float">
            <text:p>44593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BARRA GRAN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320" calcext:value-type="float">
            <text:p>44593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SANTA ÚRSU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330" calcext:value-type="float">
            <text:p>44593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AQUILES ESTAÇ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340" calcext:value-type="float">
            <text:p>445934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VENIDA EMERICO RICHT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59350" calcext:value-type="float">
            <text:p>44593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A ARISTIDES NOG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0000" calcext:value-type="float">
            <text:p>4460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DOUTOR JACQUES TUPINAMB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0010" calcext:value-type="float">
            <text:p>44600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AGUI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0020" calcext:value-type="float">
            <text:p>446002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MARN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0030" calcext:value-type="float">
            <text:p>44600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RAVESSA ARNALDO BRAGAN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0040" calcext:value-type="float">
            <text:p>446004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QUINTA DE SANTA LUZ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000" calcext:value-type="float">
            <text:p>4461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CAR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010" calcext:value-type="float">
            <text:p>44610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JÚNIA FERNANDES GOUVÊ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020" calcext:value-type="float">
            <text:p>446102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JOSÉ BONAPAR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025" calcext:value-type="float">
            <text:p>44610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ÂNGELO PAULUCC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030" calcext:value-type="float">
            <text:p>44610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DOUTOR ÊNIO MONTE ALEG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050" calcext:value-type="float">
            <text:p>44610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JOSÉ MARTINS COE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060" calcext:value-type="float">
            <text:p>446106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JOAQUIM GONÇALVES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070" calcext:value-type="float">
            <text:p>446107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ALBERTINA MALLAN ZAFF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090" calcext:value-type="float">
            <text:p>446109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CAMILO LOPES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1100" calcext:value-type="float">
            <text:p>44611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UA IGARÁ-PARAN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00" calcext:value-type="float">
            <text:p>4462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STRADA DO ALVARENGA - ATÉ 146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10" calcext:value-type="float">
            <text:p>44620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SÍLVIA DE BAR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20" calcext:value-type="float">
            <text:p>44620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MARTINHO AFON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30" calcext:value-type="float">
            <text:p>44620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TOBIAS DE BAR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40" calcext:value-type="float">
            <text:p>44620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MIGUEL MAURÍCIO RAMA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50" calcext:value-type="float">
            <text:p>44620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NANQU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60" calcext:value-type="float">
            <text:p>44620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GABRIEL BENEDITO DO LA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70" calcext:value-type="float">
            <text:p>44620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AÇA ALEXANDRE FRANCISCO REB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80" calcext:value-type="float">
            <text:p>446208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MARIA VIRGÍNIA ESTENSO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90" calcext:value-type="float">
            <text:p>446209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WILLIAM LINDSA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095" calcext:value-type="float">
            <text:p>446209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AVESSA ADELIA VASCONCELLOS 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105" calcext:value-type="float">
            <text:p>44621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CORONEL ANTÔNIO INOJ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110" calcext:value-type="float">
            <text:p>44621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JOSÉ RIBEIRO DE ANDRA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120" calcext:value-type="float">
            <text:p>44621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BRIGADEIRO ELÓI PESSO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130" calcext:value-type="float">
            <text:p>44621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AÇA PROFESSOR LUÍS CAPRIGL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140" calcext:value-type="float">
            <text:p>44621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ENGENHEIRO FLÁVIO DA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2150" calcext:value-type="float">
            <text:p>4462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A DOUTOR JUVENAL MEY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000" calcext:value-type="float">
            <text:p>4463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JACINTA GOM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010" calcext:value-type="float">
            <text:p>44630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CÓRREGO AZU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020" calcext:value-type="float">
            <text:p>44630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PADRE SIMÃO VASCONCEL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030" calcext:value-type="float">
            <text:p>44630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CONCEIÇÃO DA BOA VIAGE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040" calcext:value-type="float">
            <text:p>44630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TAPIRAPÉ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63050" calcext:value-type="float">
            <text:p>44630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MARIANA BORG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060" calcext:value-type="float">
            <text:p>44630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MATSUICHI WA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070" calcext:value-type="float">
            <text:p>446307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DOS TROPEI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080" calcext:value-type="float">
            <text:p>44630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JOAQUIM DO LA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090" calcext:value-type="float">
            <text:p>446309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RAÇA BRÁS TOSCANO DE ME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110" calcext:value-type="float">
            <text:p>44631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A DO SOSSE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3120" calcext:value-type="float">
            <text:p>4463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RAÇA DO ACU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00" calcext:value-type="float">
            <text:p>446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FRANCESCO BOROS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10" calcext:value-type="float">
            <text:p>44640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 GUERRINA FAB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20" calcext:value-type="float">
            <text:p>44640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FRANCISCO E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30" calcext:value-type="float">
            <text:p>44640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FORTUNIO GALL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40" calcext:value-type="float">
            <text:p>44640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ÂNGELO MONTECIL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50" calcext:value-type="float">
            <text:p>44640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RODRIGUES DE MEDEI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60" calcext:value-type="float">
            <text:p>44640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C ALFIO B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70" calcext:value-type="float">
            <text:p>446407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PADRE SANTIA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80" calcext:value-type="float">
            <text:p>44640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JOAQUIM BENTO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090" calcext:value-type="float">
            <text:p>44640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JAMIL JORGE DANI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00" calcext:value-type="float">
            <text:p>4464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FRANCESCO BENUCC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10" calcext:value-type="float">
            <text:p>44641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MAFALDA FÁVE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20" calcext:value-type="float">
            <text:p>44641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ARNOLDO MATTER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30" calcext:value-type="float">
            <text:p>44641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GONÇALO CAMAC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40" calcext:value-type="float">
            <text:p>44641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CUSTÓDIO DE AGUI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50" calcext:value-type="float">
            <text:p>44641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GIOVANNI MA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60" calcext:value-type="float">
            <text:p>44641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AMADO ALON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70" calcext:value-type="float">
            <text:p>446417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C VICENZO FEDERIC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80" calcext:value-type="float">
            <text:p>44641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ANTÔNIO TEIXEIRA PI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90" calcext:value-type="float">
            <text:p>44641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DO MAR PAULI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195" calcext:value-type="float">
            <text:p>446419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C FERNANDO V DE A ALV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4200" calcext:value-type="float">
            <text:p>44642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A JACOPO NAPO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20" calcext:value-type="float">
            <text:p>44660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MARIA ROSA DE JES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25" calcext:value-type="float">
            <text:p>446602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JOSÉ VIEIRA MARTIN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30" calcext:value-type="float">
            <text:p>446603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FELÍCIO ROSCI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35" calcext:value-type="float">
            <text:p>446603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LAKM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40" calcext:value-type="float">
            <text:p>44660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VICENTE DE PAULO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50" calcext:value-type="float">
            <text:p>44660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RITA MATILDE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60" calcext:value-type="float">
            <text:p>446606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C JULIO BENEDIC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70" calcext:value-type="float">
            <text:p>44660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CATHARINA MARRO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80" calcext:value-type="float">
            <text:p>446608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LUCIANA BREV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090" calcext:value-type="float">
            <text:p>446609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VENIDA AUGUSTO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100" calcext:value-type="float">
            <text:p>44661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BENTO JOSÉ DE MOR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110" calcext:value-type="float">
            <text:p>44661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JERÔNIMO JOSÉ DE ANDRA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115" calcext:value-type="float">
            <text:p>44661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OI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6120" calcext:value-type="float">
            <text:p>44661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A ANTÔNIO BENEDITO PALH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00" calcext:value-type="float">
            <text:p>4467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strada do Alvarenga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/>
        </table:table-row>
        <table:table-row table:style-name="ro2">
          <table:table-cell office:value-type="float" office:value="4467000" calcext:value-type="float">
            <text:p>4467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strada do Alvarenga</text:p>
          </table:table-cell>
          <table:table-cell office:value-type="float" office:value="1662" calcext:value-type="float">
            <text:p>1662</text:p>
          </table:table-cell>
          <table:table-cell office:value-type="float" office:value="9998" calcext:value-type="float">
            <text:p>9998</text:p>
          </table:table-cell>
          <table:table-cell/>
        </table:table-row>
        <table:table-row table:style-name="ro2">
          <table:table-cell office:value-type="float" office:value="4467030" calcext:value-type="float">
            <text:p>44670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PROFESSOR SALATIEL DE TOL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35" calcext:value-type="float">
            <text:p>44670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REGINA MINGO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40" calcext:value-type="float">
            <text:p>44670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MADRE EUGENIE VILLIE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50" calcext:value-type="float">
            <text:p>44670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DOM JOÃO BATISTA NE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60" calcext:value-type="float">
            <text:p>44670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ROBERT BIR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62" calcext:value-type="float">
            <text:p>44670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MARIA MALIBR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65" calcext:value-type="float">
            <text:p>44670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DOUTOR SÁ PI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70" calcext:value-type="float">
            <text:p>44670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UMBERTO GIORD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80" calcext:value-type="float">
            <text:p>446708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PROFESSORA IRENE MAURÍC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090" calcext:value-type="float">
            <text:p>446709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EUCLIDES CASTRO DE CARVAL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10" calcext:value-type="float">
            <text:p>44671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CUNHA ME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20" calcext:value-type="float">
            <text:p>44671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BENEDITO RODRIGUES GOUVE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23" calcext:value-type="float">
            <text:p>44671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BELARMINO BELISÁRIO DE 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25" calcext:value-type="float">
            <text:p>44671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BENTO JOSÉ BOR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30" calcext:value-type="float">
            <text:p>44671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DO ROSEIR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35" calcext:value-type="float">
            <text:p>44671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LUIZ BAZZA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40" calcext:value-type="float">
            <text:p>44671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VENIDA ANTÔNIO VIEIRA MARCON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43" calcext:value-type="float">
            <text:p>44671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V ANTONIO V MARCO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45" calcext:value-type="float">
            <text:p>44671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BERNARDO TAVEIRA JÚNI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50" calcext:value-type="float">
            <text:p>44671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WILSON CANT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55" calcext:value-type="float">
            <text:p>446715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RG DA PRIMAVE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60" calcext:value-type="float">
            <text:p>44671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PALMIRA DE SOUZA BARB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190" calcext:value-type="float">
            <text:p>446719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EDUARDO CINEL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00" calcext:value-type="float">
            <text:p>44672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GLAUCO FARI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20" calcext:value-type="float">
            <text:p>44672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VENIDA PROFESSOR ARAÚJO LI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40" calcext:value-type="float">
            <text:p>44672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LADISLAU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45" calcext:value-type="float">
            <text:p>44672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DAS ORQUÍDE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50" calcext:value-type="float">
            <text:p>44672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ABDO NASS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60" calcext:value-type="float">
            <text:p>44672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PASTOR ANTÔNIO ERNESTO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65" calcext:value-type="float">
            <text:p>44672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VITO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70" calcext:value-type="float">
            <text:p>44672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VESSA SÃO SEBASTI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75" calcext:value-type="float">
            <text:p>446727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SANTIAGO ARAÚJ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85" calcext:value-type="float">
            <text:p>446728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SETE DE ABR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90" calcext:value-type="float">
            <text:p>446729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VINTE E CINCO DE JAN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295" calcext:value-type="float">
            <text:p>446729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A DO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7989" calcext:value-type="float">
            <text:p>446798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strada do Alvarenga</text:p>
          </table:table-cell>
          <table:table-cell table:number-columns-repeated="2" office:value-type="float" office:value="1661" calcext:value-type="float">
            <text:p>1661</text:p>
          </table:table-cell>
          <table:table-cell/>
        </table:table-row>
        <table:table-row table:style-name="ro2">
          <table:table-cell office:value-type="float" office:value="4468000" calcext:value-type="float">
            <text:p>4468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CÔNEGO ANTÔNIO PI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10" calcext:value-type="float">
            <text:p>44680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DOUTOR POMPEO ROS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20" calcext:value-type="float">
            <text:p>44680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RAÇA DOM LUÍS DE MASCARENH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30" calcext:value-type="float">
            <text:p>446803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JOAQUIM LUÍS BIS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40" calcext:value-type="float">
            <text:p>44680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PROFESSOR DANTAS JÚNI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50" calcext:value-type="float">
            <text:p>44680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MARECHAL TASSO TINO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55" calcext:value-type="float">
            <text:p>44680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PROFESSOR CORRÊA BRI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60" calcext:value-type="float">
            <text:p>44680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CARDOSO JAR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70" calcext:value-type="float">
            <text:p>44680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DOM JOAQUIM LU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80" calcext:value-type="float">
            <text:p>446808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PONTES DE MOR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090" calcext:value-type="float">
            <text:p>446809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RAÇA CORONEL RAUL WHITAK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8100" calcext:value-type="float">
            <text:p>44681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A GENERAL EDSON FIGUEIR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000" calcext:value-type="float">
            <text:p>4469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JOÃO DE ARAÚJ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020" calcext:value-type="float">
            <text:p>44690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VESSA DOR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050" calcext:value-type="float">
            <text:p>44690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HERMÓGENES EDGARD POR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070" calcext:value-type="float">
            <text:p>44690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MARCIONILO LES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090" calcext:value-type="float">
            <text:p>44690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MARIA APARECIDA FRANCH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100" calcext:value-type="float">
            <text:p>44691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ALEXANDRE ÉD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103" calcext:value-type="float">
            <text:p>446910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PADRE JOÃO PEDRO GA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105" calcext:value-type="float">
            <text:p>44691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PROFESSOR ADOLFO CARVA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107" calcext:value-type="float">
            <text:p>446910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ENGENHEIRO AUGUSTO PESTA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110" calcext:value-type="float">
            <text:p>44691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GÂNDARA DE OLIVA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123" calcext:value-type="float">
            <text:p>446912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DOMINGOS BORG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69125" calcext:value-type="float">
            <text:p>44691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A GENERAL OLIVEIRA RAM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00" calcext:value-type="float">
            <text:p>447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STRADA MUNICIP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10" calcext:value-type="float">
            <text:p>447001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INDEPENDÊNC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30" calcext:value-type="float">
            <text:p>447003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ELIAS JABA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35" calcext:value-type="float">
            <text:p>447003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MARGINAL DO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40" calcext:value-type="float">
            <text:p>447004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AMAD MASSU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45" calcext:value-type="float">
            <text:p>447004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MARGINAL TRÊ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50" calcext:value-type="float">
            <text:p>447005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JOSÉ SALGADO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60" calcext:value-type="float">
            <text:p>447006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ANTÔNIO CASER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70" calcext:value-type="float">
            <text:p>447007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ULISSES VIRGÍLIO FERRA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80" calcext:value-type="float">
            <text:p>447008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LÚCIO DIAS DA FONSE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85" calcext:value-type="float">
            <text:p>447008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FRANCISCO LOPES ANJ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90" calcext:value-type="float">
            <text:p>44700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ENGENHEIRO CAIO DIAS BAT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91" calcext:value-type="float">
            <text:p>447009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AVESSA ANGICO-DO-CAM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92" calcext:value-type="float">
            <text:p>447009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AVESSA OITI-DO-PAR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93" calcext:value-type="float">
            <text:p>447009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AVESSA ROSA-DO-NATA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0094" calcext:value-type="float">
            <text:p>447009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PORTAL ECOLÓGI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095" calcext:value-type="float">
            <text:p>447009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AVESSA ANGELIM-ROS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0096" calcext:value-type="float">
            <text:p>447009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AVESSA CARDAMONO-DA-TERR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0100" calcext:value-type="float">
            <text:p>4470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JOSÉ CORT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10" calcext:value-type="float">
            <text:p>4470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PEDRO LUÍS DIAS DA FONSE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20" calcext:value-type="float">
            <text:p>44701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ROMILDA PERRI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30" calcext:value-type="float">
            <text:p>4470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JOÃO BLEY F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40" calcext:value-type="float">
            <text:p>44701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NICOLA CORT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50" calcext:value-type="float">
            <text:p>44701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JOSÉ FA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60" calcext:value-type="float">
            <text:p>44701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DIOGO NOGUEIRA CAST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70" calcext:value-type="float">
            <text:p>44701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DOUTOR DARI BARCELL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80" calcext:value-type="float">
            <text:p>44701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ROQUE CORD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85" calcext:value-type="float">
            <text:p>447018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UA SALVADOR DA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90" calcext:value-type="float">
            <text:p>44701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DAUTO LEM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194" calcext:value-type="float">
            <text:p>447019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ria Aparecida de Jes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210" calcext:value-type="float">
            <text:p>44702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LICE PELLEISSON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250" calcext:value-type="float">
            <text:p>44702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LUIGI MANCINEL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260" calcext:value-type="float">
            <text:p>44702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DAVIDE PER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261" calcext:value-type="float">
            <text:p>44702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DELINA MARIA DE JES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262" calcext:value-type="float">
            <text:p>447026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JOSÉ SALVADOR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263" calcext:value-type="float">
            <text:p>44702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PAULO DE SOUZA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270" calcext:value-type="float">
            <text:p>44702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ELÓI DUT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280" calcext:value-type="float">
            <text:p>44702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BARÃO ANTÔNIO DE ANG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300" calcext:value-type="float">
            <text:p>44703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GERTRUDE M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310" calcext:value-type="float">
            <text:p>44703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CAMILO ANGLE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315" calcext:value-type="float">
            <text:p>44703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EURICO FRANCO DE SIQ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0320" calcext:value-type="float">
            <text:p>44703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MANOEL GUTIERREZ NAJE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00" calcext:value-type="float">
            <text:p>447200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UA SETE DE SETEMB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10" calcext:value-type="float">
            <text:p>44720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ELOY BERO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20" calcext:value-type="float">
            <text:p>44720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JOSÉ APARECID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2025" calcext:value-type="float">
            <text:p>44720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SEVER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30" calcext:value-type="float">
            <text:p>44720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MAZ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40" calcext:value-type="float">
            <text:p>44720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VE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50" calcext:value-type="float">
            <text:p>44720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NILDA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60" calcext:value-type="float">
            <text:p>44720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MIGU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70" calcext:value-type="float">
            <text:p>44720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VINTE E UM DE ABR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80" calcext:value-type="float">
            <text:p>44720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LUANA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085" calcext:value-type="float">
            <text:p>447208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JÓ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2090" calcext:value-type="float">
            <text:p>447209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ALBERT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00" calcext:value-type="float">
            <text:p>44721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TENENTE EL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10" calcext:value-type="float">
            <text:p>44721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GONZ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20" calcext:value-type="float">
            <text:p>44721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ALICE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2130" calcext:value-type="float">
            <text:p>44721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ANDERLIN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2140" calcext:value-type="float">
            <text:p>44721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ANDR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50" calcext:value-type="float">
            <text:p>447215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UA DIVI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60" calcext:value-type="float">
            <text:p>44721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OTACÍLIO MAD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65" calcext:value-type="float">
            <text:p>44721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VESSA TRINTA E DO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70" calcext:value-type="float">
            <text:p>44721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INÊ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75" calcext:value-type="float">
            <text:p>447217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VESSA I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80" calcext:value-type="float">
            <text:p>447218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UA BAHI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2185" calcext:value-type="float">
            <text:p>447218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VESSA VINTE E DOIS DE ABR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190" calcext:value-type="float">
            <text:p>447219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UA PRIMAVER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2195" calcext:value-type="float">
            <text:p>447219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UA DA ÁRVO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00" calcext:value-type="float">
            <text:p>447220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AVESSA OCE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05" calcext:value-type="float">
            <text:p>447220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UA SOCIALI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10" calcext:value-type="float">
            <text:p>44722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IELA QUINZE DE NOVEMB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15" calcext:value-type="float">
            <text:p>44722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IELA DOS AMIGO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2220" calcext:value-type="float">
            <text:p>44722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VESSA RIAC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25" calcext:value-type="float">
            <text:p>44722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VESSA DO M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30" calcext:value-type="float">
            <text:p>44722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IELA PRIMEIRO DE MA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40" calcext:value-type="float">
            <text:p>44722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DOUTOR GULDEMBERG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50" calcext:value-type="float">
            <text:p>44722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EDUARDO MAGALHÃ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60" calcext:value-type="float">
            <text:p>44722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GREGÓRIO MAF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70" calcext:value-type="float">
            <text:p>44722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GETÚLIO VARG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80" calcext:value-type="float">
            <text:p>44722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GENÉSIO MO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290" calcext:value-type="float">
            <text:p>447229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AUGUSTO RUSH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300" calcext:value-type="float">
            <text:p>44723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EUGÊNIO BAR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310" calcext:value-type="float">
            <text:p>44723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ESTADO DE JERUSALÉ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2320" calcext:value-type="float">
            <text:p>44723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A EUCLIDES DA CU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000" calcext:value-type="float">
            <text:p>447300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MANDI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3010" calcext:value-type="float">
            <text:p>447301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AS ESPAD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020" calcext:value-type="float">
            <text:p>44730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A DAS ENGU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030" calcext:value-type="float">
            <text:p>447303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JAND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040" calcext:value-type="float">
            <text:p>447304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PIAVU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050" calcext:value-type="float">
            <text:p>447305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PIRACÁ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060" calcext:value-type="float">
            <text:p>447306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AS MORÉ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070" calcext:value-type="float">
            <text:p>447307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CARAPÓ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3080" calcext:value-type="float">
            <text:p>447308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BAG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090" calcext:value-type="float">
            <text:p>447309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CAR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100" calcext:value-type="float">
            <text:p>447310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DAS GAROUP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110" calcext:value-type="float">
            <text:p>447311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CAMURIPIN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120" calcext:value-type="float">
            <text:p>447312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AS RABEC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130" calcext:value-type="float">
            <text:p>447313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PIRAJ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140" calcext:value-type="float">
            <text:p>447314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AS TUV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150" calcext:value-type="float">
            <text:p>447315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AS TRAÍ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160" calcext:value-type="float">
            <text:p>447316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ACARAPEV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170" calcext:value-type="float">
            <text:p>447317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MANDUBI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3180" calcext:value-type="float">
            <text:p>447318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VESSA LEONARDO PRIMAVE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190" calcext:value-type="float">
            <text:p>44731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VESSA JOSÉ FIGUERO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220" calcext:value-type="float">
            <text:p>44732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A ALBINO BE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230" calcext:value-type="float">
            <text:p>447323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UA DOS SABUR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240" calcext:value-type="float">
            <text:p>44732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A DOS ROBAL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250" calcext:value-type="float">
            <text:p>44732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A DOS JUV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270" calcext:value-type="float">
            <text:p>44732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A DOS CORAT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280" calcext:value-type="float">
            <text:p>447328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A VITOR VIEIRA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290" calcext:value-type="float">
            <text:p>44732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A DAS CORVI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310" calcext:value-type="float">
            <text:p>44733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VESSA GABRIEL DUPON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315" calcext:value-type="float">
            <text:p>44733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A DOS BADEJ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3320" calcext:value-type="float">
            <text:p>44733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VESSA FLORA FAB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00" calcext:value-type="float">
            <text:p>44740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ANIQUIS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10" calcext:value-type="float">
            <text:p>44740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VESSA JOSEFINA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15" calcext:value-type="float">
            <text:p>44740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VESSA MARIA JOSEFINA DA C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20" calcext:value-type="float">
            <text:p>44740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CARATA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30" calcext:value-type="float">
            <text:p>44740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AÇA FREDERIC AUST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40" calcext:value-type="float">
            <text:p>44740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AS BAÚ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50" calcext:value-type="float">
            <text:p>44740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PIRAMB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60" calcext:value-type="float">
            <text:p>44740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ACARAÚ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70" calcext:value-type="float">
            <text:p>44740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ESPADAR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80" calcext:value-type="float">
            <text:p>44740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ACARÁ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090" calcext:value-type="float">
            <text:p>447409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AS CAMBEV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00" calcext:value-type="float">
            <text:p>44741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PIRAJU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10" calcext:value-type="float">
            <text:p>44741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CURIMAT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20" calcext:value-type="float">
            <text:p>44741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AS CAPIÚ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30" calcext:value-type="float">
            <text:p>44741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AS MANJUBAS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40" calcext:value-type="float">
            <text:p>44741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APIAR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50" calcext:value-type="float">
            <text:p>44741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STRADA DO RET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60" calcext:value-type="float">
            <text:p>44741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S DOURAD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70" calcext:value-type="float">
            <text:p>44741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ELFIM DO PRA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80" calcext:value-type="float">
            <text:p>44741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VENIDA PROFESSOR CARDOZO DE 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190" calcext:value-type="float">
            <text:p>447419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ANTÔNIO PIRE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00" calcext:value-type="float">
            <text:p>447420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ESTEVÃO FERR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10" calcext:value-type="float">
            <text:p>447421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DONATO BAR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20" calcext:value-type="float">
            <text:p>447422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JOSÉ FLÁVIO PE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30" calcext:value-type="float">
            <text:p>447423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MESSIAS AUGUSTO DA SIL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40" calcext:value-type="float">
            <text:p>447424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MIGUEL FLE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50" calcext:value-type="float">
            <text:p>447425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JUVENTINO TAV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60" calcext:value-type="float">
            <text:p>447426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ESTELITA DE SOUZA MAGAL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70" calcext:value-type="float">
            <text:p>447427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DOS CALANG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80" calcext:value-type="float">
            <text:p>447428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PROFESSOR MANUEL TABACOW 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290" calcext:value-type="float">
            <text:p>447429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FRANCISCO JOSÉ DA 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300" calcext:value-type="float">
            <text:p>447430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FRANCISCO VERGUEIRO PORT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4310" calcext:value-type="float">
            <text:p>447431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MAJOR JÚLIO VALEN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320" calcext:value-type="float">
            <text:p>447432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UA FELIPE LABORDE AU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340" calcext:value-type="float">
            <text:p>4474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STRADA DO ALVARENGA - DE 2701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350" calcext:value-type="float">
            <text:p>44743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ALCIDES DE CASTRO MAC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360" calcext:value-type="float">
            <text:p>44743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BARÃO DO BATOV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370" calcext:value-type="float">
            <text:p>44743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DOUTOR ALEXANDRE KALIL YAZ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4380" calcext:value-type="float">
            <text:p>44743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MARIA SUELY DA SILVA GOM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390" calcext:value-type="float">
            <text:p>447439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VENIDA ADHEMAR GONZ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400" calcext:value-type="float">
            <text:p>44744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AÇA CORONEL GORDIANO PE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410" calcext:value-type="float">
            <text:p>44744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VENIDA CORONEL ASTOLFO ARAÚJ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4420" calcext:value-type="float">
            <text:p>44744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JOÃO BAPTISTA CANT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4440" calcext:value-type="float">
            <text:p>44744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A CARDOSO DE MELO NET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5030" calcext:value-type="float">
            <text:p>44750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VESSA ANDRÉ BALBIA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040" calcext:value-type="float">
            <text:p>44750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VESSA ANÍBAL ANGEL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050" calcext:value-type="float">
            <text:p>44750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VICENTE TOMAZ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060" calcext:value-type="float">
            <text:p>44750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SÍLVIO PADOVA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070" calcext:value-type="float">
            <text:p>44750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AS TAINHA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5072" calcext:value-type="float">
            <text:p>447507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VICENTE STRICHALSKY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5075" calcext:value-type="float">
            <text:p>44750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OS ABIQUA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080" calcext:value-type="float">
            <text:p>44750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AS BIJUP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090" calcext:value-type="float">
            <text:p>44750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 MAURICIO GRA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00" calcext:value-type="float">
            <text:p>4475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GEORGE BEN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10" calcext:value-type="float">
            <text:p>447511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ALLAN FO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20" calcext:value-type="float">
            <text:p>44751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OLGA AMA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50" calcext:value-type="float">
            <text:p>44751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VESSA GASTÃO SIMÕ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60" calcext:value-type="float">
            <text:p>44751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A GRANJ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70" calcext:value-type="float">
            <text:p>44751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VESSA ALESSANDRO SAR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80" calcext:value-type="float">
            <text:p>44751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OS CAMORIN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90" calcext:value-type="float">
            <text:p>4475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OS PARG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93" calcext:value-type="float">
            <text:p>447519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SSAGEM U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195" calcext:value-type="float">
            <text:p>44751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SSAGEM DO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00" calcext:value-type="float">
            <text:p>4475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OS MARAT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05" calcext:value-type="float">
            <text:p>447520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FERDINANDO PA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10" calcext:value-type="float">
            <text:p>44752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TOMMASO GIORDA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20" calcext:value-type="float">
            <text:p>44752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AS PIRAÍ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30" calcext:value-type="float">
            <text:p>44752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OS BORÔ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40" calcext:value-type="float">
            <text:p>44752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OS MARIMB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45" calcext:value-type="float">
            <text:p>44752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V ALFREDO BOD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50" calcext:value-type="float">
            <text:p>44752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DOS JAUARAN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55" calcext:value-type="float">
            <text:p>44752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FERNANDO APARECIDO DE BAR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60" calcext:value-type="float">
            <text:p>447526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VENIDA JOAQUIM LOURENÇO DE 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70" calcext:value-type="float">
            <text:p>447527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SEBASTIÃO OLÍCIO GREGÓR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80" calcext:value-type="float">
            <text:p>44752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 ESTEVAO BRET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90" calcext:value-type="float">
            <text:p>447529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SILAS PE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295" calcext:value-type="float">
            <text:p>44752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 SETE DE SETEMB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300" calcext:value-type="float">
            <text:p>447530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JOSÉ DAMACE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330" calcext:value-type="float">
            <text:p>447533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JOSÉ CATARIN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340" calcext:value-type="float">
            <text:p>447534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ANTÔNIO BORGES MACHADO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350" calcext:value-type="float">
            <text:p>447535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PAULINO ALVES ESCUD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370" calcext:value-type="float">
            <text:p>447537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RODOLFO LASSALA FREIRE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5375" calcext:value-type="float">
            <text:p>44753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 FRANCESCO GRAZIA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380" calcext:value-type="float">
            <text:p>447538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VALENTINO FIORAVANTI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5390" calcext:value-type="float">
            <text:p>447539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HEITOR SOARES GOM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430" calcext:value-type="float">
            <text:p>447543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FRANCESCO FE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440" calcext:value-type="float">
            <text:p>447544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VENIDA ALDO JOÃO RINALD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450" calcext:value-type="float">
            <text:p>44754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FERRÚCIO CASTAGN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5460" calcext:value-type="float">
            <text:p>447546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HALEV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470" calcext:value-type="float">
            <text:p>447547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VENIDA JOSÉ CELSO PINTO COELH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480" calcext:value-type="float">
            <text:p>447548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MARY GARDE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490" calcext:value-type="float">
            <text:p>447549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DOUTOR CARLOS DE REZENDE 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492" calcext:value-type="float">
            <text:p>447549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JOSÉ MAURO DE MENDONÇ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495" calcext:value-type="float">
            <text:p>447549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PASQUALE ANFOS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497" calcext:value-type="float">
            <text:p>447549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JOÃO DE SANTANA BORMAN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510" calcext:value-type="float">
            <text:p>44755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JOSUÉ TRAVAGLI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5520" calcext:value-type="float">
            <text:p>447552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ALICE DE PAULA MORA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530" calcext:value-type="float">
            <text:p>447553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WALDELOYR CHAGAS DE OLIVE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540" calcext:value-type="float">
            <text:p>447554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FERNANDO GÓE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475550" calcext:value-type="float">
            <text:p>447555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DOUTOR AUGUSTO GONZA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560" calcext:value-type="float">
            <text:p>447556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IRENE GARCIA FERR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570" calcext:value-type="float">
            <text:p>447557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RUA JEAN DELM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580" calcext:value-type="float">
            <text:p>447558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FRANCESCO ARA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590" calcext:value-type="float">
            <text:p>447559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MELÂNIA KUR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610" calcext:value-type="float">
            <text:p>44756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A JOAQUIM FORZ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620" calcext:value-type="float">
            <text:p>44756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JOHN EBER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5630" calcext:value-type="float">
            <text:p>447563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UA LUÍS HASSELM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00" calcext:value-type="float">
            <text:p>44760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JOSEPHINA GIANINNI ELIAS-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10" calcext:value-type="float">
            <text:p>447601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RAVESSA MA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20" calcext:value-type="float">
            <text:p>447602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ATHOS PAL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30" calcext:value-type="float">
            <text:p>447603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RG PACOV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40" calcext:value-type="float">
            <text:p>447604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SANTIAGO PALOM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50" calcext:value-type="float">
            <text:p>447605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ALVAREN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60" calcext:value-type="float">
            <text:p>447606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HOR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70" calcext:value-type="float">
            <text:p>447607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DOUTOR JOSÉ SÍLVIO DE CA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73" calcext:value-type="float">
            <text:p>447607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ua nove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476075" calcext:value-type="float">
            <text:p>44760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 ANTONIO J XAVI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80" calcext:value-type="float">
            <text:p>447608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ATAÍDE GARCI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090" calcext:value-type="float">
            <text:p>447609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DAS CAROBINH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10" calcext:value-type="float">
            <text:p>447611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EST RUS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15" calcext:value-type="float">
            <text:p>447611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 FRANCISCO BONF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20" calcext:value-type="float">
            <text:p>447612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RUS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25" calcext:value-type="float">
            <text:p>447612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ALFONSO RENDA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30" calcext:value-type="float">
            <text:p>447613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AMÂNCIO ALCOR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35" calcext:value-type="float">
            <text:p>447613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CARLOS BUCHE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40" calcext:value-type="float">
            <text:p>447614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EMILY BRON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45" calcext:value-type="float">
            <text:p>447614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UA DENIS FURT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50" calcext:value-type="float">
            <text:p>447615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A VITTÓRIO GIANN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60" calcext:value-type="float">
            <text:p>44761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A VICENZO GA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70" calcext:value-type="float">
            <text:p>44761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A MÍRIAM LICET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80" calcext:value-type="float">
            <text:p>44761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 SEBASTIAO PEDRO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190" calcext:value-type="float">
            <text:p>4476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A PEDRO FRANCELINO DOS SA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00" calcext:value-type="float">
            <text:p>44762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A ÍTALO CAMPAN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10" calcext:value-type="float">
            <text:p>44762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UA GIUSEPPE DE LU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15" calcext:value-type="float">
            <text:p>44762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A GIUSEPPE NESS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17" calcext:value-type="float">
            <text:p>447621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UA LÚCIA PARENTE SER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20" calcext:value-type="float">
            <text:p>44762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A LILIAN NÓRDI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30" calcext:value-type="float">
            <text:p>447623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UA GIOVANNI DAVI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32" calcext:value-type="float">
            <text:p>44762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MEDA DO FEU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35" calcext:value-type="float">
            <text:p>447623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 DAS PAIN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40" calcext:value-type="float">
            <text:p>447624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VENIDA AL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50" calcext:value-type="float">
            <text:p>447625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A JOSÉ OSCAR BOR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60" calcext:value-type="float">
            <text:p>447626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VENIDA CIDADE JUDAIDET MARJA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65" calcext:value-type="float">
            <text:p>447626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EIS DE MA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70" calcext:value-type="float">
            <text:p>447627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CÔNEGO JOSÉ PASCHOAL CHR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80" calcext:value-type="float">
            <text:p>447628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 ALESSANDRO BONC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290" calcext:value-type="float">
            <text:p>447629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RAVESSA DA SAÚ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00" calcext:value-type="float">
            <text:p>44763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LARGO BOA VI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10" calcext:value-type="float">
            <text:p>447631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 TERESA BRAMBILL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20" calcext:value-type="float">
            <text:p>447632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DA SAÚ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21" calcext:value-type="float">
            <text:p>447632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QUINZ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40" calcext:value-type="float">
            <text:p>447634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 FELICIANO DAVI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45" calcext:value-type="float">
            <text:p>447634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TREZ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50" calcext:value-type="float">
            <text:p>447635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TAT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55" calcext:value-type="float">
            <text:p>447635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 QUATORZ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80" calcext:value-type="float">
            <text:p>447638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NELSON HERLING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90" calcext:value-type="float">
            <text:p>447639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FRANCESCO MANC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91" calcext:value-type="float">
            <text:p>447639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ONZ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395" calcext:value-type="float">
            <text:p>447639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LUA BRILHAN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10" calcext:value-type="float">
            <text:p>447641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MATA VIRGE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15" calcext:value-type="float">
            <text:p>447641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VIN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20" calcext:value-type="float">
            <text:p>447642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VENIDA DOS GUATAMBU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25" calcext:value-type="float">
            <text:p>447642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PC ORLANDO MAT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30" calcext:value-type="float">
            <text:p>447643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UA GRUMIXA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60" calcext:value-type="float">
            <text:p>447646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FEDERICO VILLE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65" calcext:value-type="float">
            <text:p>447646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DOZ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70" calcext:value-type="float">
            <text:p>447647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 GABRIEL A RODRIGU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75" calcext:value-type="float">
            <text:p>447647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 JOAO 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80" calcext:value-type="float">
            <text:p>44764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 PEDRO F R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90" calcext:value-type="float">
            <text:p>447649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STRADA ÁGUA SAN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93" calcext:value-type="float">
            <text:p>447649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TRAVESSA U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495" calcext:value-type="float">
            <text:p>447649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D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500" calcext:value-type="float">
            <text:p>44765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NORMAN CORD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540" calcext:value-type="float">
            <text:p>447654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VENIDA DA GERALDO CAMPOS FRE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550" calcext:value-type="float">
            <text:p>447655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STRADA ENCO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552" calcext:value-type="float">
            <text:p>447655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MEDA DO CON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553" calcext:value-type="float">
            <text:p>44765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MEDA DO CASTELIN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555" calcext:value-type="float">
            <text:p>44765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MEDA DO IMPERAD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560" calcext:value-type="float">
            <text:p>447656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STRADA CED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565" calcext:value-type="float">
            <text:p>447656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VINTE E U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590" calcext:value-type="float">
            <text:p>447659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STRADA CAFÉ BRAV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600" calcext:value-type="float">
            <text:p>44766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DO CEP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610" calcext:value-type="float">
            <text:p>447661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FRANCESCO CILE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620" calcext:value-type="float">
            <text:p>447662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QUARESM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630" calcext:value-type="float">
            <text:p>447663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STRADA DA OLAR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640" calcext:value-type="float">
            <text:p>447664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ST DE BAIX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650" calcext:value-type="float">
            <text:p>447665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ST DA CIDA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476660" calcext:value-type="float">
            <text:p>447666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 DA DIVI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00" calcext:value-type="float">
            <text:p>460100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PRINCESA ISAB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01" calcext:value-type="float">
            <text:p>460100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PRINCESA ISABE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01002" calcext:value-type="float">
            <text:p>460100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PRINCESA ISAB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03" calcext:value-type="float">
            <text:p>460100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PRINCESA ISAB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05" calcext:value-type="float">
            <text:p>460100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RAÇA DOUTOR DÉCIO CINELL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10" calcext:value-type="float">
            <text:p>460101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ASSIS BRAS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20" calcext:value-type="float">
            <text:p>460102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HENRIQUE BRAMMER NET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28" calcext:value-type="float">
            <text:p>460102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SU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30" calcext:value-type="float">
            <text:p>460103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CARLO PR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40" calcext:value-type="float">
            <text:p>460104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GIL EANE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01041" calcext:value-type="float">
            <text:p>460104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GIL EANE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01042" calcext:value-type="float">
            <text:p>460104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GIL EA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60" calcext:value-type="float">
            <text:p>460106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RITA JOANA DE S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61" calcext:value-type="float">
            <text:p>460106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RITA JOANA DE S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70" calcext:value-type="float">
            <text:p>460107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COMENDADOR EDUARDO SACCAB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01071" calcext:value-type="float">
            <text:p>460107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COMENDADOR EDUARDO SACCAB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90" calcext:value-type="float">
            <text:p>460109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STELA MAR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093" calcext:value-type="float">
            <text:p>460109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RUNIL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1100" calcext:value-type="float">
            <text:p>460110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RAÇA ÂNGELO FALGETAN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02000" calcext:value-type="float">
            <text:p>460200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ARÃO DO TRIUNFO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float" office:value="4602001" calcext:value-type="float">
            <text:p>460200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ARÃO DO TRIUNFO</text:p>
          </table:table-cell>
          <table:table-cell office:value-type="float" office:value="401" calcext:value-type="float">
            <text:p>401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2">
          <table:table-cell office:value-type="float" office:value="4602002" calcext:value-type="float">
            <text:p>460200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ARÃO DO TRIUNFO</text:p>
          </table:table-cell>
          <table:table-cell office:value-type="float" office:value="491" calcext:value-type="float">
            <text:p>491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2">
          <table:table-cell office:value-type="float" office:value="4602003" calcext:value-type="float">
            <text:p>460200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ARÃO DO TRIUNFO</text:p>
          </table:table-cell>
          <table:table-cell office:value-type="float" office:value="671" calcext:value-type="float">
            <text:p>671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2">
          <table:table-cell office:value-type="float" office:value="4602004" calcext:value-type="float">
            <text:p>460200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ARÃO DO TRIUNFO</text:p>
          </table:table-cell>
          <table:table-cell office:value-type="float" office:value="781" calcext:value-type="float">
            <text:p>781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2">
          <table:table-cell office:value-type="float" office:value="4602005" calcext:value-type="float">
            <text:p>460200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ARÃO DO TRIUNFO</text:p>
          </table:table-cell>
          <table:table-cell office:value-type="float" office:value="1181" calcext:value-type="float">
            <text:p>1181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2">
          <table:table-cell office:value-type="float" office:value="4602006" calcext:value-type="float">
            <text:p>460200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ARÃO DO TRIUNFO</text:p>
          </table:table-cell>
          <table:table-cell office:value-type="float" office:value="1521" calcext:value-type="float">
            <text:p>1521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2">
          <table:table-cell office:value-type="float" office:value="4602007" calcext:value-type="float">
            <text:p>460200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ARÃO DO TRIUNFO</text:p>
          </table:table-cell>
          <table:table-cell office:value-type="float" office:value="1801" calcext:value-type="float">
            <text:p>1801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2">
          <table:table-cell office:value-type="float" office:value="4602010" calcext:value-type="float">
            <text:p>460201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SEBASTIÃO GOME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02020" calcext:value-type="float">
            <text:p>460202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COMENDADOR NORBERTO JOR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2030" calcext:value-type="float">
            <text:p>460203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ELEUTÉR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2031" calcext:value-type="float">
            <text:p>46020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ELEUTÉR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2040" calcext:value-type="float">
            <text:p>460204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BOAV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2045" calcext:value-type="float">
            <text:p>460204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RAÇA CIDADE DE AMMA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2050" calcext:value-type="float">
            <text:p>460205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DOM MANU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2058" calcext:value-type="float">
            <text:p>460205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RAÇA ROQUE WILLER AFON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2060" calcext:value-type="float">
            <text:p>460206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DOUTOR EURICO RANG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3000" calcext:value-type="float">
            <text:p>46030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/>
        </table:table-row>
        <table:table-row table:style-name="ro2">
          <table:table-cell office:value-type="float" office:value="4603001" calcext:value-type="float">
            <text:p>460300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1703" calcext:value-type="float">
            <text:p>1703</text:p>
          </table:table-cell>
          <table:table-cell office:value-type="float" office:value="2791" calcext:value-type="float">
            <text:p>2791</text:p>
          </table:table-cell>
          <table:table-cell/>
        </table:table-row>
        <table:table-row table:style-name="ro2">
          <table:table-cell office:value-type="float" office:value="4603002" calcext:value-type="float">
            <text:p>46030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2793" calcext:value-type="float">
            <text:p>2793</text:p>
          </table:table-cell>
          <table:table-cell office:value-type="float" office:value="3311" calcext:value-type="float">
            <text:p>3311</text:p>
          </table:table-cell>
          <table:table-cell/>
        </table:table-row>
        <table:table-row table:style-name="ro2">
          <table:table-cell office:value-type="float" office:value="4603003" calcext:value-type="float">
            <text:p>46030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3313" calcext:value-type="float">
            <text:p>3313</text:p>
          </table:table-cell>
          <table:table-cell office:value-type="float" office:value="3701" calcext:value-type="float">
            <text:p>3701</text:p>
          </table:table-cell>
          <table:table-cell/>
        </table:table-row>
        <table:table-row table:style-name="ro2">
          <table:table-cell office:value-type="float" office:value="4603004" calcext:value-type="float">
            <text:p>46030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3703" calcext:value-type="float">
            <text:p>3703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2">
          <table:table-cell office:value-type="float" office:value="4603010" calcext:value-type="float">
            <text:p>460301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LEONTINO FERREIRA DE CAMP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03020" calcext:value-type="float">
            <text:p>460302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IADUTO VEREADOR JOSÉ DINI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3030" calcext:value-type="float">
            <text:p>460303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DOS BRASÕ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3039" calcext:value-type="float">
            <text:p>460303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JOÃO PA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3900" calcext:value-type="float">
            <text:p>46039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eador José Diniz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3901" calcext:value-type="float">
            <text:p>460390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eador José Diniz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3903" calcext:value-type="float">
            <text:p>46039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eador José Diniz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3905" calcext:value-type="float">
            <text:p>460390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eador José Diniz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3906" calcext:value-type="float">
            <text:p>460390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eador José Diniz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3907" calcext:value-type="float">
            <text:p>460390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eador José Diniz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4000" calcext:value-type="float">
            <text:p>46040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2">
          <table:table-cell office:value-type="float" office:value="4604001" calcext:value-type="float">
            <text:p>460400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992" calcext:value-type="float">
            <text:p>992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2">
          <table:table-cell office:value-type="float" office:value="4604002" calcext:value-type="float">
            <text:p>46040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1532" calcext:value-type="float">
            <text:p>1532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2">
          <table:table-cell office:value-type="float" office:value="4604003" calcext:value-type="float">
            <text:p>46040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1680" calcext:value-type="float">
            <text:p>1680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2">
          <table:table-cell office:value-type="float" office:value="4604004" calcext:value-type="float">
            <text:p>46040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2302" calcext:value-type="float">
            <text:p>2302</text:p>
          </table:table-cell>
          <table:table-cell office:value-type="float" office:value="2690" calcext:value-type="float">
            <text:p>2690</text:p>
          </table:table-cell>
          <table:table-cell/>
        </table:table-row>
        <table:table-row table:style-name="ro2">
          <table:table-cell office:value-type="float" office:value="4604005" calcext:value-type="float">
            <text:p>460400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2692" calcext:value-type="float">
            <text:p>2692</text:p>
          </table:table-cell>
          <table:table-cell office:value-type="float" office:value="3290" calcext:value-type="float">
            <text:p>3290</text:p>
          </table:table-cell>
          <table:table-cell/>
        </table:table-row>
        <table:table-row table:style-name="ro2">
          <table:table-cell office:value-type="float" office:value="4604006" calcext:value-type="float">
            <text:p>460400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3292" calcext:value-type="float">
            <text:p>3292</text:p>
          </table:table-cell>
          <table:table-cell office:value-type="float" office:value="3530" calcext:value-type="float">
            <text:p>3530</text:p>
          </table:table-cell>
          <table:table-cell/>
        </table:table-row>
        <table:table-row table:style-name="ro2">
          <table:table-cell office:value-type="float" office:value="4604007" calcext:value-type="float">
            <text:p>460400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VENIDA VEREADOR JOSÉ DINIZ</text:p>
          </table:table-cell>
          <table:table-cell office:value-type="float" office:value="3532" calcext:value-type="float">
            <text:p>3532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2">
          <table:table-cell office:value-type="float" office:value="4604008" calcext:value-type="float">
            <text:p>460400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RAÇA JEAN BREV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4010" calcext:value-type="float">
            <text:p>460401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JAIRO DIAS JUNI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4900" calcext:value-type="float">
            <text:p>46049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eador José Diniz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604902" calcext:value-type="float">
            <text:p>46049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ereador José Diniz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5000" calcext:value-type="float">
            <text:p>46050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CONSTANTINO DE S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5001" calcext:value-type="float">
            <text:p>460500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CONSTANTINO DE S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5002" calcext:value-type="float">
            <text:p>46050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CONSTANTINO DE S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5003" calcext:value-type="float">
            <text:p>46050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CONSTANTINO DE S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5004" calcext:value-type="float">
            <text:p>46050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CONSTANTINO DE S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5010" calcext:value-type="float">
            <text:p>460501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FAUSTO DELDUQ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5020" calcext:value-type="float">
            <text:p>460502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SARGENTO JOSÉ ROQUE DA S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5030" calcext:value-type="float">
            <text:p>460503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ANTÔNIO COMPARAT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05040" calcext:value-type="float">
            <text:p>460504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JORGE N. HAIDAR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06000" calcext:value-type="float">
            <text:p>46060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Barão de Jacegua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6001" calcext:value-type="float">
            <text:p>460600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Barão de Jacegua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6002" calcext:value-type="float">
            <text:p>46060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Barão de Jaceguai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06003" calcext:value-type="float">
            <text:p>46060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Barão de Jacegua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6004" calcext:value-type="float">
            <text:p>46060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Barão de Jacegua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6010" calcext:value-type="float">
            <text:p>460601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TRAVESSA BARÃO DE JACEGUA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6020" calcext:value-type="float">
            <text:p>460602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JÚLIO SIMÕ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6030" calcext:value-type="float">
            <text:p>460603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DOUTOR ESTÁCIO COIMB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6040" calcext:value-type="float">
            <text:p>460604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CAMANDOCA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6050" calcext:value-type="float">
            <text:p>460605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DOMINGOS LOP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6900" calcext:value-type="float">
            <text:p>46069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Barão de Jaceguai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6901" calcext:value-type="float">
            <text:p>460690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Barão de Jaceguai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6902" calcext:value-type="float">
            <text:p>46069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Barão de Jaceguai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07000" calcext:value-type="float">
            <text:p>46070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ANTÔNIO DE MACEDO SOARE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07001" calcext:value-type="float">
            <text:p>460700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ANTÔNIO DE MACEDO SO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7002" calcext:value-type="float">
            <text:p>460700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ANTÔNIO DE MACEDO SO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7003" calcext:value-type="float">
            <text:p>460700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ANTÔNIO DE MACEDO SO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7010" calcext:value-type="float">
            <text:p>460701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DOUTOR DIÓGENES CERTA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7020" calcext:value-type="float">
            <text:p>460702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TEJERE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7030" calcext:value-type="float">
            <text:p>460703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DOUTOR OSCAVO DE PAULA E 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8000" calcext:value-type="float">
            <text:p>460800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CONDE DE PORTO ALEG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8001" calcext:value-type="float">
            <text:p>460800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CONDE DE PORTO ALEGRE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08002" calcext:value-type="float">
            <text:p>460800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CONDE DE PORTO ALEG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8003" calcext:value-type="float">
            <text:p>460800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CONDE DE PORTO ALEG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8010" calcext:value-type="float">
            <text:p>46080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float" office:value="4608011" calcext:value-type="float">
            <text:p>460801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VOLTA REDONDA</text:p>
          </table:table-cell>
          <table:table-cell office:value-type="float" office:value="401" calcext:value-type="float">
            <text:p>40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8020" calcext:value-type="float">
            <text:p>460802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JOSÉ MANZIN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9000" calcext:value-type="float">
            <text:p>460900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JOÃO ÁLVARES SO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9001" calcext:value-type="float">
            <text:p>460900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JOÃO ÁLVARES SO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9002" calcext:value-type="float">
            <text:p>460900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JOÃO ÁLVARES SO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9003" calcext:value-type="float">
            <text:p>460900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JOÃO ÁLVARES SO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9004" calcext:value-type="float">
            <text:p>460900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JOÃO ÁLVARES SOARE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09005" calcext:value-type="float">
            <text:p>460900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JOÃO ÁLVARES SOA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9010" calcext:value-type="float">
            <text:p>460901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JOSÉ DOS SANTOS JÚNI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9011" calcext:value-type="float">
            <text:p>46090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A JOSÉ DOS SANTOS JÚNI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09020" calcext:value-type="float">
            <text:p>460902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RAVESSA JOSÉ VIEIRA DA LU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00" calcext:value-type="float">
            <text:p>461000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ZACARIAS DE GO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01" calcext:value-type="float">
            <text:p>461000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ZACARIAS DE GOI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0002" calcext:value-type="float">
            <text:p>461000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ZACARIAS DE GOI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0003" calcext:value-type="float">
            <text:p>461000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ZACARIAS DE GOI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0004" calcext:value-type="float">
            <text:p>461000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ZACARIAS DE GOI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0005" calcext:value-type="float">
            <text:p>461000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ZACARIAS DE GOI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10" calcext:value-type="float">
            <text:p>46100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XAVIER GOUVE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11" calcext:value-type="float">
            <text:p>46100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XAVIER GOUVE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20" calcext:value-type="float">
            <text:p>461002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VALTER FONTENELLE RIB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30" calcext:value-type="float">
            <text:p>461003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DEMETRE STRAVOS DAGR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40" calcext:value-type="float">
            <text:p>461004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COMENDADOR ORLANDO STEVAUX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50" calcext:value-type="float">
            <text:p>461005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VISCONDE DE MARANGUAP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60" calcext:value-type="float">
            <text:p>461006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CONDESSA DE PINH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70" calcext:value-type="float">
            <text:p>46100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PAI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80" calcext:value-type="float">
            <text:p>461008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LAVARI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090" calcext:value-type="float">
            <text:p>461009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POVEIR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100" calcext:value-type="float">
            <text:p>461010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ANDUZ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0110" calcext:value-type="float">
            <text:p>46101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LOU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00" calcext:value-type="float">
            <text:p>461100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REPÚBLICA DO IRAQ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01" calcext:value-type="float">
            <text:p>461100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REPÚBLICA DO IRAQ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02" calcext:value-type="float">
            <text:p>461100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REPÚBLICA DO IRAQ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03" calcext:value-type="float">
            <text:p>461100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REPÚBLICA DO IRAQ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04" calcext:value-type="float">
            <text:p>461100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REPÚBLICA DO IRAQ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10" calcext:value-type="float">
            <text:p>46110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BARÃO DE SANTA BRAN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20" calcext:value-type="float">
            <text:p>461102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CONDE DE IPANE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30" calcext:value-type="float">
            <text:p>461103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CORONEL MAC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40" calcext:value-type="float">
            <text:p>461104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BARÃO DE AGUI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50" calcext:value-type="float">
            <text:p>461105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VISCONDE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60" calcext:value-type="float">
            <text:p>461106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ALBERTO GEB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1070" calcext:value-type="float">
            <text:p>46110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LEAL DE SOUZ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4000" calcext:value-type="float">
            <text:p>4614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MORAIS DE BAR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4001" calcext:value-type="float">
            <text:p>461400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MORAIS DE BAR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4010" calcext:value-type="float">
            <text:p>46140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EMÓSTE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4011" calcext:value-type="float">
            <text:p>46140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EMÓSTE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4012" calcext:value-type="float">
            <text:p>46140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EMÓSTENE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14013" calcext:value-type="float">
            <text:p>46140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EMÓSTE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4014" calcext:value-type="float">
            <text:p>461401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EMÓSTENE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4015" calcext:value-type="float">
            <text:p>461401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EMÓSTEN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4020" calcext:value-type="float">
            <text:p>46140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AUGUSTO RIBEIRO FILH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4030" calcext:value-type="float">
            <text:p>46140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AGROVIL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4040" calcext:value-type="float">
            <text:p>461404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CONFITE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4050" calcext:value-type="float">
            <text:p>461405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RAVESSA UBIRASSANG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5000" calcext:value-type="float">
            <text:p>4615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OUTOR JESUÍNO MACI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5001" calcext:value-type="float">
            <text:p>461500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OUTOR JESUÍNO MACIE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15002" calcext:value-type="float">
            <text:p>461500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OUTOR JESUÍNO MACIE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15003" calcext:value-type="float">
            <text:p>461500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OUTOR JESUÍNO MACIEL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5004" calcext:value-type="float">
            <text:p>46150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OUTOR JESUÍNO MACI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5005" calcext:value-type="float">
            <text:p>461500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OUTOR JESUÍNO MACI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5006" calcext:value-type="float">
            <text:p>461500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DOUTOR JESUÍNO MACI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5010" calcext:value-type="float">
            <text:p>46150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ANÉSIO MARTINS DE SIQU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5020" calcext:value-type="float">
            <text:p>46150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NOEL TOREZIN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15030" calcext:value-type="float">
            <text:p>46150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RAVESSA CANÇÃO EXCÊNTRIC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5040" calcext:value-type="float">
            <text:p>461504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SAPO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5050" calcext:value-type="float">
            <text:p>461505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RAFAEL IÓR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5060" calcext:value-type="float">
            <text:p>461506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LOURICA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6000" calcext:value-type="float">
            <text:p>461600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Pascal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4616000" calcext:value-type="float">
            <text:p>461600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Pascal</text:p>
          </table:table-cell>
          <table:table-cell table:number-columns-repeated="2"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4616001" calcext:value-type="float">
            <text:p>461600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Pascal</text:p>
          </table:table-cell>
          <table:table-cell office:value-type="float" office:value="103" calcext:value-type="float">
            <text:p>103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2">
          <table:table-cell office:value-type="float" office:value="4616002" calcext:value-type="float">
            <text:p>461600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Pascal</text:p>
          </table:table-cell>
          <table:table-cell table:number-columns-repeated="2" office:value-type="float" office:value="599" calcext:value-type="float">
            <text:p>599</text:p>
          </table:table-cell>
          <table:table-cell/>
        </table:table-row>
        <table:table-row table:style-name="ro2">
          <table:table-cell office:value-type="float" office:value="4616002" calcext:value-type="float">
            <text:p>461600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office:value-type="float" office:value="600" calcext:value-type="float">
            <text:p>600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2">
          <table:table-cell office:value-type="float" office:value="4616003" calcext:value-type="float">
            <text:p>461600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office:value-type="float" office:value="921" calcext:value-type="float">
            <text:p>921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2">
          <table:table-cell office:value-type="float" office:value="4616004" calcext:value-type="float">
            <text:p>461600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office:value-type="float" office:value="1061" calcext:value-type="float">
            <text:p>1061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2">
          <table:table-cell office:value-type="float" office:value="4616005" calcext:value-type="float">
            <text:p>461600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office:value-type="float" office:value="1541" calcext:value-type="float">
            <text:p>1541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2">
          <table:table-cell office:value-type="float" office:value="4616010" calcext:value-type="float">
            <text:p>46160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CLEI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6020" calcext:value-type="float">
            <text:p>461602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A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6030" calcext:value-type="float">
            <text:p>461603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NAPO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6900" calcext:value-type="float">
            <text:p>46169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table:number-columns-repeated="2" office:value-type="float" office:value="9988" calcext:value-type="float">
            <text:p>9988</text:p>
          </table:table-cell>
          <table:table-cell/>
        </table:table-row>
        <table:table-row table:style-name="ro2">
          <table:table-cell office:value-type="float" office:value="4616902" calcext:value-type="float">
            <text:p>461690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table:number-columns-repeated="2" office:value-type="float" office:value="9987" calcext:value-type="float">
            <text:p>9987</text:p>
          </table:table-cell>
          <table:table-cell/>
        </table:table-row>
        <table:table-row table:style-name="ro2">
          <table:table-cell office:value-type="float" office:value="4616902" calcext:value-type="float">
            <text:p>461690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table:number-columns-repeated="2" office:value-type="float" office:value="9989" calcext:value-type="float">
            <text:p>9989</text:p>
          </table:table-cell>
          <table:table-cell/>
        </table:table-row>
        <table:table-row table:style-name="ro2">
          <table:table-cell office:value-type="float" office:value="4616903" calcext:value-type="float">
            <text:p>461690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table:number-columns-repeated="2" office:value-type="float" office:value="9988" calcext:value-type="float">
            <text:p>9988</text:p>
          </table:table-cell>
          <table:table-cell/>
        </table:table-row>
        <table:table-row table:style-name="ro2">
          <table:table-cell office:value-type="float" office:value="4616904" calcext:value-type="float">
            <text:p>461690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table:number-columns-repeated="2" office:value-type="float" office:value="9986" calcext:value-type="float">
            <text:p>9986</text:p>
          </table:table-cell>
          <table:table-cell/>
        </table:table-row>
        <table:table-row table:style-name="ro2">
          <table:table-cell office:value-type="float" office:value="4616905" calcext:value-type="float">
            <text:p>461690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Pascal</text:p>
          </table:table-cell>
          <table:table-cell table:number-columns-repeated="2" office:value-type="float" office:value="9986" calcext:value-type="float">
            <text:p>9986</text:p>
          </table:table-cell>
          <table:table-cell/>
        </table:table-row>
        <table:table-row table:style-name="ro2">
          <table:table-cell office:value-type="float" office:value="4617000" calcext:value-type="float">
            <text:p>4617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4617000" calcext:value-type="float">
            <text:p>4617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4617000" calcext:value-type="float">
            <text:p>4617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200" calcext:value-type="float">
            <text:p>200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2">
          <table:table-cell office:value-type="float" office:value="4617000" calcext:value-type="float">
            <text:p>4617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300" calcext:value-type="float">
            <text:p>300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2">
          <table:table-cell office:value-type="float" office:value="4617000" calcext:value-type="float">
            <text:p>4617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400" calcext:value-type="float">
            <text:p>40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2">
          <table:table-cell office:value-type="float" office:value="4617001" calcext:value-type="float">
            <text:p>461700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432" calcext:value-type="float">
            <text:p>432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2">
          <table:table-cell office:value-type="float" office:value="4617001" calcext:value-type="float">
            <text:p>461700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500" calcext:value-type="float">
            <text:p>500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2">
          <table:table-cell office:value-type="float" office:value="4617001" calcext:value-type="float">
            <text:p>461700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600" calcext:value-type="float">
            <text:p>600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2">
          <table:table-cell office:value-type="float" office:value="4617002" calcext:value-type="float">
            <text:p>461700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000" calcext:value-type="float">
            <text:p>1000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float" office:value="4617002" calcext:value-type="float">
            <text:p>461700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708" calcext:value-type="float">
            <text:p>708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2">
          <table:table-cell office:value-type="float" office:value="4617002" calcext:value-type="float">
            <text:p>461700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800" calcext:value-type="float">
            <text:p>800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2">
          <table:table-cell office:value-type="float" office:value="4617002" calcext:value-type="float">
            <text:p>461700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900" calcext:value-type="float">
            <text:p>900</text:p>
          </table:table-cell>
          <table:table-cell office:value-type="float" office:value="998" calcext:value-type="float">
            <text:p>998</text:p>
          </table:table-cell>
          <table:table-cell/>
        </table:table-row>
        <table:table-row table:style-name="ro2">
          <table:table-cell office:value-type="float" office:value="4617003" calcext:value-type="float">
            <text:p>461700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032" calcext:value-type="float">
            <text:p>1032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2">
          <table:table-cell office:value-type="float" office:value="4617003" calcext:value-type="float">
            <text:p>461700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100" calcext:value-type="float">
            <text:p>1100</text:p>
          </table:table-cell>
          <table:table-cell office:value-type="float" office:value="1198" calcext:value-type="float">
            <text:p>1198</text:p>
          </table:table-cell>
          <table:table-cell/>
        </table:table-row>
        <table:table-row table:style-name="ro2">
          <table:table-cell office:value-type="float" office:value="4617003" calcext:value-type="float">
            <text:p>461700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200" calcext:value-type="float">
            <text:p>1200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2">
          <table:table-cell office:value-type="float" office:value="4617004" calcext:value-type="float">
            <text:p>46170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262" calcext:value-type="float">
            <text:p>1262</text:p>
          </table:table-cell>
          <table:table-cell office:value-type="float" office:value="1298" calcext:value-type="float">
            <text:p>1298</text:p>
          </table:table-cell>
          <table:table-cell/>
        </table:table-row>
        <table:table-row table:style-name="ro2">
          <table:table-cell office:value-type="float" office:value="4617004" calcext:value-type="float">
            <text:p>46170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300" calcext:value-type="float">
            <text:p>1300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2">
          <table:table-cell office:value-type="float" office:value="4617005" calcext:value-type="float">
            <text:p>461700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386" calcext:value-type="float">
            <text:p>1386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2">
          <table:table-cell office:value-type="float" office:value="4617005" calcext:value-type="float">
            <text:p>461700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400" calcext:value-type="float">
            <text:p>1400</text:p>
          </table:table-cell>
          <table:table-cell office:value-type="float" office:value="1498" calcext:value-type="float">
            <text:p>1498</text:p>
          </table:table-cell>
          <table:table-cell/>
        </table:table-row>
        <table:table-row table:style-name="ro2">
          <table:table-cell office:value-type="float" office:value="4617005" calcext:value-type="float">
            <text:p>461700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500" calcext:value-type="float">
            <text:p>1500</text:p>
          </table:table-cell>
          <table:table-cell office:value-type="float" office:value="1594" calcext:value-type="float">
            <text:p>1594</text:p>
          </table:table-cell>
          <table:table-cell/>
        </table:table-row>
        <table:table-row table:style-name="ro2">
          <table:table-cell office:value-type="float" office:value="4617006" calcext:value-type="float">
            <text:p>461700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596" calcext:value-type="float">
            <text:p>1596</text:p>
          </table:table-cell>
          <table:table-cell office:value-type="float" office:value="1698" calcext:value-type="float">
            <text:p>1698</text:p>
          </table:table-cell>
          <table:table-cell/>
        </table:table-row>
        <table:table-row table:style-name="ro2">
          <table:table-cell office:value-type="float" office:value="4617006" calcext:value-type="float">
            <text:p>461700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700" calcext:value-type="float">
            <text:p>1700</text:p>
          </table:table-cell>
          <table:table-cell office:value-type="float" office:value="1792" calcext:value-type="float">
            <text:p>1792</text:p>
          </table:table-cell>
          <table:table-cell/>
        </table:table-row>
        <table:table-row table:style-name="ro2">
          <table:table-cell office:value-type="float" office:value="4617007" calcext:value-type="float">
            <text:p>461700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794" calcext:value-type="float">
            <text:p>1794</text:p>
          </table:table-cell>
          <table:table-cell office:value-type="float" office:value="1898" calcext:value-type="float">
            <text:p>1898</text:p>
          </table:table-cell>
          <table:table-cell/>
        </table:table-row>
        <table:table-row table:style-name="ro2">
          <table:table-cell office:value-type="float" office:value="4617007" calcext:value-type="float">
            <text:p>461700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900" calcext:value-type="float">
            <text:p>1900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2">
          <table:table-cell office:value-type="float" office:value="4617007" calcext:value-type="float">
            <text:p>461700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2">
          <table:table-cell office:value-type="float" office:value="4617010" calcext:value-type="float">
            <text:p>46170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4617010" calcext:value-type="float">
            <text:p>46170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float" office:value="4617010" calcext:value-type="float">
            <text:p>46170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201" calcext:value-type="float">
            <text:p>20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2">
          <table:table-cell office:value-type="float" office:value="4617010" calcext:value-type="float">
            <text:p>46170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301" calcext:value-type="float">
            <text:p>30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2">
          <table:table-cell office:value-type="float" office:value="4617010" calcext:value-type="float">
            <text:p>46170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401" calcext:value-type="float">
            <text:p>401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2">
          <table:table-cell office:value-type="float" office:value="4617011" calcext:value-type="float">
            <text:p>46170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443" calcext:value-type="float">
            <text:p>443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2">
          <table:table-cell office:value-type="float" office:value="4617011" calcext:value-type="float">
            <text:p>46170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501" calcext:value-type="float">
            <text:p>501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2">
          <table:table-cell office:value-type="float" office:value="4617011" calcext:value-type="float">
            <text:p>46170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601" calcext:value-type="float">
            <text:p>601</text:p>
          </table:table-cell>
          <table:table-cell office:value-type="float" office:value="683" calcext:value-type="float">
            <text:p>683</text:p>
          </table:table-cell>
          <table:table-cell/>
        </table:table-row>
        <table:table-row table:style-name="ro2">
          <table:table-cell office:value-type="float" office:value="4617012" calcext:value-type="float">
            <text:p>46170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684" calcext:value-type="float">
            <text:p>684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2">
          <table:table-cell office:value-type="float" office:value="4617012" calcext:value-type="float">
            <text:p>46170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801" calcext:value-type="float">
            <text:p>801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2">
          <table:table-cell office:value-type="float" office:value="4617012" calcext:value-type="float">
            <text:p>46170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901" calcext:value-type="float">
            <text:p>901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2">
          <table:table-cell office:value-type="float" office:value="4617013" calcext:value-type="float">
            <text:p>46170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991" calcext:value-type="float">
            <text:p>991</text:p>
          </table:table-cell>
          <table:table-cell office:value-type="float" office:value="1009" calcext:value-type="float">
            <text:p>1009</text:p>
          </table:table-cell>
          <table:table-cell/>
        </table:table-row>
        <table:table-row table:style-name="ro2">
          <table:table-cell office:value-type="float" office:value="4617014" calcext:value-type="float">
            <text:p>461701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011" calcext:value-type="float">
            <text:p>1011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2">
          <table:table-cell office:value-type="float" office:value="4617014" calcext:value-type="float">
            <text:p>461701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101" calcext:value-type="float">
            <text:p>1101</text:p>
          </table:table-cell>
          <table:table-cell office:value-type="float" office:value="1199" calcext:value-type="float">
            <text:p>1199</text:p>
          </table:table-cell>
          <table:table-cell/>
        </table:table-row>
        <table:table-row table:style-name="ro2">
          <table:table-cell office:value-type="float" office:value="4617014" calcext:value-type="float">
            <text:p>461701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201" calcext:value-type="float">
            <text:p>1201</text:p>
          </table:table-cell>
          <table:table-cell office:value-type="float" office:value="1299" calcext:value-type="float">
            <text:p>1299</text:p>
          </table:table-cell>
          <table:table-cell/>
        </table:table-row>
        <table:table-row table:style-name="ro2">
          <table:table-cell office:value-type="float" office:value="4617014" calcext:value-type="float">
            <text:p>461701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301" calcext:value-type="float">
            <text:p>1301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2">
          <table:table-cell office:value-type="float" office:value="4617014" calcext:value-type="float">
            <text:p>461701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401" calcext:value-type="float">
            <text:p>1401</text:p>
          </table:table-cell>
          <table:table-cell office:value-type="float" office:value="1501" calcext:value-type="float">
            <text:p>1501</text:p>
          </table:table-cell>
          <table:table-cell/>
        </table:table-row>
        <table:table-row table:style-name="ro2">
          <table:table-cell office:value-type="float" office:value="4617015" calcext:value-type="float">
            <text:p>461701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503" calcext:value-type="float">
            <text:p>1503</text:p>
          </table:table-cell>
          <table:table-cell office:value-type="float" office:value="1599" calcext:value-type="float">
            <text:p>1599</text:p>
          </table:table-cell>
          <table:table-cell/>
        </table:table-row>
        <table:table-row table:style-name="ro2">
          <table:table-cell office:value-type="float" office:value="4617015" calcext:value-type="float">
            <text:p>461701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601" calcext:value-type="float">
            <text:p>1601</text:p>
          </table:table-cell>
          <table:table-cell office:value-type="float" office:value="1699" calcext:value-type="float">
            <text:p>1699</text:p>
          </table:table-cell>
          <table:table-cell/>
        </table:table-row>
        <table:table-row table:style-name="ro2">
          <table:table-cell office:value-type="float" office:value="4617015" calcext:value-type="float">
            <text:p>461701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701" calcext:value-type="float">
            <text:p>1701</text:p>
          </table:table-cell>
          <table:table-cell office:value-type="float" office:value="1799" calcext:value-type="float">
            <text:p>1799</text:p>
          </table:table-cell>
          <table:table-cell/>
        </table:table-row>
        <table:table-row table:style-name="ro2">
          <table:table-cell office:value-type="float" office:value="4617015" calcext:value-type="float">
            <text:p>461701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801" calcext:value-type="float">
            <text:p>1801</text:p>
          </table:table-cell>
          <table:table-cell office:value-type="float" office:value="1899" calcext:value-type="float">
            <text:p>1899</text:p>
          </table:table-cell>
          <table:table-cell/>
        </table:table-row>
        <table:table-row table:style-name="ro2">
          <table:table-cell office:value-type="float" office:value="4617015" calcext:value-type="float">
            <text:p>461701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1901" calcext:value-type="float">
            <text:p>1901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2">
          <table:table-cell office:value-type="float" office:value="4617015" calcext:value-type="float">
            <text:p>461701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office:value-type="float" office:value="2001" calcext:value-type="float">
            <text:p>2001</text:p>
          </table:table-cell>
          <table:table-cell office:value-type="float" office:value="9001" calcext:value-type="float">
            <text:p>9001</text:p>
          </table:table-cell>
          <table:table-cell/>
        </table:table-row>
        <table:table-row table:style-name="ro2">
          <table:table-cell office:value-type="float" office:value="4617020" calcext:value-type="float">
            <text:p>46170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OLAVO SANTOS BICU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7030" calcext:value-type="float">
            <text:p>46170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JÚLIO RUA PERE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7039" calcext:value-type="float">
            <text:p>461703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SEL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7040" calcext:value-type="float">
            <text:p>461704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ALEXANDRINA ROS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17060" calcext:value-type="float">
            <text:p>461706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CASARIA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7070" calcext:value-type="float">
            <text:p>461707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ITUMBI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7900" calcext:value-type="float">
            <text:p>46179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0" calcext:value-type="float">
            <text:p>9990</text:p>
          </table:table-cell>
          <table:table-cell/>
        </table:table-row>
        <table:table-row table:style-name="ro2">
          <table:table-cell office:value-type="float" office:value="4617901" calcext:value-type="float">
            <text:p>461790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1" calcext:value-type="float">
            <text:p>9991</text:p>
          </table:table-cell>
          <table:table-cell/>
        </table:table-row>
        <table:table-row table:style-name="ro2">
          <table:table-cell office:value-type="float" office:value="4617902" calcext:value-type="float">
            <text:p>461790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2" calcext:value-type="float">
            <text:p>9992</text:p>
          </table:table-cell>
          <table:table-cell/>
        </table:table-row>
        <table:table-row table:style-name="ro2">
          <table:table-cell office:value-type="float" office:value="4617903" calcext:value-type="float">
            <text:p>461790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3" calcext:value-type="float">
            <text:p>9993</text:p>
          </table:table-cell>
          <table:table-cell/>
        </table:table-row>
        <table:table-row table:style-name="ro2">
          <table:table-cell office:value-type="float" office:value="4617904" calcext:value-type="float">
            <text:p>461790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4" calcext:value-type="float">
            <text:p>9994</text:p>
          </table:table-cell>
          <table:table-cell/>
        </table:table-row>
        <table:table-row table:style-name="ro2">
          <table:table-cell office:value-type="float" office:value="4617905" calcext:value-type="float">
            <text:p>461790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5" calcext:value-type="float">
            <text:p>9995</text:p>
          </table:table-cell>
          <table:table-cell/>
        </table:table-row>
        <table:table-row table:style-name="ro2">
          <table:table-cell office:value-type="float" office:value="4617906" calcext:value-type="float">
            <text:p>461790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6" calcext:value-type="float">
            <text:p>9996</text:p>
          </table:table-cell>
          <table:table-cell/>
        </table:table-row>
        <table:table-row table:style-name="ro2">
          <table:table-cell office:value-type="float" office:value="4617907" calcext:value-type="float">
            <text:p>461790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7" calcext:value-type="float">
            <text:p>9997</text:p>
          </table:table-cell>
          <table:table-cell/>
        </table:table-row>
        <table:table-row table:style-name="ro2">
          <table:table-cell office:value-type="float" office:value="4617908" calcext:value-type="float">
            <text:p>461790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8" calcext:value-type="float">
            <text:p>9998</text:p>
          </table:table-cell>
          <table:table-cell/>
        </table:table-row>
        <table:table-row table:style-name="ro2">
          <table:table-cell office:value-type="float" office:value="4617910" calcext:value-type="float">
            <text:p>46179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7959" calcext:value-type="float">
            <text:p>461795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89" calcext:value-type="float">
            <text:p>9989</text:p>
          </table:table-cell>
          <table:table-cell/>
        </table:table-row>
        <table:table-row table:style-name="ro2">
          <table:table-cell office:value-type="float" office:value="4617971" calcext:value-type="float">
            <text:p>461797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ua Vieira de Morais</text:p>
          </table:table-cell>
          <table:table-cell table:number-columns-repeated="2" office:value-type="float" office:value="9988" calcext:value-type="float">
            <text:p>9988</text:p>
          </table:table-cell>
          <table:table-cell/>
        </table:table-row>
        <table:table-row table:style-name="ro2">
          <table:table-cell office:value-type="float" office:value="4618000" calcext:value-type="float">
            <text:p>4618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JOÃO DE SOUZA DIAS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float" office:value="4618001" calcext:value-type="float">
            <text:p>461800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JOÃO DE SOUZA DIAS</text:p>
          </table:table-cell>
          <table:table-cell office:value-type="float" office:value="221" calcext:value-type="float">
            <text:p>22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2">
          <table:table-cell office:value-type="float" office:value="4618002" calcext:value-type="float">
            <text:p>461800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JOÃO DE SOUZA DIAS</text:p>
          </table:table-cell>
          <table:table-cell office:value-type="float" office:value="331" calcext:value-type="float">
            <text:p>33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2">
          <table:table-cell office:value-type="float" office:value="4618003" calcext:value-type="float">
            <text:p>461800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JOÃO DE SOUZA DIAS</text:p>
          </table:table-cell>
          <table:table-cell office:value-type="float" office:value="451" calcext:value-type="float">
            <text:p>451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2">
          <table:table-cell office:value-type="float" office:value="4618010" calcext:value-type="float">
            <text:p>46180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TEODORO PUTZ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18020" calcext:value-type="float">
            <text:p>461802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UA ÁLVARO LUÍS ROBERTO DE AS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8030" calcext:value-type="float">
            <text:p>461803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EDSO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4618031" calcext:value-type="float">
            <text:p>461803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EDSON</text:p>
          </table:table-cell>
          <table:table-cell office:value-type="float" office:value="201" calcext:value-type="float">
            <text:p>201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2">
          <table:table-cell office:value-type="float" office:value="4618032" calcext:value-type="float">
            <text:p>461803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EDSON</text:p>
          </table:table-cell>
          <table:table-cell office:value-type="float" office:value="411" calcext:value-type="float">
            <text:p>411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2">
          <table:table-cell office:value-type="float" office:value="4618033" calcext:value-type="float">
            <text:p>461803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EDSON</text:p>
          </table:table-cell>
          <table:table-cell office:value-type="float" office:value="791" calcext:value-type="float">
            <text:p>791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2">
          <table:table-cell office:value-type="float" office:value="4618034" calcext:value-type="float">
            <text:p>461803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EDSON</text:p>
          </table:table-cell>
          <table:table-cell office:value-type="float" office:value="881" calcext:value-type="float">
            <text:p>881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2">
          <table:table-cell office:value-type="float" office:value="4618035" calcext:value-type="float">
            <text:p>461803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EDSON</text:p>
          </table:table-cell>
          <table:table-cell office:value-type="float" office:value="991" calcext:value-type="float">
            <text:p>991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2">
          <table:table-cell office:value-type="float" office:value="4618040" calcext:value-type="float">
            <text:p>461804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RAVESSA GEORGE PERR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8050" calcext:value-type="float">
            <text:p>461805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ANSERIZ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4619000" calcext:value-type="float">
            <text:p>4619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GABRIELE DANNUNZIO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2">
          <table:table-cell office:value-type="float" office:value="4619001" calcext:value-type="float">
            <text:p>461900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GABRIELE DANNUNZIO</text:p>
          </table:table-cell>
          <table:table-cell office:value-type="float" office:value="311" calcext:value-type="float">
            <text:p>311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2">
          <table:table-cell office:value-type="float" office:value="4619002" calcext:value-type="float">
            <text:p>461900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GABRIELE DANNUNZIO</text:p>
          </table:table-cell>
          <table:table-cell office:value-type="float" office:value="541" calcext:value-type="float">
            <text:p>541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2">
          <table:table-cell office:value-type="float" office:value="4619003" calcext:value-type="float">
            <text:p>461900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GABRIELE DANNUNZIO</text:p>
          </table:table-cell>
          <table:table-cell office:value-type="float" office:value="781" calcext:value-type="float">
            <text:p>78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float" office:value="4619004" calcext:value-type="float">
            <text:p>461900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GABRIELE DANNUNZIO</text:p>
          </table:table-cell>
          <table:table-cell office:value-type="float" office:value="1001" calcext:value-type="float">
            <text:p>1001</text:p>
          </table:table-cell>
          <table:table-cell office:value-type="float" office:value="1232" calcext:value-type="float">
            <text:p>1232</text:p>
          </table:table-cell>
          <table:table-cell/>
        </table:table-row>
        <table:table-row table:style-name="ro2">
          <table:table-cell office:value-type="float" office:value="4619005" calcext:value-type="float">
            <text:p>461900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GABRIELE DANNUNZIO</text:p>
          </table:table-cell>
          <table:table-cell office:value-type="float" office:value="1233" calcext:value-type="float">
            <text:p>1233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2">
          <table:table-cell office:value-type="float" office:value="4619010" calcext:value-type="float">
            <text:p>46190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JOSÉ BATISTA PER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9020" calcext:value-type="float">
            <text:p>461902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UA BARÃO DO SABAR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9030" calcext:value-type="float">
            <text:p>461903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VICENTE LEPORAC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9031" calcext:value-type="float">
            <text:p>461903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VICENTE LEPORAC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9032" calcext:value-type="float">
            <text:p>461903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VICENTE LEPORACE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4619033" calcext:value-type="float">
            <text:p>461903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VICENTE LEPORAC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9034" calcext:value-type="float">
            <text:p>461903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VICENTE LEPORAC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9035" calcext:value-type="float">
            <text:p>461903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VICENTE LEPORAC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9040" calcext:value-type="float">
            <text:p>461904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ALÉ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9050" calcext:value-type="float">
            <text:p>461905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RAVESSA SANTA RI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4619060" calcext:value-type="float">
            <text:p>461906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UA BRIGADEIRO GODOFREDO VIDAL</text:p>
          </table:table-cell>
          <table:table-cell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10000" calcext:value-type="float">
            <text:p>991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MANOEL AMARAL (PRQ S SETEM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10001" calcext:value-type="float">
            <text:p>991000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JOSÉ URBANO (PRQ S SETEMB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002" calcext:value-type="float">
            <text:p>991000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ENGENHEIRO IZIDRO PEDRO (J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010" calcext:value-type="float">
            <text:p>99100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JOÃO FERNAND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020" calcext:value-type="float">
            <text:p>99100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FRANCISCO ALVES (PRQ S SE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030" calcext:value-type="float">
            <text:p>991003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ANTÔNIO PEDROZELLI (PRQ 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040" calcext:value-type="float">
            <text:p>991004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GASPAR RICARDO (PRQ S SET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050" calcext:value-type="float">
            <text:p>991005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ANTÔNIO POTT (PRQ S SETEMB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060" calcext:value-type="float">
            <text:p>991006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JOSÉ ZARA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070" calcext:value-type="float">
            <text:p>991007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CHARLES GOMES DE FRANÇA (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080" calcext:value-type="float">
            <text:p>991008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VICENTE FELIPE CELESTINO (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10" calcext:value-type="float">
            <text:p>99101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JÚLIO PRESTES (PRQ S SETE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15" calcext:value-type="float">
            <text:p>991011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EPITÁCIO PESSOA (PRQ S SE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20" calcext:value-type="float">
            <text:p>99101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COIMBRA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30" calcext:value-type="float">
            <text:p>991013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IDA ESPAGIARI MARTINS (PRQ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40" calcext:value-type="float">
            <text:p>991014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VENIDA NOSSA SENHORA DAS VITÓ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50" calcext:value-type="float">
            <text:p>991015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DA INDEPENDÊNCIA (PRQ S S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60" calcext:value-type="float">
            <text:p>991016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PRIMEIRO SARGENTO NESTOR 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70" calcext:value-type="float">
            <text:p>991017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VENIDA ALDA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80" calcext:value-type="float">
            <text:p>991018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JAPÃO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190" calcext:value-type="float">
            <text:p>991019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WASHINGTON LUIZ (PRQ S SE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200" calcext:value-type="float">
            <text:p>99102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OSVALDO CRUZ (PRQ S SETEMB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220" calcext:value-type="float">
            <text:p>99102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NATAL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225" calcext:value-type="float">
            <text:p>991022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JÁCOMO SPAGIARI (PRQ S SE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230" calcext:value-type="float">
            <text:p>991023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DOUTOR MÁRIO SANTALÚCIA (J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240" calcext:value-type="float">
            <text:p>991024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SAQUAREMA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250" calcext:value-type="float">
            <text:p>991025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ORIENTE MON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260" calcext:value-type="float">
            <text:p>991026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FUMINOBU SHIMIZU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300" calcext:value-type="float">
            <text:p>99103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CANANÉ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310" calcext:value-type="float">
            <text:p>99103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ILHÉUS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320" calcext:value-type="float">
            <text:p>99103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ARARUAMA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330" calcext:value-type="float">
            <text:p>991033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ANGRA DOS REIS (PRQ S SETE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340" calcext:value-type="float">
            <text:p>991034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PAQUETÁ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350" calcext:value-type="float">
            <text:p>991035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VICENTE ÁDAMO ZAR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10360" calcext:value-type="float">
            <text:p>991036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ITAGUAR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370" calcext:value-type="float">
            <text:p>991037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UA MANTIQUEIR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380" calcext:value-type="float">
            <text:p>991038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VENIDA SÃO JOS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400" calcext:value-type="float">
            <text:p>991040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JOÃO THEODORO GENESI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440" calcext:value-type="float">
            <text:p>991044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VISCONDE DE OURO PRETO (JD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450" calcext:value-type="float">
            <text:p>991045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VISCONDE DE CABO FRIO (J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460" calcext:value-type="float">
            <text:p>991046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VISCONDE DE INHAÚMA (JD 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470" calcext:value-type="float">
            <text:p>991047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VENIDA VISCONDE DO RIO BRANC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480" calcext:value-type="float">
            <text:p>991048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PARTICULAR JAFET (JD REY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490" calcext:value-type="float">
            <text:p>99104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PRAÇA JOSÉ DILERMAN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500" calcext:value-type="float">
            <text:p>991050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ADELINO TINTI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520" calcext:value-type="float">
            <text:p>991052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VISCONDE DE ITABORAÍ (JD 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530" calcext:value-type="float">
            <text:p>99105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VISCONDE DE TAUNAY (JD RE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535" calcext:value-type="float">
            <text:p>991053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VISCONDE DE CAIRU (JD REY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540" calcext:value-type="float">
            <text:p>991054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VISCONDE DE PELOTAS (JD 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550" calcext:value-type="float">
            <text:p>991055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VENIDA SENADOR VITORINO FREI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560" calcext:value-type="float">
            <text:p>991056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VISCONDE DE MAUÁ (JD REY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570" calcext:value-type="float">
            <text:p>991057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JOÃO CAETANO DE SOUZA (JD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580" calcext:value-type="float">
            <text:p>991058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SÃO JOÃO (JD RECANTO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610" calcext:value-type="float">
            <text:p>991061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SÃO RAFAE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620" calcext:value-type="float">
            <text:p>991062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SÃO PED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630" calcext:value-type="float">
            <text:p>99106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SÃO MANOEL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10640" calcext:value-type="float">
            <text:p>991064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SANTO ANTÔN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650" calcext:value-type="float">
            <text:p>991065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ARI BARRO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660" calcext:value-type="float">
            <text:p>991066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GRACIOSA (PRQ S SETEMBR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670" calcext:value-type="float">
            <text:p>991067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JOÃO TANOSOVIC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680" calcext:value-type="float">
            <text:p>991068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MARIA DE SOUZA MITR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690" calcext:value-type="float">
            <text:p>99106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SEBASTIANA MACHADO TEODO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700" calcext:value-type="float">
            <text:p>991070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SÃO GENA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710" calcext:value-type="float">
            <text:p>991071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ANTÔNIO CARLOS LU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720" calcext:value-type="float">
            <text:p>991072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MANOEL DA NÓBREGA (PRQ S 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10730" calcext:value-type="float">
            <text:p>99107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ANCHIET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0740" calcext:value-type="float">
            <text:p>991074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MARLEY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750" calcext:value-type="float">
            <text:p>991075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JOSÉ DE ALENCA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760" calcext:value-type="float">
            <text:p>991076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CARMINE FLAU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770" calcext:value-type="float">
            <text:p>991077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REGENTE FEIJÓ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0989" calcext:value-type="float">
            <text:p>991098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MANOEL DA NOBREGA</text:p>
          </table:table-cell>
          <table:table-cell table:number-columns-repeated="2" office:value-type="float" office:value="712" calcext:value-type="float">
            <text:p>712</text:p>
          </table:table-cell>
          <table:table-cell/>
        </table:table-row>
        <table:table-row table:style-name="ro2">
          <table:table-cell office:value-type="float" office:value="9912000" calcext:value-type="float">
            <text:p>99120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GENERAL RONDO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010" calcext:value-type="float">
            <text:p>991201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VENIDA SETE DE SETEMBRO (JD 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020" calcext:value-type="float">
            <text:p>991202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MARECHAL DEODO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030" calcext:value-type="float">
            <text:p>991203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MARECHAL FLORIAN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12040" calcext:value-type="float">
            <text:p>991204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JOAQUIM NABU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050" calcext:value-type="float">
            <text:p>991205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RAÇA ANTÔNIO MOTTA FILH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060" calcext:value-type="float">
            <text:p>991206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JOSÉ DO PATROCÍNI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080" calcext:value-type="float">
            <text:p>991208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CIDADE DE SANTO ANDRÉ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090" calcext:value-type="float">
            <text:p>991209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CIDADE DE SUZAN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2100" calcext:value-type="float">
            <text:p>99121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CIDADE DE RIBEIRÃO PIRES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12120" calcext:value-type="float">
            <text:p>991212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CIDADE DE JUNDIAÍ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130" calcext:value-type="float">
            <text:p>991213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PRIMEIRO DE MAIO (JD STA 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140" calcext:value-type="float">
            <text:p>991214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DEZENOVE DE NOVEMBRO (JD 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150" calcext:value-type="float">
            <text:p>991215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VINTE E UM DE ABRIL (JD S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160" calcext:value-type="float">
            <text:p>991216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RAÇA LIONS CLUBE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2170" calcext:value-type="float">
            <text:p>991217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ALMIRANTE BARROSO (JD 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180" calcext:value-type="float">
            <text:p>991218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TUIUTI (VL DIADEM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190" calcext:value-type="float">
            <text:p>991219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VENIDA RIACHUEL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12200" calcext:value-type="float">
            <text:p>99122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HUMAITÁ (VL DIADEM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01" calcext:value-type="float">
            <text:p>991220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ASSAGEM TUIUTI (VL DIADEM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05" calcext:value-type="float">
            <text:p>991220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RAVESSA CÍCERO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07" calcext:value-type="float">
            <text:p>991220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RAVESSA PETROMÍLIO FRANCISC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10" calcext:value-type="float">
            <text:p>991221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CIDADE DE MAU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20" calcext:value-type="float">
            <text:p>991222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ITORORÓ (VL DIADEM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30" calcext:value-type="float">
            <text:p>991223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BANDEIRANTE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2235" calcext:value-type="float">
            <text:p>991223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RAVESSA BANDEIRAN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40" calcext:value-type="float">
            <text:p>991224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CARLOS GOM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50" calcext:value-type="float">
            <text:p>991225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SANTO DIA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60" calcext:value-type="float">
            <text:p>991226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BILAC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63" calcext:value-type="float">
            <text:p>991226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IRAJ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65" calcext:value-type="float">
            <text:p>991226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ATIBA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68" calcext:value-type="float">
            <text:p>991226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IGUATEM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70" calcext:value-type="float">
            <text:p>991227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RAVESSA BILAC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280" calcext:value-type="float">
            <text:p>991228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FRANCISCO FERREIRA (VL D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300" calcext:value-type="float">
            <text:p>99123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ASSAGEM NOVA ALEGRIA (VERA C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320" calcext:value-type="float">
            <text:p>991232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UA ESTRELA CADENTE (VERA CRU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2340" calcext:value-type="float">
            <text:p>991234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ASSAGEM DOS REIS MAGOS (VE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000" calcext:value-type="float">
            <text:p>99130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VENIDA PRESIDENTE KENNEDY (J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010" calcext:value-type="float">
            <text:p>99130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LÍDIA BLANK (JD PITANGUEIR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3020" calcext:value-type="float">
            <text:p>991302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ANTO INÁCIO (JD PITANGUE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030" calcext:value-type="float">
            <text:p>991303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ÃO NICOLAU (JD PITANGUEI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040" calcext:value-type="float">
            <text:p>991304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ÃO CRISTÓVÃO (JD PITANG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050" calcext:value-type="float">
            <text:p>991305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ÃO MARCOS (JD PITANGUEIR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3060" calcext:value-type="float">
            <text:p>991306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ÃO LUCAS (JD PITANGUEIRA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3070" calcext:value-type="float">
            <text:p>991307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ANTO AGOSTINHO (JD PITANG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3080" calcext:value-type="float">
            <text:p>99130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ÃO GABRIEL (JD PITANGUEI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090" calcext:value-type="float">
            <text:p>991309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ANTO AMARO (JD PITANGUEI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110" calcext:value-type="float">
            <text:p>99131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PADRE MARCELINO CHAMPAGNA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120" calcext:value-type="float">
            <text:p>991312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PADRE MANOEL VIEIRA (VL E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3130" calcext:value-type="float">
            <text:p>991313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VENIDA ASSEMBLÉIA (VL ÉLIDA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3140" calcext:value-type="float">
            <text:p>991314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PADRE BENTO DIAS PACHECO (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3150" calcext:value-type="float">
            <text:p>991315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GENERAL VICENTE DE PAULA D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160" calcext:value-type="float">
            <text:p>991316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DUQUE DE CAXIAS (VL ÉLID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190" calcext:value-type="float">
            <text:p>991319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TENENTE OSCAR NUNES (VL É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3195" calcext:value-type="float">
            <text:p>991319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ENCARNAÇÃO ALCARDE MACIE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200" calcext:value-type="float">
            <text:p>99132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VEREADOR JORGE FERREIRA (V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210" calcext:value-type="float">
            <text:p>99132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MARECHAL JUAREZ TÁVORA (V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220" calcext:value-type="float">
            <text:p>991322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MARECHAL EURICO GASPAR DUT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3230" calcext:value-type="float">
            <text:p>991323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MONTE CASTELO (VL ÉLID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3240" calcext:value-type="float">
            <text:p>991324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DA CONSTITUIÇÃO (VL ÉLIDA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14000" calcext:value-type="float">
            <text:p>991400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VINÍCIUS DE MORAES (JD R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4010" calcext:value-type="float">
            <text:p>991401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CORA CORALINA (JD ROSINH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4040" calcext:value-type="float">
            <text:p>991404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CECÍLIA MEIRELES (JD ROS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4050" calcext:value-type="float">
            <text:p>991405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CACILDA BECKER (JD ROSI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14060" calcext:value-type="float">
            <text:p>991406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RUA TOM JOBIM (JD ROSINH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000" calcext:value-type="float">
            <text:p>99200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VENIDA CONCEIÇÃ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010" calcext:value-type="float">
            <text:p>99200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ÉLBIO CAMIL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20020" calcext:value-type="float">
            <text:p>992002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ERRA ACARAÍ (PRQ REI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025" calcext:value-type="float">
            <text:p>992002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ASSAGEM PARTICULAR (PRQ REI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030" calcext:value-type="float">
            <text:p>99200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ERRA DE MACAÉ (PRQ REID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040" calcext:value-type="float">
            <text:p>992004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ERRA DE MARACUJÁ (PRQ REI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050" calcext:value-type="float">
            <text:p>992005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ERRA DA CANASTRA (PRQ REI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20055" calcext:value-type="float">
            <text:p>992005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VESSA SERRA DAS ESTRELAS (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060" calcext:value-type="float">
            <text:p>992006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JOSEFA SOARES DA CONCEIÇÃ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20080" calcext:value-type="float">
            <text:p>99200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VENIDA MARIA LEONOR (PRQ REI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090" calcext:value-type="float">
            <text:p>992009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PIRACICABA (PRQ MAMEDE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100" calcext:value-type="float">
            <text:p>99201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MOGI MIRIM (PRQ MAMEDE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110" calcext:value-type="float">
            <text:p>99201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PARAPUÃ (VL IDA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130" calcext:value-type="float">
            <text:p>992013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BARRETOS (VL ID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140" calcext:value-type="float">
            <text:p>992014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JOÃO DE ALMEIDA (VL IDA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150" calcext:value-type="float">
            <text:p>992015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RIO CLARO (VL ID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160" calcext:value-type="float">
            <text:p>992016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DOUTOR JOÃO RIBEIRO (PRQ J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170" calcext:value-type="float">
            <text:p>992017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JOSÉ MAGNANI (PRQ JABOTIC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175" calcext:value-type="float">
            <text:p>992017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FRANCISCO ANSELMO GOMES 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190" calcext:value-type="float">
            <text:p>992019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GUAXUPÉ (VL M LEONOR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200" calcext:value-type="float">
            <text:p>99202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ASSAGEM AUGUSTO ELIAS DA SILV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210" calcext:value-type="float">
            <text:p>99202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JAÚ (VL M LEONOR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220" calcext:value-type="float">
            <text:p>99202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TORQUATO JOAQUIM RODRIGU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230" calcext:value-type="float">
            <text:p>99202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BEBEDOURO (VL M LEONOR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250" calcext:value-type="float">
            <text:p>992025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ANTÔNIO MARINO (VL M LEON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260" calcext:value-type="float">
            <text:p>992026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ÃO PAULO (VL S VICENTE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270" calcext:value-type="float">
            <text:p>992027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CECÍLIA QUEZALES DE ANDRAD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280" calcext:value-type="float">
            <text:p>99202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MANOEL MARINO (VL S VICEN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290" calcext:value-type="float">
            <text:p>992029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EBASTIÃO ANDRADE BONANI (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300" calcext:value-type="float">
            <text:p>99203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LÁZARA QUEIROZ DE LIMA (V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320" calcext:value-type="float">
            <text:p>99203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RUI BARBOSA (VL S VICENTE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330" calcext:value-type="float">
            <text:p>99203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ÃO VICENTE (VL S VICENTE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340" calcext:value-type="float">
            <text:p>992034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RIBEIRÃO PRETO (VL M LEONO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20350" calcext:value-type="float">
            <text:p>992035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PARIS (PRQ JABOTICABEIRAS)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9920360" calcext:value-type="float">
            <text:p>992036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AVARÉ (PRQ JABOTICABEIRA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370" calcext:value-type="float">
            <text:p>992037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JACAREÍ (PRQ JABOTICAB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380" calcext:value-type="float">
            <text:p>99203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RAÇA UBATUBA (VL M LEONOR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390" calcext:value-type="float">
            <text:p>992039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BRAGANÇA (VL M LEONOR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400" calcext:value-type="float">
            <text:p>99204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ITU (VL M LEONOR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410" calcext:value-type="float">
            <text:p>99204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ARARAQUARA (PRQ JABOTICAB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450" calcext:value-type="float">
            <text:p>992045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ÃO FRANCISCO DE SALLES (P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460" calcext:value-type="float">
            <text:p>992046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AFIRA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470" calcext:value-type="float">
            <text:p>992047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DOS BRILHANTES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480" calcext:value-type="float">
            <text:p>99204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ÁGUA MARINHA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490" calcext:value-type="float">
            <text:p>992049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DAS PÉROLAS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00" calcext:value-type="float">
            <text:p>99205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TURMALINAS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520" calcext:value-type="float">
            <text:p>992052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DAS ESMERALDAS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30" calcext:value-type="float">
            <text:p>992053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SÍLVIO DONINI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540" calcext:value-type="float">
            <text:p>992054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ANTÔNIO DOLL DE MORA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50" calcext:value-type="float">
            <text:p>992055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RAÇA ANGELINA DE MELLO (JD 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60" calcext:value-type="float">
            <text:p>992056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RAÇA DOS CRISTAIS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72" calcext:value-type="float">
            <text:p>992057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VENIDA FÁBIO EDUARDO RAMOS 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75" calcext:value-type="float">
            <text:p>992057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VENIDA FÁBIO EDUARDO RAMOS 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78" calcext:value-type="float">
            <text:p>992057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VENIDA FÁBIO EDUARDO RAMOS 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79" calcext:value-type="float">
            <text:p>992057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VENIDA FÁBIO EDUARDO RAMOS 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80" calcext:value-type="float">
            <text:p>99205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DOS EVANGELISTAS (JD DON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90" calcext:value-type="float">
            <text:p>992059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DOS RUBIS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595" calcext:value-type="float">
            <text:p>992059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ASSAGEM MARIA INÊS GOUVEIA D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20600" calcext:value-type="float">
            <text:p>99206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A TOPÁZIO (JD DONINI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610" calcext:value-type="float">
            <text:p>99206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VENIDA VEREADOR JUAREZ RIOS 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630" calcext:value-type="float">
            <text:p>99206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LINS (PRQ JABOTICABEIRA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640" calcext:value-type="float">
            <text:p>992064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CORUNHA (PRQ JABOTICAB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650" calcext:value-type="float">
            <text:p>992065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ORENSE (PRQ JABOTICABEIRAS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660" calcext:value-type="float">
            <text:p>992066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VERIN (PRQ GALÍCI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670" calcext:value-type="float">
            <text:p>992067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VIGO (PRQ GALÍCI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680" calcext:value-type="float">
            <text:p>99206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LAZA (PRQ GALÍCI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690" calcext:value-type="float">
            <text:p>992069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ALGADO DE CASTRO (PRQ GA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0700" calcext:value-type="float">
            <text:p>99207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HIGUEKI MATSUBA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710" calcext:value-type="float">
            <text:p>99207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VEREADOR GUSTAVO SONNEWEN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720" calcext:value-type="float">
            <text:p>99207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ALZ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0730" calcext:value-type="float">
            <text:p>99207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JOÃO PAULO 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000" calcext:value-type="float">
            <text:p>99210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VENIDA DAS NAÇÕES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003" calcext:value-type="float">
            <text:p>992100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VIELA SÃO SEBASTIÃO (JD NAÇÕ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005" calcext:value-type="float">
            <text:p>992100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MARINHO DE CARVALHO (VL M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010" calcext:value-type="float">
            <text:p>99210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OSLO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020" calcext:value-type="float">
            <text:p>99210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COLÔMBIA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028" calcext:value-type="float">
            <text:p>992102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ASSAGEM ESTADOS UNIDOS (N H E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029" calcext:value-type="float">
            <text:p>9921029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VESSA ESTADOS UNIDOS (N H E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030" calcext:value-type="float">
            <text:p>99210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ESTADOS UNIDOS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040" calcext:value-type="float">
            <text:p>992104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CANADÁ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050" calcext:value-type="float">
            <text:p>992105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ARGENTINA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070" calcext:value-type="float">
            <text:p>992107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BOLÍVIA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080" calcext:value-type="float">
            <text:p>99210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HAITI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090" calcext:value-type="float">
            <text:p>992109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CARACAS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100" calcext:value-type="float">
            <text:p>99211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QUITO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10" calcext:value-type="float">
            <text:p>99211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URUGUAI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130" calcext:value-type="float">
            <text:p>99211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EQUADOR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40" calcext:value-type="float">
            <text:p>992114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TÓQUIO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50" calcext:value-type="float">
            <text:p>992115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PERU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60" calcext:value-type="float">
            <text:p>992116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MÉXICO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70" calcext:value-type="float">
            <text:p>992117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CHILE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80" calcext:value-type="float">
            <text:p>99211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MOSCOU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82" calcext:value-type="float">
            <text:p>992118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VESSA PERU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183" calcext:value-type="float">
            <text:p>992118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VESSA URUGUAI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184" calcext:value-type="float">
            <text:p>992118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VESSA QUITO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21185" calcext:value-type="float">
            <text:p>992118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VESSA CUBA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86" calcext:value-type="float">
            <text:p>992118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VESSA CHILE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88" calcext:value-type="float">
            <text:p>992118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VESSA ARGENTINA (VL MULFOR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190" calcext:value-type="float">
            <text:p>992119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PEQUIM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200" calcext:value-type="float">
            <text:p>99212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RAÇA MÔNACO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210" calcext:value-type="float">
            <text:p>99212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MONTEVIDÉO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230" calcext:value-type="float">
            <text:p>99212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HAVANA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240" calcext:value-type="float">
            <text:p>992124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ONU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245" calcext:value-type="float">
            <text:p>992124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ROMA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250" calcext:value-type="float">
            <text:p>992125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NOVA YORQUE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270" calcext:value-type="float">
            <text:p>992127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ANTIAGO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280" calcext:value-type="float">
            <text:p>99212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HAYA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290" calcext:value-type="float">
            <text:p>992129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ATENAS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300" calcext:value-type="float">
            <text:p>99213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INTERNACIONAL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310" calcext:value-type="float">
            <text:p>99213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BUENOS AIRES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320" calcext:value-type="float">
            <text:p>99213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IDNEY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330" calcext:value-type="float">
            <text:p>99213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SUL AMÉRICA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340" calcext:value-type="float">
            <text:p>992134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LA PAZ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350" calcext:value-type="float">
            <text:p>992135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LISBOA (VL MULFORD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370" calcext:value-type="float">
            <text:p>992137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PANAMÁ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380" calcext:value-type="float">
            <text:p>99213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BERLIM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21390" calcext:value-type="float">
            <text:p>992139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ASSAGEM BERLIM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21400" calcext:value-type="float">
            <text:p>99214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VIENA (JD NAÇÕ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270" calcext:value-type="float">
            <text:p>993027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VENIDA PRESTES MA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280" calcext:value-type="float">
            <text:p>99302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JACUÍ (JD S J TADEU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290" calcext:value-type="float">
            <text:p>993029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GEMA (JD S J TADEU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330" calcext:value-type="float">
            <text:p>993033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ANTÔNIO PALOMBO (VL MARQUE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30340" calcext:value-type="float">
            <text:p>993034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JOSÉ BERTO (VL MARQUES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30345" calcext:value-type="float">
            <text:p>993034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BENEDITO ROQUE ALVES (VL 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350" calcext:value-type="float">
            <text:p>993035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POLÔNIA (VL MARQUES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450" calcext:value-type="float">
            <text:p>993045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VENIDA PARANAPANEMA (JD S J T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460" calcext:value-type="float">
            <text:p>993046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FERDINANDO DUCCA (JD V LÚC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470" calcext:value-type="float">
            <text:p>993047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JOSÉ CARNEIRO CAMPOS (JD V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30475" calcext:value-type="float">
            <text:p>993047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ASSAGEM VERA (JD V LÚCI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477" calcext:value-type="float">
            <text:p>993047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ASSAGEM DO CONJUNTO (JD V LÚC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0480" calcext:value-type="float">
            <text:p>99304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UA JOAQUIM JOSÉ FERREIRA (JD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1390" calcext:value-type="float">
            <text:p>993139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VENIDA LUIZ MEREND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31610" calcext:value-type="float">
            <text:p>99316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VENIDA LUIGI PAPAI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41201" calcext:value-type="float">
            <text:p>994120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ENIDA FÁBIO EDUARDO RAMOS 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41445" calcext:value-type="float">
            <text:p>994144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UA YAYÁ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41690" calcext:value-type="float">
            <text:p>994169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UA GOIÁ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41720" calcext:value-type="float">
            <text:p>994172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UA PERNAMBUC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41740" calcext:value-type="float">
            <text:p>994174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UA BAHI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41760" calcext:value-type="float">
            <text:p>994176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UA MINAS GERAI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42000" calcext:value-type="float">
            <text:p>99420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ENIDA ANTÔNIO PIRANG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42080" calcext:value-type="float">
            <text:p>994208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UA ALTINO ARANT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000" calcext:value-type="float">
            <text:p>995100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ANTÔNIO DIAS ADORN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002" calcext:value-type="float">
            <text:p>995100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v Dona Ruyce Ferraz Alvim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51010" calcext:value-type="float">
            <text:p>995101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BRUNO SPIN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020" calcext:value-type="float">
            <text:p>995102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AGOSTINHO BARBALH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030" calcext:value-type="float">
            <text:p>995103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DOMINGOS DE AZEV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040" calcext:value-type="float">
            <text:p>995104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SEBASTIÃO FERNANDES TOUR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050" calcext:value-type="float">
            <text:p>99510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ANTÔNIO DE AZEVE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060" calcext:value-type="float">
            <text:p>99510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SALVADOR CORREA DE SÁ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070" calcext:value-type="float">
            <text:p>995107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ANTÔNIO PÁDULA (VL ANA SOF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080" calcext:value-type="float">
            <text:p>995108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MANOEL DAMASCENO CARNEIR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100" calcext:value-type="float">
            <text:p>995110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ISAURA GUEDES (VL ANA SOF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110" calcext:value-type="float">
            <text:p>995111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VENIDA ALBERTO JAFET (VL ANA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51120" calcext:value-type="float">
            <text:p>995112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HUMBERTO MAROELLI DE MEND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140" calcext:value-type="float">
            <text:p>995114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ATAÍDE ROBERT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150" calcext:value-type="float">
            <text:p>99511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ISAO MATSUOKA (NH GOYOTIN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160" calcext:value-type="float">
            <text:p>99511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JOSÉ MASSON (VL GOYOTIN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170" calcext:value-type="float">
            <text:p>995117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JOSÉ MODESTO DE CARVALHO (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180" calcext:value-type="float">
            <text:p>995118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BELCHIOR DIAS MOREIRA (JD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190" calcext:value-type="float">
            <text:p>995119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NAOCHITI TANAKA (NH GOYO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200" calcext:value-type="float">
            <text:p>995120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OSVALDO DE OLIVEIRA (VL G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220" calcext:value-type="float">
            <text:p>995122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ROBERTO BADOLATO (VL GOYOT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225" calcext:value-type="float">
            <text:p>995122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IZAAC AIZEMBERG (VL GOYOT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230" calcext:value-type="float">
            <text:p>995123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RAÇA ENGENHEIRO HORÁCIO MESSI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51240" calcext:value-type="float">
            <text:p>995124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SOTOE SHIMIZU (VL GOYOTIN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260" calcext:value-type="float">
            <text:p>99512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VENIDA DONA IDA CERATI MAGRIN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270" calcext:value-type="float">
            <text:p>995127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GEORG REXROTH (VL PE ANCH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273" calcext:value-type="float">
            <text:p>995127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CLARICE LISPECTOR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275" calcext:value-type="float">
            <text:p>995127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ZÉLIA GATTAI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278" calcext:value-type="float">
            <text:p>995127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RACHEL DE QUEIROZ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280" calcext:value-type="float">
            <text:p>995128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PEDRO JOSÉ DE REZEN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300" calcext:value-type="float">
            <text:p>995130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MARIA HELENA (JD B VIST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310" calcext:value-type="float">
            <text:p>995131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MANOEL RAMOS DOMINGUES (SA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320" calcext:value-type="float">
            <text:p>995132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ATAULFO ALVES (SARA REGIN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330" calcext:value-type="float">
            <text:p>995133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MARIA LUIZA (JD B VIST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340" calcext:value-type="float">
            <text:p>995134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MARIA FLORINDA (JD B VIST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350" calcext:value-type="float">
            <text:p>99513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MARIA EMÍLIA (JD B VISTA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360" calcext:value-type="float">
            <text:p>99513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JOHANN KUZOLITZ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370" calcext:value-type="float">
            <text:p>995137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LEONARDO ALVES OLI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380" calcext:value-type="float">
            <text:p>995138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TUPINIMOS (JD TAMOI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390" calcext:value-type="float">
            <text:p>995139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CHAVANTES (SARA REGINA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00" calcext:value-type="float">
            <text:p>995140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TAPAXANAS (JD TAMOI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10" calcext:value-type="float">
            <text:p>995141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MARIA AMÉLI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20" calcext:value-type="float">
            <text:p>995142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DOS CARIRIS (JD TAMOI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30" calcext:value-type="float">
            <text:p>995143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DOS TABAJARA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440" calcext:value-type="float">
            <text:p>995144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DO CORREDOR (JD TAMOI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50" calcext:value-type="float">
            <text:p>99514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CARIJÓ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60" calcext:value-type="float">
            <text:p>99514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JÚLIO CAMPOS RODRIGU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65" calcext:value-type="float">
            <text:p>995146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VENIDA POR DO SOL (POR DO SOL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470" calcext:value-type="float">
            <text:p>995147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DANIEL NUNES DE CASTRO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475" calcext:value-type="float">
            <text:p>995147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NASCER DO SOL (POR DO SOL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80" calcext:value-type="float">
            <text:p>995148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BART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85" calcext:value-type="float">
            <text:p>995148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SOL NASCENTE (POR DO SOL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490" calcext:value-type="float">
            <text:p>995149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RAIO DE LUAR (POR DO SOL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95" calcext:value-type="float">
            <text:p>995149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RAIO DE SOL (POR DO SOL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96" calcext:value-type="float">
            <text:p>995149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PATRÍCIA GALVÃO (POR DO SO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97" calcext:value-type="float">
            <text:p>995149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ESTER MEDINA (POR DO SOL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498" calcext:value-type="float">
            <text:p>995149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SOL POENTE (POR DO SOL)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499" calcext:value-type="float">
            <text:p>995149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RAUL POMPÉIA (POR DO SOL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500" calcext:value-type="float">
            <text:p>995150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JOÃO MENDES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510" calcext:value-type="float">
            <text:p>995151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JOSÉ ROMÃO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520" calcext:value-type="float">
            <text:p>995152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CAIAPÓS (JD TAMOI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530" calcext:value-type="float">
            <text:p>995153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BAIBIRIS (JD TAMOIO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540" calcext:value-type="float">
            <text:p>995154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RAÇA RUI BARBOS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550" calcext:value-type="float">
            <text:p>99515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RAÇA BOM JESUS DE PIRAPORINH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560" calcext:value-type="float">
            <text:p>99515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DOS ESCUDEIROS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</table:table-row>
        <table:table-row table:style-name="ro2">
          <table:table-cell office:value-type="float" office:value="9951570" calcext:value-type="float">
            <text:p>995157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VENIDA JURUBATUBA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51580" calcext:value-type="float">
            <text:p>995158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MOINHO FABRINI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52205" calcext:value-type="float">
            <text:p>99522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ASA BRANCA (JD NORDESTE)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2">
          <table:table-cell office:value-type="float" office:value="9952208" calcext:value-type="float">
            <text:p>995220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UA PATATIVA (JD NORDESTE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61210" calcext:value-type="float">
            <text:p>996121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UA TOMÉ DE SOUZA (JD PIRAPORI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61350" calcext:value-type="float">
            <text:p>996135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ENIDA CASA GRAND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61390" calcext:value-type="float">
            <text:p>996139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ENIDA FUNDIBEM (JD C GRANDE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61400" calcext:value-type="float">
            <text:p>99614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ENIDA PRESIDENTE COSTA E SIL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61540" calcext:value-type="float">
            <text:p>996154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 Dona Ruyce Ferraz Alv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61550" calcext:value-type="float">
            <text:p>996155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 Ferraz Alv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61730" calcext:value-type="float">
            <text:p>996173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UA RIO DE JANEIRO (JD RUYCE)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80025" calcext:value-type="float">
            <text:p>998002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 Ferraz Alv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>
          <table:table-cell office:value-type="float" office:value="9981360" calcext:value-type="float">
            <text:p>998136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v Dona Ruyce Ferraz Alvim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2" table:number-rows-repeated="125">
          <table:table-cell table:style-name="ce2"/>
          <table:table-cell table:style-name="ce4" table:number-columns-repeated="3"/>
          <table:table-cell table:style-name="ce7"/>
          <table:table-cell table:style-name="ce4"/>
        </table:table-row>
        <table:table-row table:style-name="ro2" table:number-rows-repeated="1045912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Planilha1.E1:Planilha1.E1048576">
            <calcext:condition calcext:apply-style-name="ConditionalStyle_5" calcext:value="=999" calcext:base-cell-address="Planilha1.E1"/>
            <calcext:condition calcext:apply-style-name="ConditionalStyle_6" calcext:value="=99999" calcext:base-cell-address="Planilha1.E1"/>
            <calcext:condition calcext:apply-style-name="ConditionalStyle_7" calcext:value="=9999" calcext:base-cell-address="Planilha1.E1"/>
          </calcext:conditional-format>
          <calcext:conditional-format calcext:target-range-address="Planilha1.A1:Planilha1.A1048576">
            <calcext:condition calcext:apply-style-name="ConditionalStyle_8" calcext:value="duplicate" calcext:base-cell-address="Planilh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7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137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13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1T07:58:27.527913200</meta:creation-date>
    <dc:date>2025-05-31T07:59:12.383782500</dc:date>
    <meta:editing-duration>PT45S</meta:editing-duration>
    <meta:editing-cycles>1</meta:editing-cycles>
    <meta:document-statistic meta:table-count="1" meta:cell-count="12692" meta:object-count="0"/>
    <meta:generator>LibreOffice/25.2.2.2$Windows_X86_64 LibreOffice_project/7370d4be9e3cf6031a51beef54ff3bda878e3fac</meta:generator>
  </office:meta>
</office:document-meta>
</file>